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271cm"/>
    </style:style>
    <style:style style:name="co2" style:family="table-column">
      <style:table-column-properties fo:break-before="auto" style:column-width="2.722cm"/>
    </style:style>
    <style:style style:name="co3" style:family="table-column">
      <style:table-column-properties fo:break-before="auto" style:column-width="8.985cm"/>
    </style:style>
    <style:style style:name="co4" style:family="table-column">
      <style:table-column-properties fo:break-before="auto" style:column-width="9.585cm"/>
    </style:style>
    <style:style style:name="co5" style:family="table-column">
      <style:table-column-properties fo:break-before="auto" style:column-width="2.258cm"/>
    </style:style>
    <style:style style:name="co6" style:family="table-column">
      <style:table-column-properties fo:break-before="auto" style:column-width="15.6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0">
      <style:table-cell-properties fo:wrap-option="wrap" style:vertical-align="top"/>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Default"/>
        <table:table-column table:style-name="co6" table:default-cell-style-name="Default"/>
        <table:table-row table:style-name="ro1">
          <table:table-cell table:style-name="ce1" office:value-type="string" calcext:value-type="string">
            <text:p>QEvent::None</text:p>
          </table:table-cell>
          <table:table-cell table:style-name="ce1" office:value-type="float" office:value="0" calcext:value-type="float">
            <text:p>0</text:p>
          </table:table-cell>
          <table:table-cell table:style-name="ce1" office:value-type="string" calcext:value-type="string">
            <text:p>Not an event.</text:p>
          </table:table-cell>
          <table:table-cell table:formula="of:=IF(LEN([.A1]) =0;&quot;&quot;;COM.MICROSOFT.CONCAT(&quot;case &quot;;[.A1];&quot;: return &quot;&quot;&quot;; [.A1]; &quot;&quot;&quot;;&quot;))" office:value-type="string" office:string-value="case QEvent::None: return &quot;QEvent::None&quot;;" calcext:value-type="string">
            <text:p>case QEvent::None: return "QEvent::None";</text:p>
          </table:table-cell>
          <table:table-cell/>
          <table:table-cell table:style-name="ce2" table:formula="of:=COM.MICROSOFT.CONCAT([.D$1:.D$1048576])" office:value-type="string" office:string-value="case QEvent::None: return &quot;QEvent::None&quot;;case QEvent::ActionAdded: return &quot;QEvent::ActionAdded&quot;;case QEvent::ActionChanged: return &quot;QEvent::ActionChanged&quot;;case QEvent::ActionRemoved: return &quot;QEvent::ActionRemoved&quot;;case QEvent::ActivationChange: return &quot;QEvent::ActivationChange&quot;;case QEvent::ApplicationActivate: return &quot;QEvent::ApplicationActivate&quot;;case QEvent::ApplicationActivated: return &quot;QEvent::ApplicationActivated&quot;;case QEvent::ApplicationDeactivate: return &quot;QEvent::ApplicationDeactivate&quot;;case QEvent::ApplicationFontChange: return &quot;QEvent::ApplicationFontChange&quot;;case QEvent::ApplicationLayoutDirectionChange: return &quot;QEvent::ApplicationLayoutDirectionChange&quot;;case QEvent::ApplicationPaletteChange: return &quot;QEvent::ApplicationPaletteChange&quot;;case QEvent::ApplicationStateChange: return &quot;QEvent::ApplicationStateChange&quot;;case QEvent::ApplicationWindowIconChange: return &quot;QEvent::ApplicationWindowIconChange&quot;;case QEvent::ChildAdded: return &quot;QEvent::ChildAdded&quot;;case QEvent::ChildPolished: return &quot;QEvent::ChildPolished&quot;;case QEvent::ChildRemoved: return &quot;QEvent::ChildRemoved&quot;;case QEvent::Clipboard: return &quot;QEvent::Clipboard&quot;;case QEvent::Close: return &quot;QEvent::Close&quot;;case QEvent::CloseSoftwareInputPanel: return &quot;QEvent::CloseSoftwareInputPanel&quot;;case QEvent::ContentsRectChange: return &quot;QEvent::ContentsRectChange&quot;;case QEvent::ContextMenu: return &quot;QEvent::ContextMenu&quot;;case QEvent::CursorChange: return &quot;QEvent::CursorChange&quot;;case QEvent::DeferredDelete: return &quot;QEvent::DeferredDelete&quot;;case QEvent::DragEnter: return &quot;QEvent::DragEnter&quot;;case QEvent::DragLeave: return &quot;QEvent::DragLeave&quot;;case QEvent::DragMove: return &quot;QEvent::DragMove&quot;;case QEvent::Drop: return &quot;QEvent::Drop&quot;;case QEvent::DynamicPropertyChange: return &quot;QEvent::DynamicPropertyChange&quot;;case QEvent::EnabledChange: return &quot;QEvent::EnabledChange&quot;;case QEvent::Enter: return &quot;QEvent::Enter&quot;;case QEvent::EnterEditFocus: return &quot;QEvent::EnterEditFocus&quot;;case QEvent::EnterWhatsThisMode: return &quot;QEvent::EnterWhatsThisMode&quot;;case QEvent::Expose: return &quot;QEvent::Expose&quot;;case QEvent::FileOpen: return &quot;QEvent::FileOpen&quot;;case QEvent::FocusIn: return &quot;QEvent::FocusIn&quot;;case QEvent::FocusOut: return &quot;QEvent::FocusOut&quot;;case QEvent::FocusAboutToChange: return &quot;QEvent::FocusAboutToChange&quot;;case QEvent::FontChange: return &quot;QEvent::FontChange&quot;;case QEvent::Gesture: return &quot;QEvent::Gesture&quot;;case QEvent::GestureOverride: return &quot;QEvent::GestureOverride&quot;;case QEvent::GrabKeyboard: return &quot;QEvent::GrabKeyboard&quot;;case QEvent::GrabMouse: return &quot;QEvent::GrabMouse&quot;;case QEvent::GraphicsSceneContextMenu: return &quot;QEvent::GraphicsSceneContextMenu&quot;;case QEvent::GraphicsSceneDragEnter: return &quot;QEvent::GraphicsSceneDragEnter&quot;;case QEvent::GraphicsSceneDragLeave: return &quot;QEvent::GraphicsSceneDragLeave&quot;;case QEvent::GraphicsSceneDragMove: return &quot;QEvent::GraphicsSceneDragMove&quot;;case QEvent::GraphicsSceneDrop: return &quot;QEvent::GraphicsSceneDrop&quot;;case QEvent::GraphicsSceneHelp: return &quot;QEvent::GraphicsSceneHelp&quot;;case QEvent::GraphicsSceneHoverEnter: return &quot;QEvent::GraphicsSceneHoverEnter&quot;;case QEvent::GraphicsSceneHoverLeave: return &quot;QEvent::GraphicsSceneHoverLeave&quot;;case QEvent::GraphicsSceneHoverMove: return &quot;QEvent::GraphicsSceneHoverMove&quot;;case QEvent::GraphicsSceneMouseDoubleClick: return &quot;QEvent::GraphicsSceneMouseDoubleClick&quot;;case QEvent::GraphicsSceneMouseMove: return &quot;QEvent::GraphicsSceneMouseMove&quot;;case QEvent::GraphicsSceneMousePress: return &quot;QEvent::GraphicsSceneMousePress&quot;;case QEvent::GraphicsSceneMouseRelease: return &quot;QEvent::GraphicsSceneMouseRelease&quot;;case QEvent::GraphicsSceneMove: return &quot;QEvent::GraphicsSceneMove&quot;;case QEvent::GraphicsSceneResize: return &quot;QEvent::GraphicsSceneResize&quot;;case QEvent::GraphicsSceneWheel: return &quot;QEvent::GraphicsSceneWheel&quot;;case QEvent::Hide: return &quot;QEvent::Hide&quot;;case QEvent::HideToParent: return &quot;QEvent::HideToParent&quot;;case QEvent::HoverEnter: return &quot;QEvent::HoverEnter&quot;;case QEvent::HoverLeave: return &quot;QEvent::HoverLeave&quot;;case QEvent::HoverMove: return &quot;QEvent::HoverMove&quot;;case QEvent::IconDrag: return &quot;QEvent::IconDrag&quot;;case QEvent::IconTextChange: return &quot;QEvent::IconTextChange&quot;;case QEvent::InputMethod: return &quot;QEvent::InputMethod&quot;;case QEvent::InputMethodQuery: return &quot;QEvent::InputMethodQuery&quot;;case QEvent::KeyboardLayoutChange: return &quot;QEvent::KeyboardLayoutChange&quot;;case QEvent::KeyPress: return &quot;QEvent::KeyPress&quot;;case QEvent::KeyRelease: return &quot;QEvent::KeyRelease&quot;;case QEvent::LanguageChange: return &quot;QEvent::LanguageChange&quot;;case QEvent::LayoutDirectionChange: return &quot;QEvent::LayoutDirectionChange&quot;;case QEvent::LayoutRequest: return &quot;QEvent::LayoutRequest&quot;;case QEvent::Leave: return &quot;QEvent::Leave&quot;;case QEvent::LeaveEditFocus: return &quot;QEvent::LeaveEditFocus&quot;;case QEvent::LeaveWhatsThisMode: return &quot;QEvent::LeaveWhatsThisMode&quot;;case QEvent::LocaleChange: return &quot;QEvent::LocaleChange&quot;;case QEvent::NonClientAreaMouseButtonDblClick: return &quot;QEvent::NonClientAreaMouseButtonDblClick&quot;;case QEvent::NonClientAreaMouseButtonPress: return &quot;QEvent::NonClientAreaMouseButtonPress&quot;;case QEvent::NonClientAreaMouseButtonRelease: return &quot;QEvent::NonClientAreaMouseButtonRelease&quot;;case QEvent::NonClientAreaMouseMove: return &quot;QEvent::NonClientAreaMouseMove&quot;;case QEvent::MacSizeChange: return &quot;QEvent::MacSizeChange&quot;;case QEvent::MetaCall: return &quot;QEvent::MetaCall&quot;;case QEvent::ModifiedChange: return &quot;QEvent::ModifiedChange&quot;;case QEvent::MouseButtonDblClick: return &quot;QEvent::MouseButtonDblClick&quot;;case QEvent::MouseButtonPress: return &quot;QEvent::MouseButtonPress&quot;;case QEvent::MouseButtonRelease: return &quot;QEvent::MouseButtonRelease&quot;;case QEvent::MouseMove: return &quot;QEvent::MouseMove&quot;;case QEvent::MouseTrackingChange: return &quot;QEvent::MouseTrackingChange&quot;;case QEvent::Move: return &quot;QEvent::Move&quot;;case QEvent::NativeGesture: return &quot;QEvent::NativeGesture&quot;;case QEvent::OrientationChange: return &quot;QEvent::OrientationChange&quot;;case QEvent::Paint: return &quot;QEvent::Paint&quot;;case QEvent::PaletteChange: return &quot;QEvent::PaletteChange&quot;;case QEvent::ParentAboutToChange: return &quot;QEvent::ParentAboutToChange&quot;;case QEvent::ParentChange: return &quot;QEvent::ParentChange&quot;;case QEvent::PlatformPanel: return &quot;QEvent::PlatformPanel&quot;;case QEvent::PlatformSurface: return &quot;QEvent::PlatformSurface&quot;;case QEvent::Polish: return &quot;QEvent::Polish&quot;;case QEvent::PolishRequest: return &quot;QEvent::PolishRequest&quot;;case QEvent::QueryWhatsThis: return &quot;QEvent::QueryWhatsThis&quot;;case QEvent::ReadOnlyChange: return &quot;QEvent::ReadOnlyChange&quot;;case QEvent::RequestSoftwareInputPanel: return &quot;QEvent::RequestSoftwareInputPanel&quot;;case QEvent::Resize: return &quot;QEvent::Resize&quot;;case QEvent::ScrollPrepare: return &quot;QEvent::ScrollPrepare&quot;;case QEvent::Scroll: return &quot;QEvent::Scroll&quot;;case QEvent::Shortcut: return &quot;QEvent::Shortcut&quot;;case QEvent::ShortcutOverride: return &quot;QEvent::ShortcutOverride&quot;;case QEvent::Show: return &quot;QEvent::Show&quot;;case QEvent::ShowToParent: return &quot;QEvent::ShowToParent&quot;;case QEvent::SockAct: return &quot;QEvent::SockAct&quot;;case QEvent::StateMachineSignal: return &quot;QEvent::StateMachineSignal&quot;;case QEvent::StateMachineWrapped: return &quot;QEvent::StateMachineWrapped&quot;;case QEvent::StatusTip: return &quot;QEvent::StatusTip&quot;;case QEvent::StyleChange: return &quot;QEvent::StyleChange&quot;;case QEvent::TabletMove: return &quot;QEvent::TabletMove&quot;;case QEvent::TabletPress: return &quot;QEvent::TabletPress&quot;;case QEvent::TabletRelease: return &quot;QEvent::TabletRelease&quot;;case QEvent::TabletEnterProximity: return &quot;QEvent::TabletEnterProximity&quot;;case QEvent::TabletLeaveProximity: return &quot;QEvent::TabletLeaveProximity&quot;;case QEvent::TabletTrackingChange: return &quot;QEvent::TabletTrackingChange&quot;;case QEvent::ThreadChange: return &quot;QEvent::ThreadChange&quot;;case QEvent::Timer: return &quot;QEvent::Timer&quot;;case QEvent::ToolBarChange: return &quot;QEvent::ToolBarChange&quot;;case QEvent::ToolTip: return &quot;QEvent::ToolTip&quot;;case QEvent::ToolTipChange: return &quot;QEvent::ToolTipChange&quot;;case QEvent::TouchBegin: return &quot;QEvent::TouchBegin&quot;;case QEvent::TouchCancel: return &quot;QEvent::TouchCancel&quot;;case QEvent::TouchEnd: return &quot;QEvent::TouchEnd&quot;;case QEvent::TouchUpdate: return &quot;QEvent::TouchUpdate&quot;;case QEvent::UngrabKeyboard: return &quot;QEvent::UngrabKeyboard&quot;;case QEvent::UngrabMouse: return &quot;QEvent::UngrabMouse&quot;;case QEvent::UpdateLater: return &quot;QEvent::UpdateLater&quot;;case QEvent::UpdateRequest: return &quot;QEvent::UpdateRequest&quot;;case QEvent::WhatsThis: return &quot;QEvent::WhatsThis&quot;;case QEvent::WhatsThisClicked: return &quot;QEvent::WhatsThisClicked&quot;;case QEvent::Wheel: return &quot;QEvent::Wheel&quot;;case QEvent::WinEventAct: return &quot;QEvent::WinEventAct&quot;;case QEvent::WindowActivate: return &quot;QEvent::WindowActivate&quot;;case QEvent::WindowBlocked: return &quot;QEvent::WindowBlocked&quot;;case QEvent::WindowDeactivate: return &quot;QEvent::WindowDeactivate&quot;;case QEvent::WindowIconChange: return &quot;QEvent::WindowIconChange&quot;;case QEvent::WindowStateChange: return &quot;QEvent::WindowStateChange&quot;;case QEvent::WindowTitleChange: return &quot;QEvent::WindowTitleChange&quot;;case QEvent::WindowUnblocked: return &quot;QEvent::WindowUnblocked&quot;;case QEvent::WinIdChange: return &quot;QEvent::WinIdChange&quot;;case QEvent::ZOrderChange: return &quot;QEvent::ZOrderChange&quot;;case QEvent::Create: return &quot;QEvent::Create&quot;;case QEvent::Destroy: return &quot;QEvent::Destroy&quot;;case QEvent::Quit: return &quot;QEvent::Quit&quot;;case QEvent::Speech: return &quot;QEvent::Speech&quot;;case QEvent::DragResponse: return &quot;QEvent::DragResponse&quot;;case QEvent::ShowWindowRequest: return &quot;QEvent::ShowWindowRequest&quot;;case QEvent::EmbeddingControl: return &quot;QEvent::EmbeddingControl&quot;;case QEvent::ActivateControl: return &quot;QEvent::ActivateControl&quot;;case QEvent::DeactivateControl: return &quot;QEvent::DeactivateControl&quot;;case QEvent::Style: return &quot;QEvent::Style&quot;;case QEvent::OkRequest: return &quot;QEvent::OkRequest&quot;;case QEvent::HelpRequest: return &quot;QEvent::HelpRequest&quot;;case QEvent::AcceptDropsChange: return &quot;QEvent::AcceptDropsChange&quot;;case QEvent::ZeroTimerEvent: return &quot;QEvent::ZeroTimerEvent&quot;;case QEvent::MacGLWindowChange: return &quot;QEvent::MacGLWindowChange&quot;;case QEvent::FutureCallOut: return &quot;QEvent::FutureCallOut&quot;;case QEvent::NetworkReplyUpdated: return &quot;QEvent::NetworkReplyUpdated&quot;;case QEvent::MacGLClearDrawable: return &quot;QEvent::MacGLClearDrawable&quot;;case QEvent::ThemeChange: return &quot;QEvent::ThemeChange&quot;;case QEvent::SockClose: return &quot;QEvent::SockClose&quot;;case QEvent::StyleAnimationUpdate: return &quot;QEvent::StyleAnimationUpdate&quot;;case QEvent::WindowChangeInternal: return &quot;QEvent::WindowChangeInternal&quot;;case QEvent::ScreenChangeInternal: return &quot;QEvent::ScreenChangeInternal&quot;;case QEvent::Pointer: return &quot;QEvent::Pointer&quot;;case QEvent::User: return &quot;QEvent::User&quot;;case QEvent::MaxUser: return &quot;QEvent::MaxUser&quot;;" calcext:value-type="string" table:number-columns-spanned="1" table:number-rows-spanned="208">
            <text:p>case QEvent::None: return "QEvent::None";case QEvent::ActionAdded: return "QEvent::ActionAdded";case QEvent::ActionChanged: return "QEvent::ActionChanged";case QEvent::ActionRemoved: return "QEvent::ActionRemoved";case QEvent::ActivationChange: return "QEvent::ActivationChange";case QEvent::ApplicationActivate: return "QEvent::ApplicationActivate";case QEvent::ApplicationActivated: return "QEvent::ApplicationActivated";case QEvent::ApplicationDeactivate: return "QEvent::ApplicationDeactivate";case QEvent::ApplicationFontChange: return "QEvent::ApplicationFontChange";case QEvent::ApplicationLayoutDirectionChange: return "QEvent::ApplicationLayoutDirectionChange";case QEvent::ApplicationPaletteChange: return "QEvent::ApplicationPaletteChange";case QEvent::ApplicationStateChange: return "QEvent::ApplicationStateChange";case QEvent::ApplicationWindowIconChange: return "QEvent::ApplicationWindowIconChange";case QEvent::ChildAdded: return "QEvent::ChildAdded";case QEvent::ChildPolished: return "QEvent::ChildPolished";case QEvent::ChildRemoved: return "QEvent::ChildRemoved";case QEvent::Clipboard: return "QEvent::Clipboard";case QEvent::Close: return "QEvent::Close";case QEvent::CloseSoftwareInputPanel: return "QEvent::CloseSoftwareInputPanel";case QEvent::ContentsRectChange: return "QEvent::ContentsRectChange";case QEvent::ContextMenu: return "QEvent::ContextMenu";case QEvent::CursorChange: return "QEvent::CursorChange";case QEvent::DeferredDelete: return "QEvent::DeferredDelete";case QEvent::DragEnter: return "QEvent::DragEnter";case QEvent::DragLeave: return "QEvent::DragLeave";case QEvent::DragMove: return "QEvent::DragMove";case QEvent::Drop: return "QEvent::Drop";case QEvent::DynamicPropertyChange: return "QEvent::DynamicPropertyChange";case QEvent::EnabledChange: return "QEvent::EnabledChange";case QEvent::Enter: return "QEvent::Enter";case QEvent::EnterEditFocus: return "QEvent::EnterEditFocus";case QEvent::EnterWhatsThisMode: return "QEvent::EnterWhatsThisMode";case QEvent::Expose: return "QEvent::Expose";case QEvent::FileOpen: return "QEvent::FileOpen";case QEvent::FocusIn: return "QEvent::FocusIn";case QEvent::FocusOut: return "QEvent::FocusOut";case QEvent::FocusAboutToChange: return "QEvent::FocusAboutToChange";case QEvent::FontChange: return "QEvent::FontChange";case QEvent::Gesture: return "QEvent::Gesture";case QEvent::GestureOverride: return "QEvent::GestureOverride";case QEvent::GrabKeyboard: return "QEvent::GrabKeyboard";case QEvent::GrabMouse: return "QEvent::GrabMouse";case QEvent::GraphicsSceneContextMenu: return "QEvent::GraphicsSceneContextMenu";case QEvent::GraphicsSceneDragEnter: return "QEvent::GraphicsSceneDragEnter";case QEvent::GraphicsSceneDragLeave: return "QEvent::GraphicsSceneDragLeave";case QEvent::GraphicsSceneDragMove: return "QEvent::GraphicsSceneDragMove";case QEvent::GraphicsSceneDrop: return "QEvent::GraphicsSceneDrop";case QEvent::GraphicsSceneHelp: return "QEvent::GraphicsSceneHelp";case QEvent::GraphicsSceneHoverEnter: return "QEvent::GraphicsSceneHoverEnter";case QEvent::GraphicsSceneHoverLeave: return "QEvent::GraphicsSceneHoverLeave";case QEvent::GraphicsSceneHoverMove: return "QEvent::GraphicsSceneHoverMove";case QEvent::GraphicsSceneMouseDoubleClick: return "QEvent::GraphicsSceneMouseDoubleClick";case QEvent::GraphicsSceneMouseMove: return "QEvent::GraphicsSceneMouseMove";case QEvent::GraphicsSceneMousePress: return "QEvent::GraphicsSceneMousePress";case QEvent::GraphicsSceneMouseRelease: return "QEvent::GraphicsSceneMouseRelease";case QEvent::GraphicsSceneMove: return "QEvent::GraphicsSceneMove";case QEvent::GraphicsSceneResize: return "QEvent::GraphicsSceneResize";case QEvent::GraphicsSceneWheel: return "QEvent::GraphicsSceneWheel";case QEvent::Hide: return "QEvent::Hide";case QEvent::HideToParent: return "QEvent::HideToParent";case QEvent::HoverEnter: return "QEvent::HoverEnter";case QEvent::HoverLeave: return "QEvent::HoverLeave";case QEvent::HoverMove: return "QEvent::HoverMove";case QEvent::IconDrag: return "QEvent::IconDrag";case QEvent::IconTextChange: return "QEvent::IconTextChange";case QEvent::InputMethod: return "QEvent::InputMethod";case QEvent::InputMethodQuery: return "QEvent::InputMethodQuery";case QEvent::KeyboardLayoutChange: return "QEvent::KeyboardLayoutChange";case QEvent::KeyPress: return "QEvent::KeyPress";case QEvent::KeyRelease: return "QEvent::KeyRelease";case QEvent::LanguageChange: return "QEvent::LanguageChange";case QEvent::LayoutDirectionChange: return "QEvent::LayoutDirectionChange";case QEvent::LayoutRequest: return "QEvent::LayoutRequest";case QEvent::Leave: return "QEvent::Leave";case QEvent::LeaveEditFocus: return "QEvent::LeaveEditFocus";case QEvent::LeaveWhatsThisMode: return "QEvent::LeaveWhatsThisMode";case QEvent::LocaleChange: return "QEvent::LocaleChange";case QEvent::NonClientAreaMouseButtonDblClick: return "QEvent::NonClientAreaMouseButtonDblClick";case QEvent::NonClientAreaMouseButtonPress: return "QEvent::NonClientAreaMouseButtonPress";case QEvent::NonClientAreaMouseButtonRelease: return "QEvent::NonClientAreaMouseButtonRelease";case QEvent::NonClientAreaMouseMove: return "QEvent::NonClientAreaMouseMove";case QEvent::MacSizeChange: return "QEvent::MacSizeChange";case QEvent::MetaCall: return "QEvent::MetaCall";case QEvent::ModifiedChange: return "QEvent::ModifiedChange";case QEvent::MouseButtonDblClick: return "QEvent::MouseButtonDblClick";case QEvent::MouseButtonPress: return "QEvent::MouseButtonPress";case QEvent::MouseButtonRelease: return "QEvent::MouseButtonRelease";case QEvent::MouseMove: return "QEvent::MouseMove";case QEvent::MouseTrackingChange: return "QEvent::MouseTrackingChange";case QEvent::Move: return "QEvent::Move";case QEvent::NativeGesture: return "QEvent::NativeGesture";case QEvent::OrientationChange: return "QEvent::OrientationChange";case QEvent::Paint: return "QEvent::Paint";case QEvent::PaletteChange: return "QEvent::PaletteChange";case QEvent::ParentAboutToChange: return "QEvent::ParentAboutToChange";case QEvent::ParentChange: return "QEvent::ParentChange";case QEvent::PlatformPanel: return "QEvent::PlatformPanel";case QEvent::PlatformSurface: return "QEvent::PlatformSurface";case QEvent::Polish: return "QEvent::Polish";case QEvent::PolishRequest: return "QEvent::PolishRequest";case QEvent::QueryWhatsThis: return "QEvent::QueryWhatsThis";case QEvent::ReadOnlyChange: return "QEvent::ReadOnlyChange";case QEvent::RequestSoftwareInputPanel: return "QEvent::RequestSoftwareInputPanel";case QEvent::Resize: return "QEvent::Resize";case QEvent::ScrollPrepare: return "QEvent::ScrollPrepare";case QEvent::Scroll: return "QEvent::Scroll";case QEvent::Shortcut: return "QEvent::Shortcut";case QEvent::ShortcutOverride: return "QEvent::ShortcutOverride";case QEvent::Show: return "QEvent::Show";case QEvent::ShowToParent: return "QEvent::ShowToParent";case QEvent::SockAct: return "QEvent::SockAct";case QEvent::StateMachineSignal: return "QEvent::StateMachineSignal";case QEvent::StateMachineWrapped: return "QEvent::StateMachineWrapped";case QEvent::StatusTip: return "QEvent::StatusTip";case QEvent::StyleChange: return "QEvent::StyleChange";case QEvent::TabletMove: return "QEvent::TabletMove";case QEvent::TabletPress: return "QEvent::TabletPress";case QEvent::TabletRelease: return "QEvent::TabletRelease";case QEvent::TabletEnterProximity: return "QEvent::TabletEnterProximity";case QEvent::TabletLeaveProximity: return "QEvent::TabletLeaveProximity";case QEvent::TabletTrackingChange: return "QEvent::TabletTrackingChange";case QEvent::ThreadChange: return "QEvent::ThreadChange";case QEvent::Timer: return "QEvent::Timer";case QEvent::ToolBarChange: return "QEvent::ToolBarChange";case QEvent::ToolTip: return "QEvent::ToolTip";case QEvent::ToolTipChange: return "QEvent::ToolTipChange";case QEvent::TouchBegin: return "QEvent::TouchBegin";case QEvent::TouchCancel: return "QEvent::TouchCancel";case QEvent::TouchEnd: return "QEvent::TouchEnd";case QEvent::TouchUpdate: return "QEvent::TouchUpdate";case QEvent::UngrabKeyboard: return "QEvent::UngrabKeyboard";case QEvent::UngrabMouse: return "QEvent::UngrabMouse";case QEvent::UpdateLater: return "QEvent::UpdateLater";case QEvent::UpdateRequest: return "QEvent::UpdateRequest";case QEvent::WhatsThis: return "QEvent::WhatsThis";case QEvent::WhatsThisClicked: return "QEvent::WhatsThisClicked";case QEvent::Wheel: return "QEvent::Wheel";case QEvent::WinEventAct: return "QEvent::WinEventAct";case QEvent::WindowActivate: return "QEvent::WindowActivate";case QEvent::WindowBlocked: return "QEvent::WindowBlocked";case QEvent::WindowDeactivate: return "QEvent::WindowDeactivate";case QEvent::WindowIconChange: return "QEvent::WindowIconChange";case QEvent::WindowStateChange: return "QEvent::WindowStateChange";case QEvent::WindowTitleChange: return "QEvent::WindowTitleChange";case QEvent::WindowUnblocked: return "QEvent::WindowUnblocked";case QEvent::WinIdChange: return "QEvent::WinIdChange";case QEvent::ZOrderChange: return "QEvent::ZOrderChange";case QEvent::Create: return "QEvent::Create";case QEvent::Destroy: return "QEvent::Destroy";case QEvent::Quit: return "QEvent::Quit";case QEvent::Speech: return "QEvent::Speech";case QEvent::DragResponse: return "QEvent::DragResponse";case QEvent::ShowWindowRequest: return "QEvent::ShowWindowRequest";case QEvent::EmbeddingControl: return "QEvent::EmbeddingControl";case QEvent::ActivateControl: return "QEvent::ActivateControl";case QEvent::DeactivateControl: return "QEvent::DeactivateControl";case QEvent::Style: return "QEvent::Style";case QEvent::OkRequest: return "QEvent::OkRequest";case QEvent::HelpRequest: return "QEvent::HelpRequest";case QEvent::AcceptDropsChange: return "QEvent::AcceptDropsChange";case QEvent::ZeroTimerEvent: return "QEvent::ZeroTimerEvent";case QEvent::MacGLWindowChange: return "QEvent::MacGLWindowChange";case QEvent::FutureCallOut: return "QEvent::FutureCallOut";case QEvent::NetworkReplyUpdated: return "QEvent::NetworkReplyUpdated";case QEvent::MacGLClearDrawable: return "QEvent::MacGLClearDrawable";case QEvent::ThemeChange: return "QEvent::ThemeChange";case QEvent::SockClose: return "QEvent::SockClose";case QEvent::StyleAnimationUpdate: return "QEvent::StyleAnimationUpdate";case QEvent::WindowChangeInternal: return "QEvent::WindowChangeInternal";case QEvent::ScreenChangeInternal: return "QEvent::ScreenChangeInternal";case QEvent::Pointer: return "QEvent::Pointer";case QEvent::User: return "QEvent::User";case QEvent::MaxUser: return "QEvent::MaxUser";</text:p>
          </table:table-cell>
        </table:table-row>
        <table:table-row table:style-name="ro1">
          <table:table-cell table:style-name="ce1" office:value-type="string" calcext:value-type="string">
            <text:p>QEvent::ActionAdded</text:p>
          </table:table-cell>
          <table:table-cell table:style-name="ce1" office:value-type="float" office:value="114" calcext:value-type="float">
            <text:p>114</text:p>
          </table:table-cell>
          <table:table-cell table:style-name="ce1" office:value-type="string" calcext:value-type="string">
            <text:p>A new action has been added (<text:a xlink:href="https://doc.qt.io/qt-5/qactionevent.html" xlink:type="simple">QActionEvent</text:a>).</text:p>
          </table:table-cell>
          <table:table-cell table:formula="of:=IF(LEN([.A2]) =0;&quot;&quot;;COM.MICROSOFT.CONCAT(&quot;case &quot;;[.A2];&quot;: return &quot;&quot;&quot;; [.A2]; &quot;&quot;&quot;;&quot;))" office:value-type="string" office:string-value="case QEvent::ActionAdded: return &quot;QEvent::ActionAdded&quot;;" calcext:value-type="string">
            <text:p>case QEvent::ActionAdded: return "QEvent::ActionAdded";</text:p>
          </table:table-cell>
          <table:table-cell/>
          <table:covered-table-cell/>
        </table:table-row>
        <table:table-row table:style-name="ro2">
          <table:table-cell table:style-name="ce1" office:value-type="string" calcext:value-type="string">
            <text:p>QEvent::ActionChanged</text:p>
          </table:table-cell>
          <table:table-cell table:style-name="ce1" office:value-type="float" office:value="113" calcext:value-type="float">
            <text:p>113</text:p>
          </table:table-cell>
          <table:table-cell table:style-name="ce1" office:value-type="string" calcext:value-type="string">
            <text:p>An action has been changed (<text:a xlink:href="https://doc.qt.io/qt-5/qactionevent.html" xlink:type="simple">QActionEvent</text:a>).</text:p>
          </table:table-cell>
          <table:table-cell table:formula="of:=IF(LEN([.A3]) =0;&quot;&quot;;COM.MICROSOFT.CONCAT(&quot;case &quot;;[.A3];&quot;: return &quot;&quot;&quot;; [.A3]; &quot;&quot;&quot;;&quot;))" office:value-type="string" office:string-value="case QEvent::ActionChanged: return &quot;QEvent::ActionChanged&quot;;" calcext:value-type="string">
            <text:p>case QEvent::ActionChanged: return "QEvent::ActionChanged";</text:p>
          </table:table-cell>
          <table:table-cell/>
          <table:covered-table-cell/>
        </table:table-row>
        <table:table-row table:style-name="ro2">
          <table:table-cell table:style-name="ce1" office:value-type="string" calcext:value-type="string">
            <text:p>QEvent::ActionRemoved</text:p>
          </table:table-cell>
          <table:table-cell table:style-name="ce1" office:value-type="float" office:value="115" calcext:value-type="float">
            <text:p>115</text:p>
          </table:table-cell>
          <table:table-cell table:style-name="ce1" office:value-type="string" calcext:value-type="string">
            <text:p>An action has been removed (<text:a xlink:href="https://doc.qt.io/qt-5/qactionevent.html" xlink:type="simple">QActionEvent</text:a>).</text:p>
          </table:table-cell>
          <table:table-cell table:formula="of:=IF(LEN([.A4]) =0;&quot;&quot;;COM.MICROSOFT.CONCAT(&quot;case &quot;;[.A4];&quot;: return &quot;&quot;&quot;; [.A4]; &quot;&quot;&quot;;&quot;))" office:value-type="string" office:string-value="case QEvent::ActionRemoved: return &quot;QEvent::ActionRemoved&quot;;" calcext:value-type="string">
            <text:p>case QEvent::ActionRemoved: return "QEvent::ActionRemoved";</text:p>
          </table:table-cell>
          <table:table-cell/>
          <table:covered-table-cell/>
        </table:table-row>
        <table:table-row table:style-name="ro2">
          <table:table-cell table:style-name="ce1" office:value-type="string" calcext:value-type="string">
            <text:p>QEvent::ActivationChange</text:p>
          </table:table-cell>
          <table:table-cell table:style-name="ce1" office:value-type="float" office:value="99" calcext:value-type="float">
            <text:p>99</text:p>
          </table:table-cell>
          <table:table-cell table:style-name="ce1" office:value-type="string" calcext:value-type="string">
            <text:p>A widget's top-level window activation state has changed.</text:p>
          </table:table-cell>
          <table:table-cell table:formula="of:=IF(LEN([.A5]) =0;&quot;&quot;;COM.MICROSOFT.CONCAT(&quot;case &quot;;[.A5];&quot;: return &quot;&quot;&quot;; [.A5]; &quot;&quot;&quot;;&quot;))" office:value-type="string" office:string-value="case QEvent::ActivationChange: return &quot;QEvent::ActivationChange&quot;;" calcext:value-type="string">
            <text:p>case QEvent::ActivationChange: return "QEvent::ActivationChange";</text:p>
          </table:table-cell>
          <table:table-cell/>
          <table:covered-table-cell/>
        </table:table-row>
        <table:table-row table:style-name="ro2">
          <table:table-cell table:style-name="ce1" office:value-type="string" calcext:value-type="string">
            <text:p>QEvent::ApplicationActivate</text:p>
          </table:table-cell>
          <table:table-cell table:style-name="ce1" office:value-type="float" office:value="121" calcext:value-type="float">
            <text:p>121</text:p>
          </table:table-cell>
          <table:table-cell table:style-name="ce1" office:value-type="string" calcext:value-type="string">
            <text:p>This enum has been deprecated. Use ApplicationStateChange instead.</text:p>
          </table:table-cell>
          <table:table-cell table:formula="of:=IF(LEN([.A6]) =0;&quot;&quot;;COM.MICROSOFT.CONCAT(&quot;case &quot;;[.A6];&quot;: return &quot;&quot;&quot;; [.A6]; &quot;&quot;&quot;;&quot;))" office:value-type="string" office:string-value="case QEvent::ApplicationActivate: return &quot;QEvent::ApplicationActivate&quot;;" calcext:value-type="string">
            <text:p>case QEvent::ApplicationActivate: return "QEvent::ApplicationActivate";</text:p>
          </table:table-cell>
          <table:table-cell/>
          <table:covered-table-cell/>
        </table:table-row>
        <table:table-row table:style-name="ro2">
          <table:table-cell table:style-name="ce1" office:value-type="string" calcext:value-type="string">
            <text:p>QEvent::ApplicationActivated</text:p>
          </table:table-cell>
          <table:table-cell table:style-name="ce1" office:value-type="string" calcext:value-type="string">
            <text:p>ApplicationActivate</text:p>
          </table:table-cell>
          <table:table-cell table:style-name="ce1" office:value-type="string" calcext:value-type="string">
            <text:p>This enum has been deprecated. Use ApplicationStateChange instead.</text:p>
          </table:table-cell>
          <table:table-cell table:formula="of:=IF(LEN([.A7]) =0;&quot;&quot;;COM.MICROSOFT.CONCAT(&quot;case &quot;;[.A7];&quot;: return &quot;&quot;&quot;; [.A7]; &quot;&quot;&quot;;&quot;))" office:value-type="string" office:string-value="case QEvent::ApplicationActivated: return &quot;QEvent::ApplicationActivated&quot;;" calcext:value-type="string">
            <text:p>case QEvent::ApplicationActivated: return "QEvent::ApplicationActivated";</text:p>
          </table:table-cell>
          <table:table-cell/>
          <table:covered-table-cell/>
        </table:table-row>
        <table:table-row table:style-name="ro2">
          <table:table-cell table:style-name="ce1" office:value-type="string" calcext:value-type="string">
            <text:p>QEvent::ApplicationDeactivate</text:p>
          </table:table-cell>
          <table:table-cell table:style-name="ce1" office:value-type="float" office:value="122" calcext:value-type="float">
            <text:p>122</text:p>
          </table:table-cell>
          <table:table-cell table:style-name="ce1" office:value-type="string" calcext:value-type="string">
            <text:p>This enum has been deprecated. Use ApplicationStateChange instead.</text:p>
          </table:table-cell>
          <table:table-cell table:formula="of:=IF(LEN([.A8]) =0;&quot;&quot;;COM.MICROSOFT.CONCAT(&quot;case &quot;;[.A8];&quot;: return &quot;&quot;&quot;; [.A8]; &quot;&quot;&quot;;&quot;))" office:value-type="string" office:string-value="case QEvent::ApplicationDeactivate: return &quot;QEvent::ApplicationDeactivate&quot;;" calcext:value-type="string">
            <text:p>case QEvent::ApplicationDeactivate: return "QEvent::ApplicationDeactivate";</text:p>
          </table:table-cell>
          <table:table-cell/>
          <table:covered-table-cell/>
        </table:table-row>
        <table:table-row table:style-name="ro2">
          <table:table-cell table:style-name="ce1" office:value-type="string" calcext:value-type="string">
            <text:p>QEvent::ApplicationFontChange</text:p>
          </table:table-cell>
          <table:table-cell table:style-name="ce1" office:value-type="float" office:value="36" calcext:value-type="float">
            <text:p>36</text:p>
          </table:table-cell>
          <table:table-cell table:style-name="ce1" office:value-type="string" calcext:value-type="string">
            <text:p>The default application font has changed.</text:p>
          </table:table-cell>
          <table:table-cell table:formula="of:=IF(LEN([.A9]) =0;&quot;&quot;;COM.MICROSOFT.CONCAT(&quot;case &quot;;[.A9];&quot;: return &quot;&quot;&quot;; [.A9]; &quot;&quot;&quot;;&quot;))" office:value-type="string" office:string-value="case QEvent::ApplicationFontChange: return &quot;QEvent::ApplicationFontChange&quot;;" calcext:value-type="string">
            <text:p>case QEvent::ApplicationFontChange: return "QEvent::ApplicationFontChange";</text:p>
          </table:table-cell>
          <table:table-cell/>
          <table:covered-table-cell/>
        </table:table-row>
        <table:table-row table:style-name="ro2">
          <table:table-cell table:style-name="ce1" office:value-type="string" calcext:value-type="string">
            <text:p>QEvent::ApplicationLayoutDirectionChange</text:p>
          </table:table-cell>
          <table:table-cell table:style-name="ce1" office:value-type="float" office:value="37" calcext:value-type="float">
            <text:p>37</text:p>
          </table:table-cell>
          <table:table-cell table:style-name="ce1" office:value-type="string" calcext:value-type="string">
            <text:p>The default application layout direction has changed.</text:p>
          </table:table-cell>
          <table:table-cell table:formula="of:=IF(LEN([.A10]) =0;&quot;&quot;;COM.MICROSOFT.CONCAT(&quot;case &quot;;[.A10];&quot;: return &quot;&quot;&quot;; [.A10]; &quot;&quot;&quot;;&quot;))" office:value-type="string" office:string-value="case QEvent::ApplicationLayoutDirectionChange: return &quot;QEvent::ApplicationLayoutDirectionChange&quot;;" calcext:value-type="string">
            <text:p>case QEvent::ApplicationLayoutDirectionChange: return "QEvent::ApplicationLayoutDirectionChange";</text:p>
          </table:table-cell>
          <table:table-cell/>
          <table:covered-table-cell/>
        </table:table-row>
        <table:table-row table:style-name="ro2">
          <table:table-cell table:style-name="ce1" office:value-type="string" calcext:value-type="string">
            <text:p>QEvent::ApplicationPaletteChange</text:p>
          </table:table-cell>
          <table:table-cell table:style-name="ce1" office:value-type="float" office:value="38" calcext:value-type="float">
            <text:p>38</text:p>
          </table:table-cell>
          <table:table-cell table:style-name="ce1" office:value-type="string" calcext:value-type="string">
            <text:p>The default application palette has changed.</text:p>
          </table:table-cell>
          <table:table-cell table:formula="of:=IF(LEN([.A11]) =0;&quot;&quot;;COM.MICROSOFT.CONCAT(&quot;case &quot;;[.A11];&quot;: return &quot;&quot;&quot;; [.A11]; &quot;&quot;&quot;;&quot;))" office:value-type="string" office:string-value="case QEvent::ApplicationPaletteChange: return &quot;QEvent::ApplicationPaletteChange&quot;;" calcext:value-type="string">
            <text:p>case QEvent::ApplicationPaletteChange: return "QEvent::ApplicationPaletteChange";</text:p>
          </table:table-cell>
          <table:table-cell/>
          <table:covered-table-cell/>
        </table:table-row>
        <table:table-row table:style-name="ro2">
          <table:table-cell table:style-name="ce1" office:value-type="string" calcext:value-type="string">
            <text:p>QEvent::ApplicationStateChange</text:p>
          </table:table-cell>
          <table:table-cell table:style-name="ce1" office:value-type="float" office:value="214" calcext:value-type="float">
            <text:p>214</text:p>
          </table:table-cell>
          <table:table-cell table:style-name="ce1" office:value-type="string" calcext:value-type="string">
            <text:p>The state of the application has changed.</text:p>
          </table:table-cell>
          <table:table-cell table:formula="of:=IF(LEN([.A12]) =0;&quot;&quot;;COM.MICROSOFT.CONCAT(&quot;case &quot;;[.A12];&quot;: return &quot;&quot;&quot;; [.A12]; &quot;&quot;&quot;;&quot;))" office:value-type="string" office:string-value="case QEvent::ApplicationStateChange: return &quot;QEvent::ApplicationStateChange&quot;;" calcext:value-type="string">
            <text:p>case QEvent::ApplicationStateChange: return "QEvent::ApplicationStateChange";</text:p>
          </table:table-cell>
          <table:table-cell/>
          <table:covered-table-cell/>
        </table:table-row>
        <table:table-row table:style-name="ro2">
          <table:table-cell table:style-name="ce1" office:value-type="string" calcext:value-type="string">
            <text:p>QEvent::ApplicationWindowIconChange</text:p>
          </table:table-cell>
          <table:table-cell table:style-name="ce1" office:value-type="float" office:value="35" calcext:value-type="float">
            <text:p>35</text:p>
          </table:table-cell>
          <table:table-cell table:style-name="ce1" office:value-type="string" calcext:value-type="string">
            <text:p>The application's icon has changed.</text:p>
          </table:table-cell>
          <table:table-cell table:formula="of:=IF(LEN([.A13]) =0;&quot;&quot;;COM.MICROSOFT.CONCAT(&quot;case &quot;;[.A13];&quot;: return &quot;&quot;&quot;; [.A13]; &quot;&quot;&quot;;&quot;))" office:value-type="string" office:string-value="case QEvent::ApplicationWindowIconChange: return &quot;QEvent::ApplicationWindowIconChange&quot;;" calcext:value-type="string">
            <text:p>case QEvent::ApplicationWindowIconChange: return "QEvent::ApplicationWindowIconChange";</text:p>
          </table:table-cell>
          <table:table-cell/>
          <table:covered-table-cell/>
        </table:table-row>
        <table:table-row table:style-name="ro1">
          <table:table-cell table:style-name="ce1" office:value-type="string" calcext:value-type="string">
            <text:p>QEvent::ChildAdded</text:p>
          </table:table-cell>
          <table:table-cell table:style-name="ce1" office:value-type="float" office:value="68" calcext:value-type="float">
            <text:p>68</text:p>
          </table:table-cell>
          <table:table-cell table:style-name="ce1" office:value-type="string" calcext:value-type="string">
            <text:p>An object gets a child (<text:a xlink:href="https://doc.qt.io/qt-5/qchildevent.html" xlink:type="simple">QChildEvent</text:a>).</text:p>
          </table:table-cell>
          <table:table-cell table:formula="of:=IF(LEN([.A14]) =0;&quot;&quot;;COM.MICROSOFT.CONCAT(&quot;case &quot;;[.A14];&quot;: return &quot;&quot;&quot;; [.A14]; &quot;&quot;&quot;;&quot;))" office:value-type="string" office:string-value="case QEvent::ChildAdded: return &quot;QEvent::ChildAdded&quot;;" calcext:value-type="string">
            <text:p>case QEvent::ChildAdded: return "QEvent::ChildAdded";</text:p>
          </table:table-cell>
          <table:table-cell/>
          <table:covered-table-cell/>
        </table:table-row>
        <table:table-row table:style-name="ro1">
          <table:table-cell table:style-name="ce1" office:value-type="string" calcext:value-type="string">
            <text:p>QEvent::ChildPolished</text:p>
          </table:table-cell>
          <table:table-cell table:style-name="ce1" office:value-type="float" office:value="69" calcext:value-type="float">
            <text:p>69</text:p>
          </table:table-cell>
          <table:table-cell table:style-name="ce1" office:value-type="string" calcext:value-type="string">
            <text:p>A widget child gets polished (<text:a xlink:href="https://doc.qt.io/qt-5/qchildevent.html" xlink:type="simple">QChildEvent</text:a>).</text:p>
          </table:table-cell>
          <table:table-cell table:formula="of:=IF(LEN([.A15]) =0;&quot;&quot;;COM.MICROSOFT.CONCAT(&quot;case &quot;;[.A15];&quot;: return &quot;&quot;&quot;; [.A15]; &quot;&quot;&quot;;&quot;))" office:value-type="string" office:string-value="case QEvent::ChildPolished: return &quot;QEvent::ChildPolished&quot;;" calcext:value-type="string">
            <text:p>case QEvent::ChildPolished: return "QEvent::ChildPolished";</text:p>
          </table:table-cell>
          <table:table-cell/>
          <table:covered-table-cell/>
        </table:table-row>
        <table:table-row table:style-name="ro1">
          <table:table-cell table:style-name="ce1" office:value-type="string" calcext:value-type="string">
            <text:p>QEvent::ChildRemoved</text:p>
          </table:table-cell>
          <table:table-cell table:style-name="ce1" office:value-type="float" office:value="71" calcext:value-type="float">
            <text:p>71</text:p>
          </table:table-cell>
          <table:table-cell table:style-name="ce1" office:value-type="string" calcext:value-type="string">
            <text:p>An object loses a child (<text:a xlink:href="https://doc.qt.io/qt-5/qchildevent.html" xlink:type="simple">QChildEvent</text:a>).</text:p>
          </table:table-cell>
          <table:table-cell table:formula="of:=IF(LEN([.A16]) =0;&quot;&quot;;COM.MICROSOFT.CONCAT(&quot;case &quot;;[.A16];&quot;: return &quot;&quot;&quot;; [.A16]; &quot;&quot;&quot;;&quot;))" office:value-type="string" office:string-value="case QEvent::ChildRemoved: return &quot;QEvent::ChildRemoved&quot;;" calcext:value-type="string">
            <text:p>case QEvent::ChildRemoved: return "QEvent::ChildRemoved";</text:p>
          </table:table-cell>
          <table:table-cell/>
          <table:covered-table-cell/>
        </table:table-row>
        <table:table-row table:style-name="ro1">
          <table:table-cell table:style-name="ce1" office:value-type="string" calcext:value-type="string">
            <text:p>QEvent::Clipboard</text:p>
          </table:table-cell>
          <table:table-cell table:style-name="ce1" office:value-type="float" office:value="40" calcext:value-type="float">
            <text:p>40</text:p>
          </table:table-cell>
          <table:table-cell table:style-name="ce1" office:value-type="string" calcext:value-type="string">
            <text:p>The clipboard contents have changed.</text:p>
          </table:table-cell>
          <table:table-cell table:formula="of:=IF(LEN([.A17]) =0;&quot;&quot;;COM.MICROSOFT.CONCAT(&quot;case &quot;;[.A17];&quot;: return &quot;&quot;&quot;; [.A17]; &quot;&quot;&quot;;&quot;))" office:value-type="string" office:string-value="case QEvent::Clipboard: return &quot;QEvent::Clipboard&quot;;" calcext:value-type="string">
            <text:p>case QEvent::Clipboard: return "QEvent::Clipboard";</text:p>
          </table:table-cell>
          <table:table-cell/>
          <table:covered-table-cell/>
        </table:table-row>
        <table:table-row table:style-name="ro1">
          <table:table-cell table:style-name="ce1" office:value-type="string" calcext:value-type="string">
            <text:p>QEvent::Close</text:p>
          </table:table-cell>
          <table:table-cell table:style-name="ce1" office:value-type="float" office:value="19" calcext:value-type="float">
            <text:p>19</text:p>
          </table:table-cell>
          <table:table-cell table:style-name="ce1" office:value-type="string" calcext:value-type="string">
            <text:p>Widget was closed (<text:a xlink:href="https://doc.qt.io/qt-5/qcloseevent.html" xlink:type="simple">QCloseEvent</text:a>).</text:p>
          </table:table-cell>
          <table:table-cell table:formula="of:=IF(LEN([.A18]) =0;&quot;&quot;;COM.MICROSOFT.CONCAT(&quot;case &quot;;[.A18];&quot;: return &quot;&quot;&quot;; [.A18]; &quot;&quot;&quot;;&quot;))" office:value-type="string" office:string-value="case QEvent::Close: return &quot;QEvent::Close&quot;;" calcext:value-type="string">
            <text:p>case QEvent::Close: return "QEvent::Close";</text:p>
          </table:table-cell>
          <table:table-cell/>
          <table:covered-table-cell/>
        </table:table-row>
        <table:table-row table:style-name="ro2">
          <table:table-cell table:style-name="ce1" office:value-type="string" calcext:value-type="string">
            <text:p>QEvent::CloseSoftwareInputPanel</text:p>
          </table:table-cell>
          <table:table-cell table:style-name="ce1" office:value-type="float" office:value="200" calcext:value-type="float">
            <text:p>200</text:p>
          </table:table-cell>
          <table:table-cell table:style-name="ce1" office:value-type="string" calcext:value-type="string">
            <text:p>A widget wants to close the software input panel (SIP).</text:p>
          </table:table-cell>
          <table:table-cell table:formula="of:=IF(LEN([.A19]) =0;&quot;&quot;;COM.MICROSOFT.CONCAT(&quot;case &quot;;[.A19];&quot;: return &quot;&quot;&quot;; [.A19]; &quot;&quot;&quot;;&quot;))" office:value-type="string" office:string-value="case QEvent::CloseSoftwareInputPanel: return &quot;QEvent::CloseSoftwareInputPanel&quot;;" calcext:value-type="string">
            <text:p>case QEvent::CloseSoftwareInputPanel: return "QEvent::CloseSoftwareInputPanel";</text:p>
          </table:table-cell>
          <table:table-cell/>
          <table:covered-table-cell/>
        </table:table-row>
        <table:table-row table:style-name="ro2">
          <table:table-cell table:style-name="ce1" office:value-type="string" calcext:value-type="string">
            <text:p>QEvent::ContentsRectChange</text:p>
          </table:table-cell>
          <table:table-cell table:style-name="ce1" office:value-type="float" office:value="178" calcext:value-type="float">
            <text:p>178</text:p>
          </table:table-cell>
          <table:table-cell table:style-name="ce1" office:value-type="string" calcext:value-type="string">
            <text:p>The margins of the widget's content rect changed.</text:p>
          </table:table-cell>
          <table:table-cell table:formula="of:=IF(LEN([.A20]) =0;&quot;&quot;;COM.MICROSOFT.CONCAT(&quot;case &quot;;[.A20];&quot;: return &quot;&quot;&quot;; [.A20]; &quot;&quot;&quot;;&quot;))" office:value-type="string" office:string-value="case QEvent::ContentsRectChange: return &quot;QEvent::ContentsRectChange&quot;;" calcext:value-type="string">
            <text:p>case QEvent::ContentsRectChange: return "QEvent::ContentsRectChange";</text:p>
          </table:table-cell>
          <table:table-cell/>
          <table:covered-table-cell/>
        </table:table-row>
        <table:table-row table:style-name="ro1">
          <table:table-cell table:style-name="ce1" office:value-type="string" calcext:value-type="string">
            <text:p>QEvent::ContextMenu</text:p>
          </table:table-cell>
          <table:table-cell table:style-name="ce1" office:value-type="float" office:value="82" calcext:value-type="float">
            <text:p>82</text:p>
          </table:table-cell>
          <table:table-cell table:style-name="ce1" office:value-type="string" calcext:value-type="string">
            <text:p>Context popup menu (<text:a xlink:href="https://doc.qt.io/qt-5/qcontextmenuevent.html" xlink:type="simple">QContextMenuEvent</text:a>).</text:p>
          </table:table-cell>
          <table:table-cell table:formula="of:=IF(LEN([.A21]) =0;&quot;&quot;;COM.MICROSOFT.CONCAT(&quot;case &quot;;[.A21];&quot;: return &quot;&quot;&quot;; [.A21]; &quot;&quot;&quot;;&quot;))" office:value-type="string" office:string-value="case QEvent::ContextMenu: return &quot;QEvent::ContextMenu&quot;;" calcext:value-type="string">
            <text:p>case QEvent::ContextMenu: return "QEvent::ContextMenu";</text:p>
          </table:table-cell>
          <table:table-cell/>
          <table:covered-table-cell/>
        </table:table-row>
        <table:table-row table:style-name="ro1">
          <table:table-cell table:style-name="ce1" office:value-type="string" calcext:value-type="string">
            <text:p>QEvent::CursorChange</text:p>
          </table:table-cell>
          <table:table-cell table:style-name="ce1" office:value-type="float" office:value="183" calcext:value-type="float">
            <text:p>183</text:p>
          </table:table-cell>
          <table:table-cell table:style-name="ce1" office:value-type="string" calcext:value-type="string">
            <text:p>The widget's cursor has changed.</text:p>
          </table:table-cell>
          <table:table-cell table:formula="of:=IF(LEN([.A22]) =0;&quot;&quot;;COM.MICROSOFT.CONCAT(&quot;case &quot;;[.A22];&quot;: return &quot;&quot;&quot;; [.A22]; &quot;&quot;&quot;;&quot;))" office:value-type="string" office:string-value="case QEvent::CursorChange: return &quot;QEvent::CursorChange&quot;;" calcext:value-type="string">
            <text:p>case QEvent::CursorChange: return "QEvent::CursorChange";</text:p>
          </table:table-cell>
          <table:table-cell/>
          <table:covered-table-cell/>
        </table:table-row>
        <table:table-row table:style-name="ro2">
          <table:table-cell table:style-name="ce1" office:value-type="string" calcext:value-type="string">
            <text:p>QEvent::DeferredDelete</text:p>
          </table:table-cell>
          <table:table-cell table:style-name="ce1" office:value-type="float" office:value="52" calcext:value-type="float">
            <text:p>52</text:p>
          </table:table-cell>
          <table:table-cell table:style-name="ce1" office:value-type="string" calcext:value-type="string">
            <text:p>The object will be deleted after it has cleaned up (<text:a xlink:href="https://doc.qt.io/qt-5/qdeferreddeleteevent.html" xlink:type="simple">QDeferredDeleteEvent</text:a>)</text:p>
          </table:table-cell>
          <table:table-cell table:formula="of:=IF(LEN([.A23]) =0;&quot;&quot;;COM.MICROSOFT.CONCAT(&quot;case &quot;;[.A23];&quot;: return &quot;&quot;&quot;; [.A23]; &quot;&quot;&quot;;&quot;))" office:value-type="string" office:string-value="case QEvent::DeferredDelete: return &quot;QEvent::DeferredDelete&quot;;" calcext:value-type="string">
            <text:p>case QEvent::DeferredDelete: return "QEvent::DeferredDelete";</text:p>
          </table:table-cell>
          <table:table-cell/>
          <table:covered-table-cell/>
        </table:table-row>
        <table:table-row table:style-name="ro2">
          <table:table-cell table:style-name="ce1" office:value-type="string" calcext:value-type="string">
            <text:p>QEvent::DragEnter</text:p>
          </table:table-cell>
          <table:table-cell table:style-name="ce1" office:value-type="float" office:value="60" calcext:value-type="float">
            <text:p>60</text:p>
          </table:table-cell>
          <table:table-cell table:style-name="ce1" office:value-type="string" calcext:value-type="string">
            <text:p>The cursor enters a widget during a drag and drop operation (<text:a xlink:href="https://doc.qt.io/qt-5/qdragenterevent.html" xlink:type="simple">QDragEnterEvent</text:a>).</text:p>
          </table:table-cell>
          <table:table-cell table:formula="of:=IF(LEN([.A24]) =0;&quot;&quot;;COM.MICROSOFT.CONCAT(&quot;case &quot;;[.A24];&quot;: return &quot;&quot;&quot;; [.A24]; &quot;&quot;&quot;;&quot;))" office:value-type="string" office:string-value="case QEvent::DragEnter: return &quot;QEvent::DragEnter&quot;;" calcext:value-type="string">
            <text:p>case QEvent::DragEnter: return "QEvent::DragEnter";</text:p>
          </table:table-cell>
          <table:table-cell/>
          <table:covered-table-cell/>
        </table:table-row>
        <table:table-row table:style-name="ro2">
          <table:table-cell table:style-name="ce1" office:value-type="string" calcext:value-type="string">
            <text:p>QEvent::DragLeave</text:p>
          </table:table-cell>
          <table:table-cell table:style-name="ce1" office:value-type="float" office:value="62" calcext:value-type="float">
            <text:p>62</text:p>
          </table:table-cell>
          <table:table-cell table:style-name="ce1" office:value-type="string" calcext:value-type="string">
            <text:p>The cursor leaves a widget during a drag and drop operation (<text:a xlink:href="https://doc.qt.io/qt-5/qdragleaveevent.html" xlink:type="simple">QDragLeaveEvent</text:a>).</text:p>
          </table:table-cell>
          <table:table-cell table:formula="of:=IF(LEN([.A25]) =0;&quot;&quot;;COM.MICROSOFT.CONCAT(&quot;case &quot;;[.A25];&quot;: return &quot;&quot;&quot;; [.A25]; &quot;&quot;&quot;;&quot;))" office:value-type="string" office:string-value="case QEvent::DragLeave: return &quot;QEvent::DragLeave&quot;;" calcext:value-type="string">
            <text:p>case QEvent::DragLeave: return "QEvent::DragLeave";</text:p>
          </table:table-cell>
          <table:table-cell/>
          <table:covered-table-cell/>
        </table:table-row>
        <table:table-row table:style-name="ro2">
          <table:table-cell table:style-name="ce1" office:value-type="string" calcext:value-type="string">
            <text:p>QEvent::DragMove</text:p>
          </table:table-cell>
          <table:table-cell table:style-name="ce1" office:value-type="float" office:value="61" calcext:value-type="float">
            <text:p>61</text:p>
          </table:table-cell>
          <table:table-cell table:style-name="ce1" office:value-type="string" calcext:value-type="string">
            <text:p>A drag and drop operation is in progress (<text:a xlink:href="https://doc.qt.io/qt-5/qdragmoveevent.html" xlink:type="simple">QDragMoveEvent</text:a>).</text:p>
          </table:table-cell>
          <table:table-cell table:formula="of:=IF(LEN([.A26]) =0;&quot;&quot;;COM.MICROSOFT.CONCAT(&quot;case &quot;;[.A26];&quot;: return &quot;&quot;&quot;; [.A26]; &quot;&quot;&quot;;&quot;))" office:value-type="string" office:string-value="case QEvent::DragMove: return &quot;QEvent::DragMove&quot;;" calcext:value-type="string">
            <text:p>case QEvent::DragMove: return "QEvent::DragMove";</text:p>
          </table:table-cell>
          <table:table-cell/>
          <table:covered-table-cell/>
        </table:table-row>
        <table:table-row table:style-name="ro1">
          <table:table-cell table:style-name="ce1" office:value-type="string" calcext:value-type="string">
            <text:p>QEvent::Drop</text:p>
          </table:table-cell>
          <table:table-cell table:style-name="ce1" office:value-type="float" office:value="63" calcext:value-type="float">
            <text:p>63</text:p>
          </table:table-cell>
          <table:table-cell table:style-name="ce1" office:value-type="string" calcext:value-type="string">
            <text:p>A drag and drop operation is completed (<text:a xlink:href="https://doc.qt.io/qt-5/qdropevent.html" xlink:type="simple">QDropEvent</text:a>).</text:p>
          </table:table-cell>
          <table:table-cell table:formula="of:=IF(LEN([.A27]) =0;&quot;&quot;;COM.MICROSOFT.CONCAT(&quot;case &quot;;[.A27];&quot;: return &quot;&quot;&quot;; [.A27]; &quot;&quot;&quot;;&quot;))" office:value-type="string" office:string-value="case QEvent::Drop: return &quot;QEvent::Drop&quot;;" calcext:value-type="string">
            <text:p>case QEvent::Drop: return "QEvent::Drop";</text:p>
          </table:table-cell>
          <table:table-cell/>
          <table:covered-table-cell/>
        </table:table-row>
        <table:table-row table:style-name="ro2">
          <table:table-cell table:style-name="ce1" office:value-type="string" calcext:value-type="string">
            <text:p>QEvent::DynamicPropertyChange</text:p>
          </table:table-cell>
          <table:table-cell table:style-name="ce1" office:value-type="float" office:value="170" calcext:value-type="float">
            <text:p>170</text:p>
          </table:table-cell>
          <table:table-cell table:style-name="ce1" office:value-type="string" calcext:value-type="string">
            <text:p>A dynamic property was added, changed, or removed from the object.</text:p>
          </table:table-cell>
          <table:table-cell table:formula="of:=IF(LEN([.A28]) =0;&quot;&quot;;COM.MICROSOFT.CONCAT(&quot;case &quot;;[.A28];&quot;: return &quot;&quot;&quot;; [.A28]; &quot;&quot;&quot;;&quot;))" office:value-type="string" office:string-value="case QEvent::DynamicPropertyChange: return &quot;QEvent::DynamicPropertyChange&quot;;" calcext:value-type="string">
            <text:p>case QEvent::DynamicPropertyChange: return "QEvent::DynamicPropertyChange";</text:p>
          </table:table-cell>
          <table:table-cell/>
          <table:covered-table-cell/>
        </table:table-row>
        <table:table-row table:style-name="ro2">
          <table:table-cell table:style-name="ce1" office:value-type="string" calcext:value-type="string">
            <text:p>QEvent::EnabledChange</text:p>
          </table:table-cell>
          <table:table-cell table:style-name="ce1" office:value-type="float" office:value="98" calcext:value-type="float">
            <text:p>98</text:p>
          </table:table-cell>
          <table:table-cell table:style-name="ce1" office:value-type="string" calcext:value-type="string">
            <text:p>Widget's enabled state has changed.</text:p>
          </table:table-cell>
          <table:table-cell table:formula="of:=IF(LEN([.A29]) =0;&quot;&quot;;COM.MICROSOFT.CONCAT(&quot;case &quot;;[.A29];&quot;: return &quot;&quot;&quot;; [.A29]; &quot;&quot;&quot;;&quot;))" office:value-type="string" office:string-value="case QEvent::EnabledChange: return &quot;QEvent::EnabledChange&quot;;" calcext:value-type="string">
            <text:p>case QEvent::EnabledChange: return "QEvent::EnabledChange";</text:p>
          </table:table-cell>
          <table:table-cell/>
          <table:covered-table-cell/>
        </table:table-row>
        <table:table-row table:style-name="ro1">
          <table:table-cell table:style-name="ce1" office:value-type="string" calcext:value-type="string">
            <text:p>QEvent::Enter</text:p>
          </table:table-cell>
          <table:table-cell table:style-name="ce1" office:value-type="float" office:value="10" calcext:value-type="float">
            <text:p>10</text:p>
          </table:table-cell>
          <table:table-cell table:style-name="ce1" office:value-type="string" calcext:value-type="string">
            <text:p>Mouse enters widget's boundaries (<text:a xlink:href="https://doc.qt.io/qt-5/qenterevent.html" xlink:type="simple">QEnterEvent</text:a>).</text:p>
          </table:table-cell>
          <table:table-cell table:formula="of:=IF(LEN([.A30]) =0;&quot;&quot;;COM.MICROSOFT.CONCAT(&quot;case &quot;;[.A30];&quot;: return &quot;&quot;&quot;; [.A30]; &quot;&quot;&quot;;&quot;))" office:value-type="string" office:string-value="case QEvent::Enter: return &quot;QEvent::Enter&quot;;" calcext:value-type="string">
            <text:p>case QEvent::Enter: return "QEvent::Enter";</text:p>
          </table:table-cell>
          <table:table-cell/>
          <table:covered-table-cell/>
        </table:table-row>
        <table:table-row table:style-name="ro2">
          <table:table-cell table:style-name="ce1" office:value-type="string" calcext:value-type="string">
            <text:p>QEvent::EnterEditFocus</text:p>
          </table:table-cell>
          <table:table-cell table:style-name="ce1" office:value-type="float" office:value="150" calcext:value-type="float">
            <text:p>150</text:p>
          </table:table-cell>
          <table:table-cell table:style-name="ce1" office:value-type="string" calcext:value-type="string">
            <text:p>An editor widget gains focus for editing. QT_KEYPAD_NAVIGATION must be defined.</text:p>
          </table:table-cell>
          <table:table-cell table:formula="of:=IF(LEN([.A31]) =0;&quot;&quot;;COM.MICROSOFT.CONCAT(&quot;case &quot;;[.A31];&quot;: return &quot;&quot;&quot;; [.A31]; &quot;&quot;&quot;;&quot;))" office:value-type="string" office:string-value="case QEvent::EnterEditFocus: return &quot;QEvent::EnterEditFocus&quot;;" calcext:value-type="string">
            <text:p>case QEvent::EnterEditFocus: return "QEvent::EnterEditFocus";</text:p>
          </table:table-cell>
          <table:table-cell/>
          <table:covered-table-cell/>
        </table:table-row>
        <table:table-row table:style-name="ro2">
          <table:table-cell table:style-name="ce1" office:value-type="string" calcext:value-type="string">
            <text:p>QEvent::EnterWhatsThisMode</text:p>
          </table:table-cell>
          <table:table-cell table:style-name="ce1" office:value-type="float" office:value="124" calcext:value-type="float">
            <text:p>124</text:p>
          </table:table-cell>
          <table:table-cell table:style-name="ce1" office:value-type="string" calcext:value-type="string">
            <text:p>Send to toplevel widgets when the application enters "What's This?" mode.</text:p>
          </table:table-cell>
          <table:table-cell table:formula="of:=IF(LEN([.A32]) =0;&quot;&quot;;COM.MICROSOFT.CONCAT(&quot;case &quot;;[.A32];&quot;: return &quot;&quot;&quot;; [.A32]; &quot;&quot;&quot;;&quot;))" office:value-type="string" office:string-value="case QEvent::EnterWhatsThisMode: return &quot;QEvent::EnterWhatsThisMode&quot;;" calcext:value-type="string">
            <text:p>case QEvent::EnterWhatsThisMode: return "QEvent::EnterWhatsThisMode";</text:p>
          </table:table-cell>
          <table:table-cell/>
          <table:covered-table-cell/>
        </table:table-row>
        <table:table-row table:style-name="ro2">
          <table:table-cell table:style-name="ce1" office:value-type="string" calcext:value-type="string">
            <text:p>QEvent::Expose</text:p>
          </table:table-cell>
          <table:table-cell table:style-name="ce1" office:value-type="float" office:value="206" calcext:value-type="float">
            <text:p>206</text:p>
          </table:table-cell>
          <table:table-cell table:style-name="ce1" office:value-type="string" calcext:value-type="string">
            <text:p>Sent to a window when its on-screen contents are invalidated and need to be flushed from the backing store.</text:p>
          </table:table-cell>
          <table:table-cell table:formula="of:=IF(LEN([.A33]) =0;&quot;&quot;;COM.MICROSOFT.CONCAT(&quot;case &quot;;[.A33];&quot;: return &quot;&quot;&quot;; [.A33]; &quot;&quot;&quot;;&quot;))" office:value-type="string" office:string-value="case QEvent::Expose: return &quot;QEvent::Expose&quot;;" calcext:value-type="string">
            <text:p>case QEvent::Expose: return "QEvent::Expose";</text:p>
          </table:table-cell>
          <table:table-cell/>
          <table:covered-table-cell/>
        </table:table-row>
        <table:table-row table:style-name="ro1">
          <table:table-cell table:style-name="ce1" office:value-type="string" calcext:value-type="string">
            <text:p>QEvent::FileOpen</text:p>
          </table:table-cell>
          <table:table-cell table:style-name="ce1" office:value-type="float" office:value="116" calcext:value-type="float">
            <text:p>116</text:p>
          </table:table-cell>
          <table:table-cell table:style-name="ce1" office:value-type="string" calcext:value-type="string">
            <text:p>File open request (<text:a xlink:href="https://doc.qt.io/qt-5/qfileopenevent.html" xlink:type="simple">QFileOpenEvent</text:a>).</text:p>
          </table:table-cell>
          <table:table-cell table:formula="of:=IF(LEN([.A34]) =0;&quot;&quot;;COM.MICROSOFT.CONCAT(&quot;case &quot;;[.A34];&quot;: return &quot;&quot;&quot;; [.A34]; &quot;&quot;&quot;;&quot;))" office:value-type="string" office:string-value="case QEvent::FileOpen: return &quot;QEvent::FileOpen&quot;;" calcext:value-type="string">
            <text:p>case QEvent::FileOpen: return "QEvent::FileOpen";</text:p>
          </table:table-cell>
          <table:table-cell/>
          <table:covered-table-cell/>
        </table:table-row>
        <table:table-row table:style-name="ro1">
          <table:table-cell table:style-name="ce1" office:value-type="string" calcext:value-type="string">
            <text:p>QEvent::FocusIn</text:p>
          </table:table-cell>
          <table:table-cell table:style-name="ce1" office:value-type="float" office:value="8" calcext:value-type="float">
            <text:p>8</text:p>
          </table:table-cell>
          <table:table-cell table:style-name="ce1" office:value-type="string" calcext:value-type="string">
            <text:p>Widget or Window gains keyboard focus (<text:a xlink:href="https://doc.qt.io/qt-5/qfocusevent.html" xlink:type="simple">QFocusEvent</text:a>).</text:p>
          </table:table-cell>
          <table:table-cell table:formula="of:=IF(LEN([.A35]) =0;&quot;&quot;;COM.MICROSOFT.CONCAT(&quot;case &quot;;[.A35];&quot;: return &quot;&quot;&quot;; [.A35]; &quot;&quot;&quot;;&quot;))" office:value-type="string" office:string-value="case QEvent::FocusIn: return &quot;QEvent::FocusIn&quot;;" calcext:value-type="string">
            <text:p>case QEvent::FocusIn: return "QEvent::FocusIn";</text:p>
          </table:table-cell>
          <table:table-cell/>
          <table:covered-table-cell/>
        </table:table-row>
        <table:table-row table:style-name="ro1">
          <table:table-cell table:style-name="ce1" office:value-type="string" calcext:value-type="string">
            <text:p>QEvent::FocusOut</text:p>
          </table:table-cell>
          <table:table-cell table:style-name="ce1" office:value-type="float" office:value="9" calcext:value-type="float">
            <text:p>9</text:p>
          </table:table-cell>
          <table:table-cell table:style-name="ce1" office:value-type="string" calcext:value-type="string">
            <text:p>Widget or Window loses keyboard focus (<text:a xlink:href="https://doc.qt.io/qt-5/qfocusevent.html" xlink:type="simple">QFocusEvent</text:a>).</text:p>
          </table:table-cell>
          <table:table-cell table:formula="of:=IF(LEN([.A36]) =0;&quot;&quot;;COM.MICROSOFT.CONCAT(&quot;case &quot;;[.A36];&quot;: return &quot;&quot;&quot;; [.A36]; &quot;&quot;&quot;;&quot;))" office:value-type="string" office:string-value="case QEvent::FocusOut: return &quot;QEvent::FocusOut&quot;;" calcext:value-type="string">
            <text:p>case QEvent::FocusOut: return "QEvent::FocusOut";</text:p>
          </table:table-cell>
          <table:table-cell/>
          <table:covered-table-cell/>
        </table:table-row>
        <table:table-row table:style-name="ro2">
          <table:table-cell table:style-name="ce1" office:value-type="string" calcext:value-type="string">
            <text:p>QEvent::FocusAboutToChange</text:p>
          </table:table-cell>
          <table:table-cell table:style-name="ce1" office:value-type="float" office:value="23" calcext:value-type="float">
            <text:p>23</text:p>
          </table:table-cell>
          <table:table-cell table:style-name="ce1" office:value-type="string" calcext:value-type="string">
            <text:p>Widget or Window focus is about to change (<text:a xlink:href="https://doc.qt.io/qt-5/qfocusevent.html" xlink:type="simple">QFocusEvent</text:a>)</text:p>
          </table:table-cell>
          <table:table-cell table:formula="of:=IF(LEN([.A37]) =0;&quot;&quot;;COM.MICROSOFT.CONCAT(&quot;case &quot;;[.A37];&quot;: return &quot;&quot;&quot;; [.A37]; &quot;&quot;&quot;;&quot;))" office:value-type="string" office:string-value="case QEvent::FocusAboutToChange: return &quot;QEvent::FocusAboutToChange&quot;;" calcext:value-type="string">
            <text:p>case QEvent::FocusAboutToChange: return "QEvent::FocusAboutToChange";</text:p>
          </table:table-cell>
          <table:table-cell/>
          <table:covered-table-cell/>
        </table:table-row>
        <table:table-row table:style-name="ro1">
          <table:table-cell table:style-name="ce1" office:value-type="string" calcext:value-type="string">
            <text:p>QEvent::FontChange</text:p>
          </table:table-cell>
          <table:table-cell table:style-name="ce1" office:value-type="float" office:value="97" calcext:value-type="float">
            <text:p>97</text:p>
          </table:table-cell>
          <table:table-cell table:style-name="ce1" office:value-type="string" calcext:value-type="string">
            <text:p>Widget's font has changed.</text:p>
          </table:table-cell>
          <table:table-cell table:formula="of:=IF(LEN([.A38]) =0;&quot;&quot;;COM.MICROSOFT.CONCAT(&quot;case &quot;;[.A38];&quot;: return &quot;&quot;&quot;; [.A38]; &quot;&quot;&quot;;&quot;))" office:value-type="string" office:string-value="case QEvent::FontChange: return &quot;QEvent::FontChange&quot;;" calcext:value-type="string">
            <text:p>case QEvent::FontChange: return "QEvent::FontChange";</text:p>
          </table:table-cell>
          <table:table-cell/>
          <table:covered-table-cell/>
        </table:table-row>
        <table:table-row table:style-name="ro1">
          <table:table-cell table:style-name="ce1" office:value-type="string" calcext:value-type="string">
            <text:p>QEvent::Gesture</text:p>
          </table:table-cell>
          <table:table-cell table:style-name="ce1" office:value-type="float" office:value="198" calcext:value-type="float">
            <text:p>198</text:p>
          </table:table-cell>
          <table:table-cell table:style-name="ce1" office:value-type="string" calcext:value-type="string">
            <text:p>A gesture was triggered (<text:a xlink:href="https://doc.qt.io/qt-5/qgestureevent.html" xlink:type="simple">QGestureEvent</text:a>).</text:p>
          </table:table-cell>
          <table:table-cell table:formula="of:=IF(LEN([.A39]) =0;&quot;&quot;;COM.MICROSOFT.CONCAT(&quot;case &quot;;[.A39];&quot;: return &quot;&quot;&quot;; [.A39]; &quot;&quot;&quot;;&quot;))" office:value-type="string" office:string-value="case QEvent::Gesture: return &quot;QEvent::Gesture&quot;;" calcext:value-type="string">
            <text:p>case QEvent::Gesture: return "QEvent::Gesture";</text:p>
          </table:table-cell>
          <table:table-cell/>
          <table:covered-table-cell/>
        </table:table-row>
        <table:table-row table:style-name="ro2">
          <table:table-cell table:style-name="ce1" office:value-type="string" calcext:value-type="string">
            <text:p>QEvent::GestureOverride</text:p>
          </table:table-cell>
          <table:table-cell table:style-name="ce1" office:value-type="float" office:value="202" calcext:value-type="float">
            <text:p>202</text:p>
          </table:table-cell>
          <table:table-cell table:style-name="ce1" office:value-type="string" calcext:value-type="string">
            <text:p>A gesture override was triggered (<text:a xlink:href="https://doc.qt.io/qt-5/qgestureevent.html" xlink:type="simple">QGestureEvent</text:a>).</text:p>
          </table:table-cell>
          <table:table-cell table:formula="of:=IF(LEN([.A40]) =0;&quot;&quot;;COM.MICROSOFT.CONCAT(&quot;case &quot;;[.A40];&quot;: return &quot;&quot;&quot;; [.A40]; &quot;&quot;&quot;;&quot;))" office:value-type="string" office:string-value="case QEvent::GestureOverride: return &quot;QEvent::GestureOverride&quot;;" calcext:value-type="string">
            <text:p>case QEvent::GestureOverride: return "QEvent::GestureOverride";</text:p>
          </table:table-cell>
          <table:table-cell/>
          <table:covered-table-cell/>
        </table:table-row>
        <table:table-row table:style-name="ro1">
          <table:table-cell table:style-name="ce1" office:value-type="string" calcext:value-type="string">
            <text:p>QEvent::GrabKeyboard</text:p>
          </table:table-cell>
          <table:table-cell table:style-name="ce1" office:value-type="float" office:value="188" calcext:value-type="float">
            <text:p>188</text:p>
          </table:table-cell>
          <table:table-cell table:style-name="ce1" office:value-type="string" calcext:value-type="string">
            <text:p>Item gains keyboard grab (<text:a xlink:href="https://doc.qt.io/qt-5/qgraphicsitem.html" xlink:type="simple">QGraphicsItem</text:a> only).</text:p>
          </table:table-cell>
          <table:table-cell table:formula="of:=IF(LEN([.A41]) =0;&quot;&quot;;COM.MICROSOFT.CONCAT(&quot;case &quot;;[.A41];&quot;: return &quot;&quot;&quot;; [.A41]; &quot;&quot;&quot;;&quot;))" office:value-type="string" office:string-value="case QEvent::GrabKeyboard: return &quot;QEvent::GrabKeyboard&quot;;" calcext:value-type="string">
            <text:p>case QEvent::GrabKeyboard: return "QEvent::GrabKeyboard";</text:p>
          </table:table-cell>
          <table:table-cell/>
          <table:covered-table-cell/>
        </table:table-row>
        <table:table-row table:style-name="ro1">
          <table:table-cell table:style-name="ce1" office:value-type="string" calcext:value-type="string">
            <text:p>QEvent::GrabMouse</text:p>
          </table:table-cell>
          <table:table-cell table:style-name="ce1" office:value-type="float" office:value="186" calcext:value-type="float">
            <text:p>186</text:p>
          </table:table-cell>
          <table:table-cell table:style-name="ce1" office:value-type="string" calcext:value-type="string">
            <text:p>Item gains mouse grab (<text:a xlink:href="https://doc.qt.io/qt-5/qgraphicsitem.html" xlink:type="simple">QGraphicsItem</text:a> only).</text:p>
          </table:table-cell>
          <table:table-cell table:formula="of:=IF(LEN([.A42]) =0;&quot;&quot;;COM.MICROSOFT.CONCAT(&quot;case &quot;;[.A42];&quot;: return &quot;&quot;&quot;; [.A42]; &quot;&quot;&quot;;&quot;))" office:value-type="string" office:string-value="case QEvent::GrabMouse: return &quot;QEvent::GrabMouse&quot;;" calcext:value-type="string">
            <text:p>case QEvent::GrabMouse: return "QEvent::GrabMouse";</text:p>
          </table:table-cell>
          <table:table-cell/>
          <table:covered-table-cell/>
        </table:table-row>
        <table:table-row table:style-name="ro2">
          <table:table-cell table:style-name="ce1" office:value-type="string" calcext:value-type="string">
            <text:p>QEvent::GraphicsSceneContextMenu</text:p>
          </table:table-cell>
          <table:table-cell table:style-name="ce1" office:value-type="float" office:value="159" calcext:value-type="float">
            <text:p>159</text:p>
          </table:table-cell>
          <table:table-cell table:style-name="ce1" office:value-type="string" calcext:value-type="string">
            <text:p>Context popup menu over a graphics scene (<text:a xlink:href="https://doc.qt.io/qt-5/qgraphicsscenecontextmenuevent.html" xlink:type="simple">QGraphicsSceneContextMenuEvent</text:a>).</text:p>
          </table:table-cell>
          <table:table-cell table:formula="of:=IF(LEN([.A43]) =0;&quot;&quot;;COM.MICROSOFT.CONCAT(&quot;case &quot;;[.A43];&quot;: return &quot;&quot;&quot;; [.A43]; &quot;&quot;&quot;;&quot;))" office:value-type="string" office:string-value="case QEvent::GraphicsSceneContextMenu: return &quot;QEvent::GraphicsSceneContextMenu&quot;;" calcext:value-type="string">
            <text:p>case QEvent::GraphicsSceneContextMenu: return "QEvent::GraphicsSceneContextMenu";</text:p>
          </table:table-cell>
          <table:table-cell/>
          <table:covered-table-cell/>
        </table:table-row>
        <table:table-row table:style-name="ro2">
          <table:table-cell table:style-name="ce1" office:value-type="string" calcext:value-type="string">
            <text:p>QEvent::GraphicsSceneDragEnter</text:p>
          </table:table-cell>
          <table:table-cell table:style-name="ce1" office:value-type="float" office:value="164" calcext:value-type="float">
            <text:p>164</text:p>
          </table:table-cell>
          <table:table-cell table:style-name="ce1" office:value-type="string" calcext:value-type="string">
            <text:p>The cursor enters a graphics scene during a drag and drop operation (<text:a xlink:href="https://doc.qt.io/qt-5/qgraphicsscenedragdropevent.html" xlink:type="simple">QGraphicsSceneDragDropEvent</text:a>).</text:p>
          </table:table-cell>
          <table:table-cell table:formula="of:=IF(LEN([.A44]) =0;&quot;&quot;;COM.MICROSOFT.CONCAT(&quot;case &quot;;[.A44];&quot;: return &quot;&quot;&quot;; [.A44]; &quot;&quot;&quot;;&quot;))" office:value-type="string" office:string-value="case QEvent::GraphicsSceneDragEnter: return &quot;QEvent::GraphicsSceneDragEnter&quot;;" calcext:value-type="string">
            <text:p>case QEvent::GraphicsSceneDragEnter: return "QEvent::GraphicsSceneDragEnter";</text:p>
          </table:table-cell>
          <table:table-cell/>
          <table:covered-table-cell/>
        </table:table-row>
        <table:table-row table:style-name="ro2">
          <table:table-cell table:style-name="ce1" office:value-type="string" calcext:value-type="string">
            <text:p>QEvent::GraphicsSceneDragLeave</text:p>
          </table:table-cell>
          <table:table-cell table:style-name="ce1" office:value-type="float" office:value="166" calcext:value-type="float">
            <text:p>166</text:p>
          </table:table-cell>
          <table:table-cell table:style-name="ce1" office:value-type="string" calcext:value-type="string">
            <text:p>The cursor leaves a graphics scene during a drag and drop operation (<text:a xlink:href="https://doc.qt.io/qt-5/qgraphicsscenedragdropevent.html" xlink:type="simple">QGraphicsSceneDragDropEvent</text:a>).</text:p>
          </table:table-cell>
          <table:table-cell table:formula="of:=IF(LEN([.A45]) =0;&quot;&quot;;COM.MICROSOFT.CONCAT(&quot;case &quot;;[.A45];&quot;: return &quot;&quot;&quot;; [.A45]; &quot;&quot;&quot;;&quot;))" office:value-type="string" office:string-value="case QEvent::GraphicsSceneDragLeave: return &quot;QEvent::GraphicsSceneDragLeave&quot;;" calcext:value-type="string">
            <text:p>case QEvent::GraphicsSceneDragLeave: return "QEvent::GraphicsSceneDragLeave";</text:p>
          </table:table-cell>
          <table:table-cell/>
          <table:covered-table-cell/>
        </table:table-row>
        <table:table-row table:style-name="ro2">
          <table:table-cell table:style-name="ce1" office:value-type="string" calcext:value-type="string">
            <text:p>QEvent::GraphicsSceneDragMove</text:p>
          </table:table-cell>
          <table:table-cell table:style-name="ce1" office:value-type="float" office:value="165" calcext:value-type="float">
            <text:p>165</text:p>
          </table:table-cell>
          <table:table-cell table:style-name="ce1" office:value-type="string" calcext:value-type="string">
            <text:p>A drag and drop operation is in progress over a scene (<text:a xlink:href="https://doc.qt.io/qt-5/qgraphicsscenedragdropevent.html" xlink:type="simple">QGraphicsSceneDragDropEvent</text:a>).</text:p>
          </table:table-cell>
          <table:table-cell table:formula="of:=IF(LEN([.A46]) =0;&quot;&quot;;COM.MICROSOFT.CONCAT(&quot;case &quot;;[.A46];&quot;: return &quot;&quot;&quot;; [.A46]; &quot;&quot;&quot;;&quot;))" office:value-type="string" office:string-value="case QEvent::GraphicsSceneDragMove: return &quot;QEvent::GraphicsSceneDragMove&quot;;" calcext:value-type="string">
            <text:p>case QEvent::GraphicsSceneDragMove: return "QEvent::GraphicsSceneDragMove";</text:p>
          </table:table-cell>
          <table:table-cell/>
          <table:covered-table-cell/>
        </table:table-row>
        <table:table-row table:style-name="ro2">
          <table:table-cell table:style-name="ce1" office:value-type="string" calcext:value-type="string">
            <text:p>QEvent::GraphicsSceneDrop</text:p>
          </table:table-cell>
          <table:table-cell table:style-name="ce1" office:value-type="float" office:value="167" calcext:value-type="float">
            <text:p>167</text:p>
          </table:table-cell>
          <table:table-cell table:style-name="ce1" office:value-type="string" calcext:value-type="string">
            <text:p>A drag and drop operation is completed over a scene (<text:a xlink:href="https://doc.qt.io/qt-5/qgraphicsscenedragdropevent.html" xlink:type="simple">QGraphicsSceneDragDropEvent</text:a>).</text:p>
          </table:table-cell>
          <table:table-cell table:formula="of:=IF(LEN([.A47]) =0;&quot;&quot;;COM.MICROSOFT.CONCAT(&quot;case &quot;;[.A47];&quot;: return &quot;&quot;&quot;; [.A47]; &quot;&quot;&quot;;&quot;))" office:value-type="string" office:string-value="case QEvent::GraphicsSceneDrop: return &quot;QEvent::GraphicsSceneDrop&quot;;" calcext:value-type="string">
            <text:p>case QEvent::GraphicsSceneDrop: return "QEvent::GraphicsSceneDrop";</text:p>
          </table:table-cell>
          <table:table-cell/>
          <table:covered-table-cell/>
        </table:table-row>
        <table:table-row table:style-name="ro2">
          <table:table-cell table:style-name="ce1" office:value-type="string" calcext:value-type="string">
            <text:p>QEvent::GraphicsSceneHelp</text:p>
          </table:table-cell>
          <table:table-cell table:style-name="ce1" office:value-type="float" office:value="163" calcext:value-type="float">
            <text:p>163</text:p>
          </table:table-cell>
          <table:table-cell table:style-name="ce1" office:value-type="string" calcext:value-type="string">
            <text:p>The user requests help for a graphics scene (<text:a xlink:href="https://doc.qt.io/qt-5/qhelpevent.html" xlink:type="simple">QHelpEvent</text:a>).</text:p>
          </table:table-cell>
          <table:table-cell table:formula="of:=IF(LEN([.A48]) =0;&quot;&quot;;COM.MICROSOFT.CONCAT(&quot;case &quot;;[.A48];&quot;: return &quot;&quot;&quot;; [.A48]; &quot;&quot;&quot;;&quot;))" office:value-type="string" office:string-value="case QEvent::GraphicsSceneHelp: return &quot;QEvent::GraphicsSceneHelp&quot;;" calcext:value-type="string">
            <text:p>case QEvent::GraphicsSceneHelp: return "QEvent::GraphicsSceneHelp";</text:p>
          </table:table-cell>
          <table:table-cell/>
          <table:covered-table-cell/>
        </table:table-row>
        <table:table-row table:style-name="ro2">
          <table:table-cell table:style-name="ce1" office:value-type="string" calcext:value-type="string">
            <text:p>QEvent::GraphicsSceneHoverEnter</text:p>
          </table:table-cell>
          <table:table-cell table:style-name="ce1" office:value-type="float" office:value="160" calcext:value-type="float">
            <text:p>160</text:p>
          </table:table-cell>
          <table:table-cell table:style-name="ce1" office:value-type="string" calcext:value-type="string">
            <text:p>The mouse cursor enters a hover item in a graphics scene (<text:a xlink:href="https://doc.qt.io/qt-5/qgraphicsscenehoverevent.html" xlink:type="simple">QGraphicsSceneHoverEvent</text:a>).</text:p>
          </table:table-cell>
          <table:table-cell table:formula="of:=IF(LEN([.A49]) =0;&quot;&quot;;COM.MICROSOFT.CONCAT(&quot;case &quot;;[.A49];&quot;: return &quot;&quot;&quot;; [.A49]; &quot;&quot;&quot;;&quot;))" office:value-type="string" office:string-value="case QEvent::GraphicsSceneHoverEnter: return &quot;QEvent::GraphicsSceneHoverEnter&quot;;" calcext:value-type="string">
            <text:p>case QEvent::GraphicsSceneHoverEnter: return "QEvent::GraphicsSceneHoverEnter";</text:p>
          </table:table-cell>
          <table:table-cell/>
          <table:covered-table-cell/>
        </table:table-row>
        <table:table-row table:style-name="ro2">
          <table:table-cell table:style-name="ce1" office:value-type="string" calcext:value-type="string">
            <text:p>QEvent::GraphicsSceneHoverLeave</text:p>
          </table:table-cell>
          <table:table-cell table:style-name="ce1" office:value-type="float" office:value="162" calcext:value-type="float">
            <text:p>162</text:p>
          </table:table-cell>
          <table:table-cell table:style-name="ce1" office:value-type="string" calcext:value-type="string">
            <text:p>The mouse cursor leaves a hover item in a graphics scene (<text:a xlink:href="https://doc.qt.io/qt-5/qgraphicsscenehoverevent.html" xlink:type="simple">QGraphicsSceneHoverEvent</text:a>).</text:p>
          </table:table-cell>
          <table:table-cell table:formula="of:=IF(LEN([.A50]) =0;&quot;&quot;;COM.MICROSOFT.CONCAT(&quot;case &quot;;[.A50];&quot;: return &quot;&quot;&quot;; [.A50]; &quot;&quot;&quot;;&quot;))" office:value-type="string" office:string-value="case QEvent::GraphicsSceneHoverLeave: return &quot;QEvent::GraphicsSceneHoverLeave&quot;;" calcext:value-type="string">
            <text:p>case QEvent::GraphicsSceneHoverLeave: return "QEvent::GraphicsSceneHoverLeave";</text:p>
          </table:table-cell>
          <table:table-cell/>
          <table:covered-table-cell/>
        </table:table-row>
        <table:table-row table:style-name="ro2">
          <table:table-cell table:style-name="ce1" office:value-type="string" calcext:value-type="string">
            <text:p>QEvent::GraphicsSceneHoverMove</text:p>
          </table:table-cell>
          <table:table-cell table:style-name="ce1" office:value-type="float" office:value="161" calcext:value-type="float">
            <text:p>161</text:p>
          </table:table-cell>
          <table:table-cell table:style-name="ce1" office:value-type="string" calcext:value-type="string">
            <text:p>The mouse cursor moves inside a hover item in a graphics scene (<text:a xlink:href="https://doc.qt.io/qt-5/qgraphicsscenehoverevent.html" xlink:type="simple">QGraphicsSceneHoverEvent</text:a>).</text:p>
          </table:table-cell>
          <table:table-cell table:formula="of:=IF(LEN([.A51]) =0;&quot;&quot;;COM.MICROSOFT.CONCAT(&quot;case &quot;;[.A51];&quot;: return &quot;&quot;&quot;; [.A51]; &quot;&quot;&quot;;&quot;))" office:value-type="string" office:string-value="case QEvent::GraphicsSceneHoverMove: return &quot;QEvent::GraphicsSceneHoverMove&quot;;" calcext:value-type="string">
            <text:p>case QEvent::GraphicsSceneHoverMove: return "QEvent::GraphicsSceneHoverMove";</text:p>
          </table:table-cell>
          <table:table-cell/>
          <table:covered-table-cell/>
        </table:table-row>
        <table:table-row table:style-name="ro2">
          <table:table-cell table:style-name="ce1" office:value-type="string" calcext:value-type="string">
            <text:p>QEvent::GraphicsSceneMouseDoubleClick</text:p>
          </table:table-cell>
          <table:table-cell table:style-name="ce1" office:value-type="float" office:value="158" calcext:value-type="float">
            <text:p>158</text:p>
          </table:table-cell>
          <table:table-cell table:style-name="ce1" office:value-type="string" calcext:value-type="string">
            <text:p>Mouse press again (double click) in a graphics scene (<text:a xlink:href="https://doc.qt.io/qt-5/qgraphicsscenemouseevent.html" xlink:type="simple">QGraphicsSceneMouseEvent</text:a>).</text:p>
          </table:table-cell>
          <table:table-cell table:formula="of:=IF(LEN([.A52]) =0;&quot;&quot;;COM.MICROSOFT.CONCAT(&quot;case &quot;;[.A52];&quot;: return &quot;&quot;&quot;; [.A52]; &quot;&quot;&quot;;&quot;))" office:value-type="string" office:string-value="case QEvent::GraphicsSceneMouseDoubleClick: return &quot;QEvent::GraphicsSceneMouseDoubleClick&quot;;" calcext:value-type="string">
            <text:p>case QEvent::GraphicsSceneMouseDoubleClick: return "QEvent::GraphicsSceneMouseDoubleClick";</text:p>
          </table:table-cell>
          <table:table-cell/>
          <table:covered-table-cell/>
        </table:table-row>
        <table:table-row table:style-name="ro2">
          <table:table-cell table:style-name="ce1" office:value-type="string" calcext:value-type="string">
            <text:p>QEvent::GraphicsSceneMouseMove</text:p>
          </table:table-cell>
          <table:table-cell table:style-name="ce1" office:value-type="float" office:value="155" calcext:value-type="float">
            <text:p>155</text:p>
          </table:table-cell>
          <table:table-cell table:style-name="ce1" office:value-type="string" calcext:value-type="string">
            <text:p>Move mouse in a graphics scene (<text:a xlink:href="https://doc.qt.io/qt-5/qgraphicsscenemouseevent.html" xlink:type="simple">QGraphicsSceneMouseEvent</text:a>).</text:p>
          </table:table-cell>
          <table:table-cell table:formula="of:=IF(LEN([.A53]) =0;&quot;&quot;;COM.MICROSOFT.CONCAT(&quot;case &quot;;[.A53];&quot;: return &quot;&quot;&quot;; [.A53]; &quot;&quot;&quot;;&quot;))" office:value-type="string" office:string-value="case QEvent::GraphicsSceneMouseMove: return &quot;QEvent::GraphicsSceneMouseMove&quot;;" calcext:value-type="string">
            <text:p>case QEvent::GraphicsSceneMouseMove: return "QEvent::GraphicsSceneMouseMove";</text:p>
          </table:table-cell>
          <table:table-cell/>
          <table:covered-table-cell/>
        </table:table-row>
        <table:table-row table:style-name="ro2">
          <table:table-cell table:style-name="ce1" office:value-type="string" calcext:value-type="string">
            <text:p>QEvent::GraphicsSceneMousePress</text:p>
          </table:table-cell>
          <table:table-cell table:style-name="ce1" office:value-type="float" office:value="156" calcext:value-type="float">
            <text:p>156</text:p>
          </table:table-cell>
          <table:table-cell table:style-name="ce1" office:value-type="string" calcext:value-type="string">
            <text:p>Mouse press in a graphics scene (<text:a xlink:href="https://doc.qt.io/qt-5/qgraphicsscenemouseevent.html" xlink:type="simple">QGraphicsSceneMouseEvent</text:a>).</text:p>
          </table:table-cell>
          <table:table-cell table:formula="of:=IF(LEN([.A54]) =0;&quot;&quot;;COM.MICROSOFT.CONCAT(&quot;case &quot;;[.A54];&quot;: return &quot;&quot;&quot;; [.A54]; &quot;&quot;&quot;;&quot;))" office:value-type="string" office:string-value="case QEvent::GraphicsSceneMousePress: return &quot;QEvent::GraphicsSceneMousePress&quot;;" calcext:value-type="string">
            <text:p>case QEvent::GraphicsSceneMousePress: return "QEvent::GraphicsSceneMousePress";</text:p>
          </table:table-cell>
          <table:table-cell/>
          <table:covered-table-cell/>
        </table:table-row>
        <table:table-row table:style-name="ro2">
          <table:table-cell table:style-name="ce1" office:value-type="string" calcext:value-type="string">
            <text:p>QEvent::GraphicsSceneMouseRelease</text:p>
          </table:table-cell>
          <table:table-cell table:style-name="ce1" office:value-type="float" office:value="157" calcext:value-type="float">
            <text:p>157</text:p>
          </table:table-cell>
          <table:table-cell table:style-name="ce1" office:value-type="string" calcext:value-type="string">
            <text:p>Mouse release in a graphics scene (<text:a xlink:href="https://doc.qt.io/qt-5/qgraphicsscenemouseevent.html" xlink:type="simple">QGraphicsSceneMouseEvent</text:a>).</text:p>
          </table:table-cell>
          <table:table-cell table:formula="of:=IF(LEN([.A55]) =0;&quot;&quot;;COM.MICROSOFT.CONCAT(&quot;case &quot;;[.A55];&quot;: return &quot;&quot;&quot;; [.A55]; &quot;&quot;&quot;;&quot;))" office:value-type="string" office:string-value="case QEvent::GraphicsSceneMouseRelease: return &quot;QEvent::GraphicsSceneMouseRelease&quot;;" calcext:value-type="string">
            <text:p>case QEvent::GraphicsSceneMouseRelease: return "QEvent::GraphicsSceneMouseRelease";</text:p>
          </table:table-cell>
          <table:table-cell/>
          <table:covered-table-cell/>
        </table:table-row>
        <table:table-row table:style-name="ro2">
          <table:table-cell table:style-name="ce1" office:value-type="string" calcext:value-type="string">
            <text:p>QEvent::GraphicsSceneMove</text:p>
          </table:table-cell>
          <table:table-cell table:style-name="ce1" office:value-type="float" office:value="182" calcext:value-type="float">
            <text:p>182</text:p>
          </table:table-cell>
          <table:table-cell table:style-name="ce1" office:value-type="string" calcext:value-type="string">
            <text:p>Widget was moved (<text:a xlink:href="https://doc.qt.io/qt-5/qgraphicsscenemoveevent.html" xlink:type="simple">QGraphicsSceneMoveEvent</text:a>).</text:p>
          </table:table-cell>
          <table:table-cell table:formula="of:=IF(LEN([.A56]) =0;&quot;&quot;;COM.MICROSOFT.CONCAT(&quot;case &quot;;[.A56];&quot;: return &quot;&quot;&quot;; [.A56]; &quot;&quot;&quot;;&quot;))" office:value-type="string" office:string-value="case QEvent::GraphicsSceneMove: return &quot;QEvent::GraphicsSceneMove&quot;;" calcext:value-type="string">
            <text:p>case QEvent::GraphicsSceneMove: return "QEvent::GraphicsSceneMove";</text:p>
          </table:table-cell>
          <table:table-cell/>
          <table:covered-table-cell/>
        </table:table-row>
        <table:table-row table:style-name="ro2">
          <table:table-cell table:style-name="ce1" office:value-type="string" calcext:value-type="string">
            <text:p>QEvent::GraphicsSceneResize</text:p>
          </table:table-cell>
          <table:table-cell table:style-name="ce1" office:value-type="float" office:value="181" calcext:value-type="float">
            <text:p>181</text:p>
          </table:table-cell>
          <table:table-cell table:style-name="ce1" office:value-type="string" calcext:value-type="string">
            <text:p>Widget was resized (<text:a xlink:href="https://doc.qt.io/qt-5/qgraphicssceneresizeevent.html" xlink:type="simple">QGraphicsSceneResizeEvent</text:a>).</text:p>
          </table:table-cell>
          <table:table-cell table:formula="of:=IF(LEN([.A57]) =0;&quot;&quot;;COM.MICROSOFT.CONCAT(&quot;case &quot;;[.A57];&quot;: return &quot;&quot;&quot;; [.A57]; &quot;&quot;&quot;;&quot;))" office:value-type="string" office:string-value="case QEvent::GraphicsSceneResize: return &quot;QEvent::GraphicsSceneResize&quot;;" calcext:value-type="string">
            <text:p>case QEvent::GraphicsSceneResize: return "QEvent::GraphicsSceneResize";</text:p>
          </table:table-cell>
          <table:table-cell/>
          <table:covered-table-cell/>
        </table:table-row>
        <table:table-row table:style-name="ro2">
          <table:table-cell table:style-name="ce1" office:value-type="string" calcext:value-type="string">
            <text:p>QEvent::GraphicsSceneWheel</text:p>
          </table:table-cell>
          <table:table-cell table:style-name="ce1" office:value-type="float" office:value="168" calcext:value-type="float">
            <text:p>168</text:p>
          </table:table-cell>
          <table:table-cell table:style-name="ce1" office:value-type="string" calcext:value-type="string">
            <text:p>Mouse wheel rolled in a graphics scene (<text:a xlink:href="https://doc.qt.io/qt-5/qgraphicsscenewheelevent.html" xlink:type="simple">QGraphicsSceneWheelEvent</text:a>).</text:p>
          </table:table-cell>
          <table:table-cell table:formula="of:=IF(LEN([.A58]) =0;&quot;&quot;;COM.MICROSOFT.CONCAT(&quot;case &quot;;[.A58];&quot;: return &quot;&quot;&quot;; [.A58]; &quot;&quot;&quot;;&quot;))" office:value-type="string" office:string-value="case QEvent::GraphicsSceneWheel: return &quot;QEvent::GraphicsSceneWheel&quot;;" calcext:value-type="string">
            <text:p>case QEvent::GraphicsSceneWheel: return "QEvent::GraphicsSceneWheel";</text:p>
          </table:table-cell>
          <table:table-cell/>
          <table:covered-table-cell/>
        </table:table-row>
        <table:table-row table:style-name="ro1">
          <table:table-cell table:style-name="ce1" office:value-type="string" calcext:value-type="string">
            <text:p>QEvent::Hide</text:p>
          </table:table-cell>
          <table:table-cell table:style-name="ce1" office:value-type="float" office:value="18" calcext:value-type="float">
            <text:p>18</text:p>
          </table:table-cell>
          <table:table-cell table:style-name="ce1" office:value-type="string" calcext:value-type="string">
            <text:p>Widget was hidden (<text:a xlink:href="https://doc.qt.io/qt-5/qhideevent.html" xlink:type="simple">QHideEvent</text:a>).</text:p>
          </table:table-cell>
          <table:table-cell table:formula="of:=IF(LEN([.A59]) =0;&quot;&quot;;COM.MICROSOFT.CONCAT(&quot;case &quot;;[.A59];&quot;: return &quot;&quot;&quot;; [.A59]; &quot;&quot;&quot;;&quot;))" office:value-type="string" office:string-value="case QEvent::Hide: return &quot;QEvent::Hide&quot;;" calcext:value-type="string">
            <text:p>case QEvent::Hide: return "QEvent::Hide";</text:p>
          </table:table-cell>
          <table:table-cell/>
          <table:covered-table-cell/>
        </table:table-row>
        <table:table-row table:style-name="ro1">
          <table:table-cell table:style-name="ce1" office:value-type="string" calcext:value-type="string">
            <text:p>QEvent::HideToParent</text:p>
          </table:table-cell>
          <table:table-cell table:style-name="ce1" office:value-type="float" office:value="27" calcext:value-type="float">
            <text:p>27</text:p>
          </table:table-cell>
          <table:table-cell table:style-name="ce1" office:value-type="string" calcext:value-type="string">
            <text:p>A child widget has been hidden.</text:p>
          </table:table-cell>
          <table:table-cell table:formula="of:=IF(LEN([.A60]) =0;&quot;&quot;;COM.MICROSOFT.CONCAT(&quot;case &quot;;[.A60];&quot;: return &quot;&quot;&quot;; [.A60]; &quot;&quot;&quot;;&quot;))" office:value-type="string" office:string-value="case QEvent::HideToParent: return &quot;QEvent::HideToParent&quot;;" calcext:value-type="string">
            <text:p>case QEvent::HideToParent: return "QEvent::HideToParent";</text:p>
          </table:table-cell>
          <table:table-cell/>
          <table:covered-table-cell/>
        </table:table-row>
        <table:table-row table:style-name="ro1">
          <table:table-cell table:style-name="ce1" office:value-type="string" calcext:value-type="string">
            <text:p>QEvent::HoverEnter</text:p>
          </table:table-cell>
          <table:table-cell table:style-name="ce1" office:value-type="float" office:value="127" calcext:value-type="float">
            <text:p>127</text:p>
          </table:table-cell>
          <table:table-cell table:style-name="ce1" office:value-type="string" calcext:value-type="string">
            <text:p>The mouse cursor enters a hover widget (<text:a xlink:href="https://doc.qt.io/qt-5/qhoverevent.html" xlink:type="simple">QHoverEvent</text:a>).</text:p>
          </table:table-cell>
          <table:table-cell table:formula="of:=IF(LEN([.A61]) =0;&quot;&quot;;COM.MICROSOFT.CONCAT(&quot;case &quot;;[.A61];&quot;: return &quot;&quot;&quot;; [.A61]; &quot;&quot;&quot;;&quot;))" office:value-type="string" office:string-value="case QEvent::HoverEnter: return &quot;QEvent::HoverEnter&quot;;" calcext:value-type="string">
            <text:p>case QEvent::HoverEnter: return "QEvent::HoverEnter";</text:p>
          </table:table-cell>
          <table:table-cell/>
          <table:covered-table-cell/>
        </table:table-row>
        <table:table-row table:style-name="ro1">
          <table:table-cell table:style-name="ce1" office:value-type="string" calcext:value-type="string">
            <text:p>QEvent::HoverLeave</text:p>
          </table:table-cell>
          <table:table-cell table:style-name="ce1" office:value-type="float" office:value="128" calcext:value-type="float">
            <text:p>128</text:p>
          </table:table-cell>
          <table:table-cell table:style-name="ce1" office:value-type="string" calcext:value-type="string">
            <text:p>The mouse cursor leaves a hover widget (<text:a xlink:href="https://doc.qt.io/qt-5/qhoverevent.html" xlink:type="simple">QHoverEvent</text:a>).</text:p>
          </table:table-cell>
          <table:table-cell table:formula="of:=IF(LEN([.A62]) =0;&quot;&quot;;COM.MICROSOFT.CONCAT(&quot;case &quot;;[.A62];&quot;: return &quot;&quot;&quot;; [.A62]; &quot;&quot;&quot;;&quot;))" office:value-type="string" office:string-value="case QEvent::HoverLeave: return &quot;QEvent::HoverLeave&quot;;" calcext:value-type="string">
            <text:p>case QEvent::HoverLeave: return "QEvent::HoverLeave";</text:p>
          </table:table-cell>
          <table:table-cell/>
          <table:covered-table-cell/>
        </table:table-row>
        <table:table-row table:style-name="ro2">
          <table:table-cell table:style-name="ce1" office:value-type="string" calcext:value-type="string">
            <text:p>QEvent::HoverMove</text:p>
          </table:table-cell>
          <table:table-cell table:style-name="ce1" office:value-type="float" office:value="129" calcext:value-type="float">
            <text:p>129</text:p>
          </table:table-cell>
          <table:table-cell table:style-name="ce1" office:value-type="string" calcext:value-type="string">
            <text:p>The mouse cursor moves inside a hover widget (<text:a xlink:href="https://doc.qt.io/qt-5/qhoverevent.html" xlink:type="simple">QHoverEvent</text:a>).</text:p>
          </table:table-cell>
          <table:table-cell table:formula="of:=IF(LEN([.A63]) =0;&quot;&quot;;COM.MICROSOFT.CONCAT(&quot;case &quot;;[.A63];&quot;: return &quot;&quot;&quot;; [.A63]; &quot;&quot;&quot;;&quot;))" office:value-type="string" office:string-value="case QEvent::HoverMove: return &quot;QEvent::HoverMove&quot;;" calcext:value-type="string">
            <text:p>case QEvent::HoverMove: return "QEvent::HoverMove";</text:p>
          </table:table-cell>
          <table:table-cell/>
          <table:covered-table-cell/>
        </table:table-row>
        <table:table-row table:style-name="ro2">
          <table:table-cell table:style-name="ce1" office:value-type="string" calcext:value-type="string">
            <text:p>QEvent::IconDrag</text:p>
          </table:table-cell>
          <table:table-cell table:style-name="ce1" office:value-type="float" office:value="96" calcext:value-type="float">
            <text:p>96</text:p>
          </table:table-cell>
          <table:table-cell table:style-name="ce1" office:value-type="string" calcext:value-type="string">
            <text:p>The main icon of a window has been dragged away (<text:a xlink:href="https://doc.qt.io/qt-5/qicondragevent.html" xlink:type="simple">QIconDragEvent</text:a>).</text:p>
          </table:table-cell>
          <table:table-cell table:formula="of:=IF(LEN([.A64]) =0;&quot;&quot;;COM.MICROSOFT.CONCAT(&quot;case &quot;;[.A64];&quot;: return &quot;&quot;&quot;; [.A64]; &quot;&quot;&quot;;&quot;))" office:value-type="string" office:string-value="case QEvent::IconDrag: return &quot;QEvent::IconDrag&quot;;" calcext:value-type="string">
            <text:p>case QEvent::IconDrag: return "QEvent::IconDrag";</text:p>
          </table:table-cell>
          <table:table-cell/>
          <table:covered-table-cell/>
        </table:table-row>
        <table:table-row table:style-name="ro2">
          <table:table-cell table:style-name="ce1" office:value-type="string" calcext:value-type="string">
            <text:p>QEvent::IconTextChange</text:p>
          </table:table-cell>
          <table:table-cell table:style-name="ce1" office:value-type="float" office:value="101" calcext:value-type="float">
            <text:p>101</text:p>
          </table:table-cell>
          <table:table-cell table:style-name="ce1" office:value-type="string" calcext:value-type="string">
            <text:p>Widget's icon text has been changed. (Deprecated)</text:p>
          </table:table-cell>
          <table:table-cell table:formula="of:=IF(LEN([.A65]) =0;&quot;&quot;;COM.MICROSOFT.CONCAT(&quot;case &quot;;[.A65];&quot;: return &quot;&quot;&quot;; [.A65]; &quot;&quot;&quot;;&quot;))" office:value-type="string" office:string-value="case QEvent::IconTextChange: return &quot;QEvent::IconTextChange&quot;;" calcext:value-type="string">
            <text:p>case QEvent::IconTextChange: return "QEvent::IconTextChange";</text:p>
          </table:table-cell>
          <table:table-cell/>
          <table:covered-table-cell/>
        </table:table-row>
        <table:table-row table:style-name="ro2">
          <table:table-cell table:style-name="ce1" office:value-type="string" calcext:value-type="string">
            <text:p>QEvent::InputMethod</text:p>
          </table:table-cell>
          <table:table-cell table:style-name="ce1" office:value-type="float" office:value="83" calcext:value-type="float">
            <text:p>83</text:p>
          </table:table-cell>
          <table:table-cell table:style-name="ce1" office:value-type="string" calcext:value-type="string">
            <text:p>An input method is being used (<text:a xlink:href="https://doc.qt.io/qt-5/qinputmethodevent.html" xlink:type="simple">QInputMethodEvent</text:a>).</text:p>
          </table:table-cell>
          <table:table-cell table:formula="of:=IF(LEN([.A66]) =0;&quot;&quot;;COM.MICROSOFT.CONCAT(&quot;case &quot;;[.A66];&quot;: return &quot;&quot;&quot;; [.A66]; &quot;&quot;&quot;;&quot;))" office:value-type="string" office:string-value="case QEvent::InputMethod: return &quot;QEvent::InputMethod&quot;;" calcext:value-type="string">
            <text:p>case QEvent::InputMethod: return "QEvent::InputMethod";</text:p>
          </table:table-cell>
          <table:table-cell/>
          <table:covered-table-cell/>
        </table:table-row>
        <table:table-row table:style-name="ro2">
          <table:table-cell table:style-name="ce1" office:value-type="string" calcext:value-type="string">
            <text:p>QEvent::InputMethodQuery</text:p>
          </table:table-cell>
          <table:table-cell table:style-name="ce1" office:value-type="float" office:value="207" calcext:value-type="float">
            <text:p>207</text:p>
          </table:table-cell>
          <table:table-cell table:style-name="ce1" office:value-type="string" calcext:value-type="string">
            <text:p>A input method query event (<text:a xlink:href="https://doc.qt.io/qt-5/qinputmethodqueryevent.html" xlink:type="simple">QInputMethodQueryEvent</text:a>)</text:p>
          </table:table-cell>
          <table:table-cell table:formula="of:=IF(LEN([.A67]) =0;&quot;&quot;;COM.MICROSOFT.CONCAT(&quot;case &quot;;[.A67];&quot;: return &quot;&quot;&quot;; [.A67]; &quot;&quot;&quot;;&quot;))" office:value-type="string" office:string-value="case QEvent::InputMethodQuery: return &quot;QEvent::InputMethodQuery&quot;;" calcext:value-type="string">
            <text:p>case QEvent::InputMethodQuery: return "QEvent::InputMethodQuery";</text:p>
          </table:table-cell>
          <table:table-cell/>
          <table:covered-table-cell/>
        </table:table-row>
        <table:table-row table:style-name="ro2">
          <table:table-cell table:style-name="ce1" office:value-type="string" calcext:value-type="string">
            <text:p>QEvent::KeyboardLayoutChange</text:p>
          </table:table-cell>
          <table:table-cell table:style-name="ce1" office:value-type="float" office:value="169" calcext:value-type="float">
            <text:p>169</text:p>
          </table:table-cell>
          <table:table-cell table:style-name="ce1" office:value-type="string" calcext:value-type="string">
            <text:p>The keyboard layout has changed.</text:p>
          </table:table-cell>
          <table:table-cell table:formula="of:=IF(LEN([.A68]) =0;&quot;&quot;;COM.MICROSOFT.CONCAT(&quot;case &quot;;[.A68];&quot;: return &quot;&quot;&quot;; [.A68]; &quot;&quot;&quot;;&quot;))" office:value-type="string" office:string-value="case QEvent::KeyboardLayoutChange: return &quot;QEvent::KeyboardLayoutChange&quot;;" calcext:value-type="string">
            <text:p>case QEvent::KeyboardLayoutChange: return "QEvent::KeyboardLayoutChange";</text:p>
          </table:table-cell>
          <table:table-cell/>
          <table:covered-table-cell/>
        </table:table-row>
        <table:table-row table:style-name="ro1">
          <table:table-cell table:style-name="ce1" office:value-type="string" calcext:value-type="string">
            <text:p>QEvent::KeyPress</text:p>
          </table:table-cell>
          <table:table-cell table:style-name="ce1" office:value-type="float" office:value="6" calcext:value-type="float">
            <text:p>6</text:p>
          </table:table-cell>
          <table:table-cell table:style-name="ce1" office:value-type="string" calcext:value-type="string">
            <text:p>Key press (<text:a xlink:href="https://doc.qt.io/qt-5/qkeyevent.html" xlink:type="simple">QKeyEvent</text:a>).</text:p>
          </table:table-cell>
          <table:table-cell table:formula="of:=IF(LEN([.A69]) =0;&quot;&quot;;COM.MICROSOFT.CONCAT(&quot;case &quot;;[.A69];&quot;: return &quot;&quot;&quot;; [.A69]; &quot;&quot;&quot;;&quot;))" office:value-type="string" office:string-value="case QEvent::KeyPress: return &quot;QEvent::KeyPress&quot;;" calcext:value-type="string">
            <text:p>case QEvent::KeyPress: return "QEvent::KeyPress";</text:p>
          </table:table-cell>
          <table:table-cell/>
          <table:covered-table-cell/>
        </table:table-row>
        <table:table-row table:style-name="ro1">
          <table:table-cell table:style-name="ce1" office:value-type="string" calcext:value-type="string">
            <text:p>QEvent::KeyRelease</text:p>
          </table:table-cell>
          <table:table-cell table:style-name="ce1" office:value-type="float" office:value="7" calcext:value-type="float">
            <text:p>7</text:p>
          </table:table-cell>
          <table:table-cell table:style-name="ce1" office:value-type="string" calcext:value-type="string">
            <text:p>Key release (<text:a xlink:href="https://doc.qt.io/qt-5/qkeyevent.html" xlink:type="simple">QKeyEvent</text:a>).</text:p>
          </table:table-cell>
          <table:table-cell table:formula="of:=IF(LEN([.A70]) =0;&quot;&quot;;COM.MICROSOFT.CONCAT(&quot;case &quot;;[.A70];&quot;: return &quot;&quot;&quot;; [.A70]; &quot;&quot;&quot;;&quot;))" office:value-type="string" office:string-value="case QEvent::KeyRelease: return &quot;QEvent::KeyRelease&quot;;" calcext:value-type="string">
            <text:p>case QEvent::KeyRelease: return "QEvent::KeyRelease";</text:p>
          </table:table-cell>
          <table:table-cell/>
          <table:covered-table-cell/>
        </table:table-row>
        <table:table-row table:style-name="ro2">
          <table:table-cell table:style-name="ce1" office:value-type="string" calcext:value-type="string">
            <text:p>QEvent::LanguageChange</text:p>
          </table:table-cell>
          <table:table-cell table:style-name="ce1" office:value-type="float" office:value="89" calcext:value-type="float">
            <text:p>89</text:p>
          </table:table-cell>
          <table:table-cell table:style-name="ce1" office:value-type="string" calcext:value-type="string">
            <text:p>The application translation changed.</text:p>
          </table:table-cell>
          <table:table-cell table:formula="of:=IF(LEN([.A71]) =0;&quot;&quot;;COM.MICROSOFT.CONCAT(&quot;case &quot;;[.A71];&quot;: return &quot;&quot;&quot;; [.A71]; &quot;&quot;&quot;;&quot;))" office:value-type="string" office:string-value="case QEvent::LanguageChange: return &quot;QEvent::LanguageChange&quot;;" calcext:value-type="string">
            <text:p>case QEvent::LanguageChange: return "QEvent::LanguageChange";</text:p>
          </table:table-cell>
          <table:table-cell/>
          <table:covered-table-cell/>
        </table:table-row>
        <table:table-row table:style-name="ro2">
          <table:table-cell table:style-name="ce1" office:value-type="string" calcext:value-type="string">
            <text:p>QEvent::LayoutDirectionChange</text:p>
          </table:table-cell>
          <table:table-cell table:style-name="ce1" office:value-type="float" office:value="90" calcext:value-type="float">
            <text:p>90</text:p>
          </table:table-cell>
          <table:table-cell table:style-name="ce1" office:value-type="string" calcext:value-type="string">
            <text:p>The direction of layouts changed.</text:p>
          </table:table-cell>
          <table:table-cell table:formula="of:=IF(LEN([.A72]) =0;&quot;&quot;;COM.MICROSOFT.CONCAT(&quot;case &quot;;[.A72];&quot;: return &quot;&quot;&quot;; [.A72]; &quot;&quot;&quot;;&quot;))" office:value-type="string" office:string-value="case QEvent::LayoutDirectionChange: return &quot;QEvent::LayoutDirectionChange&quot;;" calcext:value-type="string">
            <text:p>case QEvent::LayoutDirectionChange: return "QEvent::LayoutDirectionChange";</text:p>
          </table:table-cell>
          <table:table-cell/>
          <table:covered-table-cell/>
        </table:table-row>
        <table:table-row table:style-name="ro1">
          <table:table-cell table:style-name="ce1" office:value-type="string" calcext:value-type="string">
            <text:p>QEvent::LayoutRequest</text:p>
          </table:table-cell>
          <table:table-cell table:style-name="ce1" office:value-type="float" office:value="76" calcext:value-type="float">
            <text:p>76</text:p>
          </table:table-cell>
          <table:table-cell table:style-name="ce1" office:value-type="string" calcext:value-type="string">
            <text:p>Widget layout needs to be redone.</text:p>
          </table:table-cell>
          <table:table-cell table:formula="of:=IF(LEN([.A73]) =0;&quot;&quot;;COM.MICROSOFT.CONCAT(&quot;case &quot;;[.A73];&quot;: return &quot;&quot;&quot;; [.A73]; &quot;&quot;&quot;;&quot;))" office:value-type="string" office:string-value="case QEvent::LayoutRequest: return &quot;QEvent::LayoutRequest&quot;;" calcext:value-type="string">
            <text:p>case QEvent::LayoutRequest: return "QEvent::LayoutRequest";</text:p>
          </table:table-cell>
          <table:table-cell/>
          <table:covered-table-cell/>
        </table:table-row>
        <table:table-row table:style-name="ro1">
          <table:table-cell table:style-name="ce1" office:value-type="string" calcext:value-type="string">
            <text:p>QEvent::Leave</text:p>
          </table:table-cell>
          <table:table-cell table:style-name="ce1" office:value-type="float" office:value="11" calcext:value-type="float">
            <text:p>11</text:p>
          </table:table-cell>
          <table:table-cell table:style-name="ce1" office:value-type="string" calcext:value-type="string">
            <text:p>Mouse leaves widget's boundaries.</text:p>
          </table:table-cell>
          <table:table-cell table:formula="of:=IF(LEN([.A74]) =0;&quot;&quot;;COM.MICROSOFT.CONCAT(&quot;case &quot;;[.A74];&quot;: return &quot;&quot;&quot;; [.A74]; &quot;&quot;&quot;;&quot;))" office:value-type="string" office:string-value="case QEvent::Leave: return &quot;QEvent::Leave&quot;;" calcext:value-type="string">
            <text:p>case QEvent::Leave: return "QEvent::Leave";</text:p>
          </table:table-cell>
          <table:table-cell/>
          <table:covered-table-cell/>
        </table:table-row>
        <table:table-row table:style-name="ro2">
          <table:table-cell table:style-name="ce1" office:value-type="string" calcext:value-type="string">
            <text:p>QEvent::LeaveEditFocus</text:p>
          </table:table-cell>
          <table:table-cell table:style-name="ce1" office:value-type="float" office:value="151" calcext:value-type="float">
            <text:p>151</text:p>
          </table:table-cell>
          <table:table-cell table:style-name="ce1" office:value-type="string" calcext:value-type="string">
            <text:p>An editor widget loses focus for editing. QT_KEYPAD_NAVIGATION must be defined.</text:p>
          </table:table-cell>
          <table:table-cell table:formula="of:=IF(LEN([.A75]) =0;&quot;&quot;;COM.MICROSOFT.CONCAT(&quot;case &quot;;[.A75];&quot;: return &quot;&quot;&quot;; [.A75]; &quot;&quot;&quot;;&quot;))" office:value-type="string" office:string-value="case QEvent::LeaveEditFocus: return &quot;QEvent::LeaveEditFocus&quot;;" calcext:value-type="string">
            <text:p>case QEvent::LeaveEditFocus: return "QEvent::LeaveEditFocus";</text:p>
          </table:table-cell>
          <table:table-cell/>
          <table:covered-table-cell/>
        </table:table-row>
        <table:table-row table:style-name="ro2">
          <table:table-cell table:style-name="ce1" office:value-type="string" calcext:value-type="string">
            <text:p>QEvent::LeaveWhatsThisMode</text:p>
          </table:table-cell>
          <table:table-cell table:style-name="ce1" office:value-type="float" office:value="125" calcext:value-type="float">
            <text:p>125</text:p>
          </table:table-cell>
          <table:table-cell table:style-name="ce1" office:value-type="string" calcext:value-type="string">
            <text:p>Send to toplevel widgets when the application leaves "What's This?" mode.</text:p>
          </table:table-cell>
          <table:table-cell table:formula="of:=IF(LEN([.A76]) =0;&quot;&quot;;COM.MICROSOFT.CONCAT(&quot;case &quot;;[.A76];&quot;: return &quot;&quot;&quot;; [.A76]; &quot;&quot;&quot;;&quot;))" office:value-type="string" office:string-value="case QEvent::LeaveWhatsThisMode: return &quot;QEvent::LeaveWhatsThisMode&quot;;" calcext:value-type="string">
            <text:p>case QEvent::LeaveWhatsThisMode: return "QEvent::LeaveWhatsThisMode";</text:p>
          </table:table-cell>
          <table:table-cell/>
          <table:covered-table-cell/>
        </table:table-row>
        <table:table-row table:style-name="ro2">
          <table:table-cell table:style-name="ce1" office:value-type="string" calcext:value-type="string">
            <text:p>QEvent::LocaleChange</text:p>
          </table:table-cell>
          <table:table-cell table:style-name="ce1" office:value-type="float" office:value="88" calcext:value-type="float">
            <text:p>88</text:p>
          </table:table-cell>
          <table:table-cell table:style-name="ce1" office:value-type="string" calcext:value-type="string">
            <text:p>The system locale has changed.</text:p>
          </table:table-cell>
          <table:table-cell table:formula="of:=IF(LEN([.A77]) =0;&quot;&quot;;COM.MICROSOFT.CONCAT(&quot;case &quot;;[.A77];&quot;: return &quot;&quot;&quot;; [.A77]; &quot;&quot;&quot;;&quot;))" office:value-type="string" office:string-value="case QEvent::LocaleChange: return &quot;QEvent::LocaleChange&quot;;" calcext:value-type="string">
            <text:p>case QEvent::LocaleChange: return "QEvent::LocaleChange";</text:p>
          </table:table-cell>
          <table:table-cell/>
          <table:covered-table-cell/>
        </table:table-row>
        <table:table-row table:style-name="ro2">
          <table:table-cell table:style-name="ce1" office:value-type="string" calcext:value-type="string">
            <text:p>QEvent::NonClientAreaMouseButtonDblClick</text:p>
          </table:table-cell>
          <table:table-cell table:style-name="ce1" office:value-type="float" office:value="176" calcext:value-type="float">
            <text:p>176</text:p>
          </table:table-cell>
          <table:table-cell table:style-name="ce1" office:value-type="string" calcext:value-type="string">
            <text:p>A mouse double click occurred outside the client area (<text:a xlink:href="https://doc.qt.io/qt-5/qmouseevent.html" xlink:type="simple">QMouseEvent</text:a>).</text:p>
          </table:table-cell>
          <table:table-cell table:formula="of:=IF(LEN([.A78]) =0;&quot;&quot;;COM.MICROSOFT.CONCAT(&quot;case &quot;;[.A78];&quot;: return &quot;&quot;&quot;; [.A78]; &quot;&quot;&quot;;&quot;))" office:value-type="string" office:string-value="case QEvent::NonClientAreaMouseButtonDblClick: return &quot;QEvent::NonClientAreaMouseButtonDblClick&quot;;" calcext:value-type="string">
            <text:p>case QEvent::NonClientAreaMouseButtonDblClick: return "QEvent::NonClientAreaMouseButtonDblClick";</text:p>
          </table:table-cell>
          <table:table-cell/>
          <table:covered-table-cell/>
        </table:table-row>
        <table:table-row table:style-name="ro2">
          <table:table-cell table:style-name="ce1" office:value-type="string" calcext:value-type="string">
            <text:p>QEvent::NonClientAreaMouseButtonPress</text:p>
          </table:table-cell>
          <table:table-cell table:style-name="ce1" office:value-type="float" office:value="174" calcext:value-type="float">
            <text:p>174</text:p>
          </table:table-cell>
          <table:table-cell table:style-name="ce1" office:value-type="string" calcext:value-type="string">
            <text:p>A mouse button press occurred outside the client area (<text:a xlink:href="https://doc.qt.io/qt-5/qmouseevent.html" xlink:type="simple">QMouseEvent</text:a>).</text:p>
          </table:table-cell>
          <table:table-cell table:formula="of:=IF(LEN([.A79]) =0;&quot;&quot;;COM.MICROSOFT.CONCAT(&quot;case &quot;;[.A79];&quot;: return &quot;&quot;&quot;; [.A79]; &quot;&quot;&quot;;&quot;))" office:value-type="string" office:string-value="case QEvent::NonClientAreaMouseButtonPress: return &quot;QEvent::NonClientAreaMouseButtonPress&quot;;" calcext:value-type="string">
            <text:p>case QEvent::NonClientAreaMouseButtonPress: return "QEvent::NonClientAreaMouseButtonPress";</text:p>
          </table:table-cell>
          <table:table-cell/>
          <table:covered-table-cell/>
        </table:table-row>
        <table:table-row table:style-name="ro2">
          <table:table-cell table:style-name="ce1" office:value-type="string" calcext:value-type="string">
            <text:p>QEvent::NonClientAreaMouseButtonRelease</text:p>
          </table:table-cell>
          <table:table-cell table:style-name="ce1" office:value-type="float" office:value="175" calcext:value-type="float">
            <text:p>175</text:p>
          </table:table-cell>
          <table:table-cell table:style-name="ce1" office:value-type="string" calcext:value-type="string">
            <text:p>A mouse button release occurred outside the client area (<text:a xlink:href="https://doc.qt.io/qt-5/qmouseevent.html" xlink:type="simple">QMouseEvent</text:a>).</text:p>
          </table:table-cell>
          <table:table-cell table:formula="of:=IF(LEN([.A80]) =0;&quot;&quot;;COM.MICROSOFT.CONCAT(&quot;case &quot;;[.A80];&quot;: return &quot;&quot;&quot;; [.A80]; &quot;&quot;&quot;;&quot;))" office:value-type="string" office:string-value="case QEvent::NonClientAreaMouseButtonRelease: return &quot;QEvent::NonClientAreaMouseButtonRelease&quot;;" calcext:value-type="string">
            <text:p>case QEvent::NonClientAreaMouseButtonRelease: return "QEvent::NonClientAreaMouseButtonRelease";</text:p>
          </table:table-cell>
          <table:table-cell/>
          <table:covered-table-cell/>
        </table:table-row>
        <table:table-row table:style-name="ro2">
          <table:table-cell table:style-name="ce1" office:value-type="string" calcext:value-type="string">
            <text:p>QEvent::NonClientAreaMouseMove</text:p>
          </table:table-cell>
          <table:table-cell table:style-name="ce1" office:value-type="float" office:value="173" calcext:value-type="float">
            <text:p>173</text:p>
          </table:table-cell>
          <table:table-cell table:style-name="ce1" office:value-type="string" calcext:value-type="string">
            <text:p>A mouse move occurred outside the client area (<text:a xlink:href="https://doc.qt.io/qt-5/qmouseevent.html" xlink:type="simple">QMouseEvent</text:a>).</text:p>
          </table:table-cell>
          <table:table-cell table:formula="of:=IF(LEN([.A81]) =0;&quot;&quot;;COM.MICROSOFT.CONCAT(&quot;case &quot;;[.A81];&quot;: return &quot;&quot;&quot;; [.A81]; &quot;&quot;&quot;;&quot;))" office:value-type="string" office:string-value="case QEvent::NonClientAreaMouseMove: return &quot;QEvent::NonClientAreaMouseMove&quot;;" calcext:value-type="string">
            <text:p>case QEvent::NonClientAreaMouseMove: return "QEvent::NonClientAreaMouseMove";</text:p>
          </table:table-cell>
          <table:table-cell/>
          <table:covered-table-cell/>
        </table:table-row>
        <table:table-row table:style-name="ro2">
          <table:table-cell table:style-name="ce1" office:value-type="string" calcext:value-type="string">
            <text:p>QEvent::MacSizeChange</text:p>
          </table:table-cell>
          <table:table-cell table:style-name="ce1" office:value-type="float" office:value="177" calcext:value-type="float">
            <text:p>177</text:p>
          </table:table-cell>
          <table:table-cell table:style-name="ce1" office:value-type="string" calcext:value-type="string">
            <text:p>The user changed his widget sizes (macOS only).</text:p>
          </table:table-cell>
          <table:table-cell table:formula="of:=IF(LEN([.A82]) =0;&quot;&quot;;COM.MICROSOFT.CONCAT(&quot;case &quot;;[.A82];&quot;: return &quot;&quot;&quot;; [.A82]; &quot;&quot;&quot;;&quot;))" office:value-type="string" office:string-value="case QEvent::MacSizeChange: return &quot;QEvent::MacSizeChange&quot;;" calcext:value-type="string">
            <text:p>case QEvent::MacSizeChange: return "QEvent::MacSizeChange";</text:p>
          </table:table-cell>
          <table:table-cell/>
          <table:covered-table-cell/>
        </table:table-row>
        <table:table-row table:style-name="ro2">
          <table:table-cell table:style-name="ce1" office:value-type="string" calcext:value-type="string">
            <text:p>QEvent::MetaCall</text:p>
          </table:table-cell>
          <table:table-cell table:style-name="ce1" office:value-type="float" office:value="43" calcext:value-type="float">
            <text:p>43</text:p>
          </table:table-cell>
          <table:table-cell table:style-name="ce1" office:value-type="string" calcext:value-type="string">
            <text:p>An asynchronous method invocation via <text:a xlink:href="https://doc.qt.io/qt-5/qmetaobject.html#invokeMethod" xlink:type="simple">QMetaObject::invokeMethod</text:a>().</text:p>
          </table:table-cell>
          <table:table-cell table:formula="of:=IF(LEN([.A83]) =0;&quot;&quot;;COM.MICROSOFT.CONCAT(&quot;case &quot;;[.A83];&quot;: return &quot;&quot;&quot;; [.A83]; &quot;&quot;&quot;;&quot;))" office:value-type="string" office:string-value="case QEvent::MetaCall: return &quot;QEvent::MetaCall&quot;;" calcext:value-type="string">
            <text:p>case QEvent::MetaCall: return "QEvent::MetaCall";</text:p>
          </table:table-cell>
          <table:table-cell/>
          <table:covered-table-cell/>
        </table:table-row>
        <table:table-row table:style-name="ro2">
          <table:table-cell table:style-name="ce1" office:value-type="string" calcext:value-type="string">
            <text:p>QEvent::ModifiedChange</text:p>
          </table:table-cell>
          <table:table-cell table:style-name="ce1" office:value-type="float" office:value="102" calcext:value-type="float">
            <text:p>102</text:p>
          </table:table-cell>
          <table:table-cell table:style-name="ce1" office:value-type="string" calcext:value-type="string">
            <text:p>Widgets modification state has been changed.</text:p>
          </table:table-cell>
          <table:table-cell table:formula="of:=IF(LEN([.A84]) =0;&quot;&quot;;COM.MICROSOFT.CONCAT(&quot;case &quot;;[.A84];&quot;: return &quot;&quot;&quot;; [.A84]; &quot;&quot;&quot;;&quot;))" office:value-type="string" office:string-value="case QEvent::ModifiedChange: return &quot;QEvent::ModifiedChange&quot;;" calcext:value-type="string">
            <text:p>case QEvent::ModifiedChange: return "QEvent::ModifiedChange";</text:p>
          </table:table-cell>
          <table:table-cell/>
          <table:covered-table-cell/>
        </table:table-row>
        <table:table-row table:style-name="ro2">
          <table:table-cell table:style-name="ce1" office:value-type="string" calcext:value-type="string">
            <text:p>QEvent::MouseButtonDblClick</text:p>
          </table:table-cell>
          <table:table-cell table:style-name="ce1" office:value-type="float" office:value="4" calcext:value-type="float">
            <text:p>4</text:p>
          </table:table-cell>
          <table:table-cell table:style-name="ce1" office:value-type="string" calcext:value-type="string">
            <text:p>Mouse press again (<text:a xlink:href="https://doc.qt.io/qt-5/qmouseevent.html" xlink:type="simple">QMouseEvent</text:a>).</text:p>
          </table:table-cell>
          <table:table-cell table:formula="of:=IF(LEN([.A85]) =0;&quot;&quot;;COM.MICROSOFT.CONCAT(&quot;case &quot;;[.A85];&quot;: return &quot;&quot;&quot;; [.A85]; &quot;&quot;&quot;;&quot;))" office:value-type="string" office:string-value="case QEvent::MouseButtonDblClick: return &quot;QEvent::MouseButtonDblClick&quot;;" calcext:value-type="string">
            <text:p>case QEvent::MouseButtonDblClick: return "QEvent::MouseButtonDblClick";</text:p>
          </table:table-cell>
          <table:table-cell/>
          <table:covered-table-cell/>
        </table:table-row>
        <table:table-row table:style-name="ro2">
          <table:table-cell table:style-name="ce1" office:value-type="string" calcext:value-type="string">
            <text:p>QEvent::MouseButtonPress</text:p>
          </table:table-cell>
          <table:table-cell table:style-name="ce1" office:value-type="float" office:value="2" calcext:value-type="float">
            <text:p>2</text:p>
          </table:table-cell>
          <table:table-cell table:style-name="ce1" office:value-type="string" calcext:value-type="string">
            <text:p>Mouse press (<text:a xlink:href="https://doc.qt.io/qt-5/qmouseevent.html" xlink:type="simple">QMouseEvent</text:a>).</text:p>
          </table:table-cell>
          <table:table-cell table:formula="of:=IF(LEN([.A86]) =0;&quot;&quot;;COM.MICROSOFT.CONCAT(&quot;case &quot;;[.A86];&quot;: return &quot;&quot;&quot;; [.A86]; &quot;&quot;&quot;;&quot;))" office:value-type="string" office:string-value="case QEvent::MouseButtonPress: return &quot;QEvent::MouseButtonPress&quot;;" calcext:value-type="string">
            <text:p>case QEvent::MouseButtonPress: return "QEvent::MouseButtonPress";</text:p>
          </table:table-cell>
          <table:table-cell/>
          <table:covered-table-cell/>
        </table:table-row>
        <table:table-row table:style-name="ro2">
          <table:table-cell table:style-name="ce1" office:value-type="string" calcext:value-type="string">
            <text:p>QEvent::MouseButtonRelease</text:p>
          </table:table-cell>
          <table:table-cell table:style-name="ce1" office:value-type="float" office:value="3" calcext:value-type="float">
            <text:p>3</text:p>
          </table:table-cell>
          <table:table-cell table:style-name="ce1" office:value-type="string" calcext:value-type="string">
            <text:p>Mouse release (<text:a xlink:href="https://doc.qt.io/qt-5/qmouseevent.html" xlink:type="simple">QMouseEvent</text:a>).</text:p>
          </table:table-cell>
          <table:table-cell table:formula="of:=IF(LEN([.A87]) =0;&quot;&quot;;COM.MICROSOFT.CONCAT(&quot;case &quot;;[.A87];&quot;: return &quot;&quot;&quot;; [.A87]; &quot;&quot;&quot;;&quot;))" office:value-type="string" office:string-value="case QEvent::MouseButtonRelease: return &quot;QEvent::MouseButtonRelease&quot;;" calcext:value-type="string">
            <text:p>case QEvent::MouseButtonRelease: return "QEvent::MouseButtonRelease";</text:p>
          </table:table-cell>
          <table:table-cell/>
          <table:covered-table-cell/>
        </table:table-row>
        <table:table-row table:style-name="ro2">
          <table:table-cell table:style-name="ce1" office:value-type="string" calcext:value-type="string">
            <text:p>QEvent::MouseMove</text:p>
          </table:table-cell>
          <table:table-cell table:style-name="ce1" office:value-type="float" office:value="5" calcext:value-type="float">
            <text:p>5</text:p>
          </table:table-cell>
          <table:table-cell table:style-name="ce1" office:value-type="string" calcext:value-type="string">
            <text:p>Mouse move (<text:a xlink:href="https://doc.qt.io/qt-5/qmouseevent.html" xlink:type="simple">QMouseEvent</text:a>).</text:p>
          </table:table-cell>
          <table:table-cell table:formula="of:=IF(LEN([.A88]) =0;&quot;&quot;;COM.MICROSOFT.CONCAT(&quot;case &quot;;[.A88];&quot;: return &quot;&quot;&quot;; [.A88]; &quot;&quot;&quot;;&quot;))" office:value-type="string" office:string-value="case QEvent::MouseMove: return &quot;QEvent::MouseMove&quot;;" calcext:value-type="string">
            <text:p>case QEvent::MouseMove: return "QEvent::MouseMove";</text:p>
          </table:table-cell>
          <table:table-cell/>
          <table:covered-table-cell/>
        </table:table-row>
        <table:table-row table:style-name="ro2">
          <table:table-cell table:style-name="ce1" office:value-type="string" calcext:value-type="string">
            <text:p>QEvent::MouseTrackingChange</text:p>
          </table:table-cell>
          <table:table-cell table:style-name="ce1" office:value-type="float" office:value="109" calcext:value-type="float">
            <text:p>109</text:p>
          </table:table-cell>
          <table:table-cell table:style-name="ce1" office:value-type="string" calcext:value-type="string">
            <text:p>The mouse tracking state has changed.</text:p>
          </table:table-cell>
          <table:table-cell table:formula="of:=IF(LEN([.A89]) =0;&quot;&quot;;COM.MICROSOFT.CONCAT(&quot;case &quot;;[.A89];&quot;: return &quot;&quot;&quot;; [.A89]; &quot;&quot;&quot;;&quot;))" office:value-type="string" office:string-value="case QEvent::MouseTrackingChange: return &quot;QEvent::MouseTrackingChange&quot;;" calcext:value-type="string">
            <text:p>case QEvent::MouseTrackingChange: return "QEvent::MouseTrackingChange";</text:p>
          </table:table-cell>
          <table:table-cell/>
          <table:covered-table-cell/>
        </table:table-row>
        <table:table-row table:style-name="ro1">
          <table:table-cell table:style-name="ce1" office:value-type="string" calcext:value-type="string">
            <text:p>QEvent::Move</text:p>
          </table:table-cell>
          <table:table-cell table:style-name="ce1" office:value-type="float" office:value="13" calcext:value-type="float">
            <text:p>13</text:p>
          </table:table-cell>
          <table:table-cell table:style-name="ce1" office:value-type="string" calcext:value-type="string">
            <text:p>Widget's position changed (<text:a xlink:href="https://doc.qt.io/qt-5/qmoveevent.html" xlink:type="simple">QMoveEvent</text:a>).</text:p>
          </table:table-cell>
          <table:table-cell table:formula="of:=IF(LEN([.A90]) =0;&quot;&quot;;COM.MICROSOFT.CONCAT(&quot;case &quot;;[.A90];&quot;: return &quot;&quot;&quot;; [.A90]; &quot;&quot;&quot;;&quot;))" office:value-type="string" office:string-value="case QEvent::Move: return &quot;QEvent::Move&quot;;" calcext:value-type="string">
            <text:p>case QEvent::Move: return "QEvent::Move";</text:p>
          </table:table-cell>
          <table:table-cell/>
          <table:covered-table-cell/>
        </table:table-row>
        <table:table-row table:style-name="ro1">
          <table:table-cell table:style-name="ce1" office:value-type="string" calcext:value-type="string">
            <text:p>QEvent::NativeGesture</text:p>
          </table:table-cell>
          <table:table-cell table:style-name="ce1" office:value-type="float" office:value="197" calcext:value-type="float">
            <text:p>197</text:p>
          </table:table-cell>
          <table:table-cell table:style-name="ce1" office:value-type="string" calcext:value-type="string">
            <text:p>The system has detected a gesture (<text:a xlink:href="https://doc.qt.io/qt-5/qnativegestureevent.html" xlink:type="simple">QNativeGestureEvent</text:a>).</text:p>
          </table:table-cell>
          <table:table-cell table:formula="of:=IF(LEN([.A91]) =0;&quot;&quot;;COM.MICROSOFT.CONCAT(&quot;case &quot;;[.A91];&quot;: return &quot;&quot;&quot;; [.A91]; &quot;&quot;&quot;;&quot;))" office:value-type="string" office:string-value="case QEvent::NativeGesture: return &quot;QEvent::NativeGesture&quot;;" calcext:value-type="string">
            <text:p>case QEvent::NativeGesture: return "QEvent::NativeGesture";</text:p>
          </table:table-cell>
          <table:table-cell/>
          <table:covered-table-cell/>
        </table:table-row>
        <table:table-row table:style-name="ro2">
          <table:table-cell table:style-name="ce1" office:value-type="string" calcext:value-type="string">
            <text:p>QEvent::OrientationChange</text:p>
          </table:table-cell>
          <table:table-cell table:style-name="ce1" office:value-type="float" office:value="208" calcext:value-type="float">
            <text:p>208</text:p>
          </table:table-cell>
          <table:table-cell table:style-name="ce1" office:value-type="string" calcext:value-type="string">
            <text:p>The screens orientation has changes (<text:a xlink:href="https://doc.qt.io/qt-5/qscreenorientationchangeevent.html" xlink:type="simple">QScreenOrientationChangeEvent</text:a>).</text:p>
          </table:table-cell>
          <table:table-cell table:formula="of:=IF(LEN([.A92]) =0;&quot;&quot;;COM.MICROSOFT.CONCAT(&quot;case &quot;;[.A92];&quot;: return &quot;&quot;&quot;; [.A92]; &quot;&quot;&quot;;&quot;))" office:value-type="string" office:string-value="case QEvent::OrientationChange: return &quot;QEvent::OrientationChange&quot;;" calcext:value-type="string">
            <text:p>case QEvent::OrientationChange: return "QEvent::OrientationChange";</text:p>
          </table:table-cell>
          <table:table-cell/>
          <table:covered-table-cell/>
        </table:table-row>
        <table:table-row table:style-name="ro1">
          <table:table-cell table:style-name="ce1" office:value-type="string" calcext:value-type="string">
            <text:p>QEvent::Paint</text:p>
          </table:table-cell>
          <table:table-cell table:style-name="ce1" office:value-type="float" office:value="12" calcext:value-type="float">
            <text:p>12</text:p>
          </table:table-cell>
          <table:table-cell table:style-name="ce1" office:value-type="string" calcext:value-type="string">
            <text:p>Screen update necessary (<text:a xlink:href="https://doc.qt.io/qt-5/qpaintevent.html" xlink:type="simple">QPaintEvent</text:a>).</text:p>
          </table:table-cell>
          <table:table-cell table:formula="of:=IF(LEN([.A93]) =0;&quot;&quot;;COM.MICROSOFT.CONCAT(&quot;case &quot;;[.A93];&quot;: return &quot;&quot;&quot;; [.A93]; &quot;&quot;&quot;;&quot;))" office:value-type="string" office:string-value="case QEvent::Paint: return &quot;QEvent::Paint&quot;;" calcext:value-type="string">
            <text:p>case QEvent::Paint: return "QEvent::Paint";</text:p>
          </table:table-cell>
          <table:table-cell/>
          <table:covered-table-cell/>
        </table:table-row>
        <table:table-row table:style-name="ro1">
          <table:table-cell table:style-name="ce1" office:value-type="string" calcext:value-type="string">
            <text:p>QEvent::PaletteChange</text:p>
          </table:table-cell>
          <table:table-cell table:style-name="ce1" office:value-type="float" office:value="39" calcext:value-type="float">
            <text:p>39</text:p>
          </table:table-cell>
          <table:table-cell table:style-name="ce1" office:value-type="string" calcext:value-type="string">
            <text:p>Palette of the widget changed.</text:p>
          </table:table-cell>
          <table:table-cell table:formula="of:=IF(LEN([.A94]) =0;&quot;&quot;;COM.MICROSOFT.CONCAT(&quot;case &quot;;[.A94];&quot;: return &quot;&quot;&quot;; [.A94]; &quot;&quot;&quot;;&quot;))" office:value-type="string" office:string-value="case QEvent::PaletteChange: return &quot;QEvent::PaletteChange&quot;;" calcext:value-type="string">
            <text:p>case QEvent::PaletteChange: return "QEvent::PaletteChange";</text:p>
          </table:table-cell>
          <table:table-cell/>
          <table:covered-table-cell/>
        </table:table-row>
        <table:table-row table:style-name="ro2">
          <table:table-cell table:style-name="ce1" office:value-type="string" calcext:value-type="string">
            <text:p>QEvent::ParentAboutToChange</text:p>
          </table:table-cell>
          <table:table-cell table:style-name="ce1" office:value-type="float" office:value="131" calcext:value-type="float">
            <text:p>131</text:p>
          </table:table-cell>
          <table:table-cell table:style-name="ce1" office:value-type="string" calcext:value-type="string">
            <text:p>The widget parent is about to change.</text:p>
          </table:table-cell>
          <table:table-cell table:formula="of:=IF(LEN([.A95]) =0;&quot;&quot;;COM.MICROSOFT.CONCAT(&quot;case &quot;;[.A95];&quot;: return &quot;&quot;&quot;; [.A95]; &quot;&quot;&quot;;&quot;))" office:value-type="string" office:string-value="case QEvent::ParentAboutToChange: return &quot;QEvent::ParentAboutToChange&quot;;" calcext:value-type="string">
            <text:p>case QEvent::ParentAboutToChange: return "QEvent::ParentAboutToChange";</text:p>
          </table:table-cell>
          <table:table-cell/>
          <table:covered-table-cell/>
        </table:table-row>
        <table:table-row table:style-name="ro1">
          <table:table-cell table:style-name="ce1" office:value-type="string" calcext:value-type="string">
            <text:p>QEvent::ParentChange</text:p>
          </table:table-cell>
          <table:table-cell table:style-name="ce1" office:value-type="float" office:value="21" calcext:value-type="float">
            <text:p>21</text:p>
          </table:table-cell>
          <table:table-cell table:style-name="ce1" office:value-type="string" calcext:value-type="string">
            <text:p>The widget parent has changed.</text:p>
          </table:table-cell>
          <table:table-cell table:formula="of:=IF(LEN([.A96]) =0;&quot;&quot;;COM.MICROSOFT.CONCAT(&quot;case &quot;;[.A96];&quot;: return &quot;&quot;&quot;; [.A96]; &quot;&quot;&quot;;&quot;))" office:value-type="string" office:string-value="case QEvent::ParentChange: return &quot;QEvent::ParentChange&quot;;" calcext:value-type="string">
            <text:p>case QEvent::ParentChange: return "QEvent::ParentChange";</text:p>
          </table:table-cell>
          <table:table-cell/>
          <table:covered-table-cell/>
        </table:table-row>
        <table:table-row table:style-name="ro1">
          <table:table-cell table:style-name="ce1" office:value-type="string" calcext:value-type="string">
            <text:p>QEvent::PlatformPanel</text:p>
          </table:table-cell>
          <table:table-cell table:style-name="ce1" office:value-type="float" office:value="212" calcext:value-type="float">
            <text:p>212</text:p>
          </table:table-cell>
          <table:table-cell table:style-name="ce1" office:value-type="string" calcext:value-type="string">
            <text:p>A platform specific panel has been requested.</text:p>
          </table:table-cell>
          <table:table-cell table:formula="of:=IF(LEN([.A97]) =0;&quot;&quot;;COM.MICROSOFT.CONCAT(&quot;case &quot;;[.A97];&quot;: return &quot;&quot;&quot;; [.A97]; &quot;&quot;&quot;;&quot;))" office:value-type="string" office:string-value="case QEvent::PlatformPanel: return &quot;QEvent::PlatformPanel&quot;;" calcext:value-type="string">
            <text:p>case QEvent::PlatformPanel: return "QEvent::PlatformPanel";</text:p>
          </table:table-cell>
          <table:table-cell/>
          <table:covered-table-cell/>
        </table:table-row>
        <table:table-row table:style-name="ro2">
          <table:table-cell table:style-name="ce1" office:value-type="string" calcext:value-type="string">
            <text:p>QEvent::PlatformSurface</text:p>
          </table:table-cell>
          <table:table-cell table:style-name="ce1" office:value-type="float" office:value="217" calcext:value-type="float">
            <text:p>217</text:p>
          </table:table-cell>
          <table:table-cell table:style-name="ce1" office:value-type="string" calcext:value-type="string">
            <text:p>A native platform surface has been created or is about to be destroyed (<text:a xlink:href="https://doc.qt.io/qt-5/qplatformsurfaceevent.html" xlink:type="simple">QPlatformSurfaceEvent</text:a>).</text:p>
          </table:table-cell>
          <table:table-cell table:formula="of:=IF(LEN([.A98]) =0;&quot;&quot;;COM.MICROSOFT.CONCAT(&quot;case &quot;;[.A98];&quot;: return &quot;&quot;&quot;; [.A98]; &quot;&quot;&quot;;&quot;))" office:value-type="string" office:string-value="case QEvent::PlatformSurface: return &quot;QEvent::PlatformSurface&quot;;" calcext:value-type="string">
            <text:p>case QEvent::PlatformSurface: return "QEvent::PlatformSurface";</text:p>
          </table:table-cell>
          <table:table-cell/>
          <table:covered-table-cell/>
        </table:table-row>
        <table:table-row table:style-name="ro1">
          <table:table-cell table:style-name="ce1" office:value-type="string" calcext:value-type="string">
            <text:p>QEvent::Polish</text:p>
          </table:table-cell>
          <table:table-cell table:style-name="ce1" office:value-type="float" office:value="75" calcext:value-type="float">
            <text:p>75</text:p>
          </table:table-cell>
          <table:table-cell table:style-name="ce1" office:value-type="string" calcext:value-type="string">
            <text:p>The widget is polished.</text:p>
          </table:table-cell>
          <table:table-cell table:formula="of:=IF(LEN([.A99]) =0;&quot;&quot;;COM.MICROSOFT.CONCAT(&quot;case &quot;;[.A99];&quot;: return &quot;&quot;&quot;; [.A99]; &quot;&quot;&quot;;&quot;))" office:value-type="string" office:string-value="case QEvent::Polish: return &quot;QEvent::Polish&quot;;" calcext:value-type="string">
            <text:p>case QEvent::Polish: return "QEvent::Polish";</text:p>
          </table:table-cell>
          <table:table-cell/>
          <table:covered-table-cell/>
        </table:table-row>
        <table:table-row table:style-name="ro1">
          <table:table-cell table:style-name="ce1" office:value-type="string" calcext:value-type="string">
            <text:p>QEvent::PolishRequest</text:p>
          </table:table-cell>
          <table:table-cell table:style-name="ce1" office:value-type="float" office:value="74" calcext:value-type="float">
            <text:p>74</text:p>
          </table:table-cell>
          <table:table-cell table:style-name="ce1" office:value-type="string" calcext:value-type="string">
            <text:p>The widget should be polished.</text:p>
          </table:table-cell>
          <table:table-cell table:formula="of:=IF(LEN([.A100]) =0;&quot;&quot;;COM.MICROSOFT.CONCAT(&quot;case &quot;;[.A100];&quot;: return &quot;&quot;&quot;; [.A100]; &quot;&quot;&quot;;&quot;))" office:value-type="string" office:string-value="case QEvent::PolishRequest: return &quot;QEvent::PolishRequest&quot;;" calcext:value-type="string">
            <text:p>case QEvent::PolishRequest: return "QEvent::PolishRequest";</text:p>
          </table:table-cell>
          <table:table-cell/>
          <table:covered-table-cell/>
        </table:table-row>
        <table:table-row table:style-name="ro2">
          <table:table-cell table:style-name="ce1" office:value-type="string" calcext:value-type="string">
            <text:p>QEvent::QueryWhatsThis</text:p>
          </table:table-cell>
          <table:table-cell table:style-name="ce1" office:value-type="float" office:value="123" calcext:value-type="float">
            <text:p>123</text:p>
          </table:table-cell>
          <table:table-cell table:style-name="ce1" office:value-type="string" calcext:value-type="string">
            <text:p>The widget should accept the event if it has "What's This?" help (<text:a xlink:href="https://doc.qt.io/qt-5/qhelpevent.html" xlink:type="simple">QHelpEvent</text:a>).</text:p>
          </table:table-cell>
          <table:table-cell table:formula="of:=IF(LEN([.A101]) =0;&quot;&quot;;COM.MICROSOFT.CONCAT(&quot;case &quot;;[.A101];&quot;: return &quot;&quot;&quot;; [.A101]; &quot;&quot;&quot;;&quot;))" office:value-type="string" office:string-value="case QEvent::QueryWhatsThis: return &quot;QEvent::QueryWhatsThis&quot;;" calcext:value-type="string">
            <text:p>case QEvent::QueryWhatsThis: return "QEvent::QueryWhatsThis";</text:p>
          </table:table-cell>
          <table:table-cell/>
          <table:covered-table-cell/>
        </table:table-row>
        <table:table-row table:style-name="ro2">
          <table:table-cell table:style-name="ce1" office:value-type="string" calcext:value-type="string">
            <text:p>QEvent::ReadOnlyChange</text:p>
          </table:table-cell>
          <table:table-cell table:style-name="ce1" office:value-type="float" office:value="106" calcext:value-type="float">
            <text:p>106</text:p>
          </table:table-cell>
          <table:table-cell table:style-name="ce1" office:value-type="string" calcext:value-type="string">
            <text:p>Widget's read-only state has changed (since Qt 5.4).</text:p>
          </table:table-cell>
          <table:table-cell table:formula="of:=IF(LEN([.A102]) =0;&quot;&quot;;COM.MICROSOFT.CONCAT(&quot;case &quot;;[.A102];&quot;: return &quot;&quot;&quot;; [.A102]; &quot;&quot;&quot;;&quot;))" office:value-type="string" office:string-value="case QEvent::ReadOnlyChange: return &quot;QEvent::ReadOnlyChange&quot;;" calcext:value-type="string">
            <text:p>case QEvent::ReadOnlyChange: return "QEvent::ReadOnlyChange";</text:p>
          </table:table-cell>
          <table:table-cell/>
          <table:covered-table-cell/>
        </table:table-row>
        <table:table-row table:style-name="ro2">
          <table:table-cell table:style-name="ce1" office:value-type="string" calcext:value-type="string">
            <text:p>QEvent::RequestSoftwareInputPanel</text:p>
          </table:table-cell>
          <table:table-cell table:style-name="ce1" office:value-type="float" office:value="199" calcext:value-type="float">
            <text:p>199</text:p>
          </table:table-cell>
          <table:table-cell table:style-name="ce1" office:value-type="string" calcext:value-type="string">
            <text:p>A widget wants to open a software input panel (SIP).</text:p>
          </table:table-cell>
          <table:table-cell table:formula="of:=IF(LEN([.A103]) =0;&quot;&quot;;COM.MICROSOFT.CONCAT(&quot;case &quot;;[.A103];&quot;: return &quot;&quot;&quot;; [.A103]; &quot;&quot;&quot;;&quot;))" office:value-type="string" office:string-value="case QEvent::RequestSoftwareInputPanel: return &quot;QEvent::RequestSoftwareInputPanel&quot;;" calcext:value-type="string">
            <text:p>case QEvent::RequestSoftwareInputPanel: return "QEvent::RequestSoftwareInputPanel";</text:p>
          </table:table-cell>
          <table:table-cell/>
          <table:covered-table-cell/>
        </table:table-row>
        <table:table-row table:style-name="ro1">
          <table:table-cell table:style-name="ce1" office:value-type="string" calcext:value-type="string">
            <text:p>QEvent::Resize</text:p>
          </table:table-cell>
          <table:table-cell table:style-name="ce1" office:value-type="float" office:value="14" calcext:value-type="float">
            <text:p>14</text:p>
          </table:table-cell>
          <table:table-cell table:style-name="ce1" office:value-type="string" calcext:value-type="string">
            <text:p>Widget's size changed (<text:a xlink:href="https://doc.qt.io/qt-5/qresizeevent.html" xlink:type="simple">QResizeEvent</text:a>).</text:p>
          </table:table-cell>
          <table:table-cell table:formula="of:=IF(LEN([.A104]) =0;&quot;&quot;;COM.MICROSOFT.CONCAT(&quot;case &quot;;[.A104];&quot;: return &quot;&quot;&quot;; [.A104]; &quot;&quot;&quot;;&quot;))" office:value-type="string" office:string-value="case QEvent::Resize: return &quot;QEvent::Resize&quot;;" calcext:value-type="string">
            <text:p>case QEvent::Resize: return "QEvent::Resize";</text:p>
          </table:table-cell>
          <table:table-cell/>
          <table:covered-table-cell/>
        </table:table-row>
        <table:table-row table:style-name="ro2">
          <table:table-cell table:style-name="ce1" office:value-type="string" calcext:value-type="string">
            <text:p>QEvent::ScrollPrepare</text:p>
          </table:table-cell>
          <table:table-cell table:style-name="ce1" office:value-type="float" office:value="204" calcext:value-type="float">
            <text:p>204</text:p>
          </table:table-cell>
          <table:table-cell table:style-name="ce1" office:value-type="string" calcext:value-type="string">
            <text:p>The object needs to fill in its geometry information (<text:a xlink:href="https://doc.qt.io/qt-5/qscrollprepareevent.html" xlink:type="simple">QScrollPrepareEvent</text:a>).</text:p>
          </table:table-cell>
          <table:table-cell table:formula="of:=IF(LEN([.A105]) =0;&quot;&quot;;COM.MICROSOFT.CONCAT(&quot;case &quot;;[.A105];&quot;: return &quot;&quot;&quot;; [.A105]; &quot;&quot;&quot;;&quot;))" office:value-type="string" office:string-value="case QEvent::ScrollPrepare: return &quot;QEvent::ScrollPrepare&quot;;" calcext:value-type="string">
            <text:p>case QEvent::ScrollPrepare: return "QEvent::ScrollPrepare";</text:p>
          </table:table-cell>
          <table:table-cell/>
          <table:covered-table-cell/>
        </table:table-row>
        <table:table-row table:style-name="ro2">
          <table:table-cell table:style-name="ce1" office:value-type="string" calcext:value-type="string">
            <text:p>QEvent::Scroll</text:p>
          </table:table-cell>
          <table:table-cell table:style-name="ce1" office:value-type="float" office:value="205" calcext:value-type="float">
            <text:p>205</text:p>
          </table:table-cell>
          <table:table-cell table:style-name="ce1" office:value-type="string" calcext:value-type="string">
            <text:p>The object needs to scroll to the supplied position (<text:a xlink:href="https://doc.qt.io/qt-5/qscrollevent.html" xlink:type="simple">QScrollEvent</text:a>).</text:p>
          </table:table-cell>
          <table:table-cell table:formula="of:=IF(LEN([.A106]) =0;&quot;&quot;;COM.MICROSOFT.CONCAT(&quot;case &quot;;[.A106];&quot;: return &quot;&quot;&quot;; [.A106]; &quot;&quot;&quot;;&quot;))" office:value-type="string" office:string-value="case QEvent::Scroll: return &quot;QEvent::Scroll&quot;;" calcext:value-type="string">
            <text:p>case QEvent::Scroll: return "QEvent::Scroll";</text:p>
          </table:table-cell>
          <table:table-cell/>
          <table:covered-table-cell/>
        </table:table-row>
        <table:table-row table:style-name="ro2">
          <table:table-cell table:style-name="ce1" office:value-type="string" calcext:value-type="string">
            <text:p>QEvent::Shortcut</text:p>
          </table:table-cell>
          <table:table-cell table:style-name="ce1" office:value-type="float" office:value="117" calcext:value-type="float">
            <text:p>117</text:p>
          </table:table-cell>
          <table:table-cell table:style-name="ce1" office:value-type="string" calcext:value-type="string">
            <text:p>Key press in child for shortcut key handling (<text:a xlink:href="https://doc.qt.io/qt-5/qshortcutevent.html" xlink:type="simple">QShortcutEvent</text:a>).</text:p>
          </table:table-cell>
          <table:table-cell table:formula="of:=IF(LEN([.A107]) =0;&quot;&quot;;COM.MICROSOFT.CONCAT(&quot;case &quot;;[.A107];&quot;: return &quot;&quot;&quot;; [.A107]; &quot;&quot;&quot;;&quot;))" office:value-type="string" office:string-value="case QEvent::Shortcut: return &quot;QEvent::Shortcut&quot;;" calcext:value-type="string">
            <text:p>case QEvent::Shortcut: return "QEvent::Shortcut";</text:p>
          </table:table-cell>
          <table:table-cell/>
          <table:covered-table-cell/>
        </table:table-row>
        <table:table-row table:style-name="ro3">
          <table:table-cell table:style-name="ce1" office:value-type="string" calcext:value-type="string">
            <text:p>QEvent::ShortcutOverride</text:p>
          </table:table-cell>
          <table:table-cell table:style-name="ce1" office:value-type="float" office:value="51" calcext:value-type="float">
            <text:p>51</text:p>
          </table:table-cell>
          <table:table-cell table:style-name="ce1" office:value-type="string" calcext:value-type="string">
            <text:p>Key press in child, for overriding shortcut key handling (<text:a xlink:href="https://doc.qt.io/qt-5/qkeyevent.html" xlink:type="simple">QKeyEvent</text:a>). When a shortcut is about to trigger, ShortcutOverride is sent to the active window. This allows clients (e.g. widgets) to signal that they will handle the shortcut themselves, by accepting the event. If the shortcut override is accepted, the event is delivered as a normal key press to the focus widget. Otherwise, it triggers the shortcut action, if one exists.</text:p>
          </table:table-cell>
          <table:table-cell table:formula="of:=IF(LEN([.A108]) =0;&quot;&quot;;COM.MICROSOFT.CONCAT(&quot;case &quot;;[.A108];&quot;: return &quot;&quot;&quot;; [.A108]; &quot;&quot;&quot;;&quot;))" office:value-type="string" office:string-value="case QEvent::ShortcutOverride: return &quot;QEvent::ShortcutOverride&quot;;" calcext:value-type="string">
            <text:p>case QEvent::ShortcutOverride: return "QEvent::ShortcutOverride";</text:p>
          </table:table-cell>
          <table:table-cell/>
          <table:covered-table-cell/>
        </table:table-row>
        <table:table-row table:style-name="ro1">
          <table:table-cell table:style-name="ce1" office:value-type="string" calcext:value-type="string">
            <text:p>QEvent::Show</text:p>
          </table:table-cell>
          <table:table-cell table:style-name="ce1" office:value-type="float" office:value="17" calcext:value-type="float">
            <text:p>17</text:p>
          </table:table-cell>
          <table:table-cell table:style-name="ce1" office:value-type="string" calcext:value-type="string">
            <text:p>Widget was shown on screen (<text:a xlink:href="https://doc.qt.io/qt-5/qshowevent.html" xlink:type="simple">QShowEvent</text:a>).</text:p>
          </table:table-cell>
          <table:table-cell table:formula="of:=IF(LEN([.A109]) =0;&quot;&quot;;COM.MICROSOFT.CONCAT(&quot;case &quot;;[.A109];&quot;: return &quot;&quot;&quot;; [.A109]; &quot;&quot;&quot;;&quot;))" office:value-type="string" office:string-value="case QEvent::Show: return &quot;QEvent::Show&quot;;" calcext:value-type="string">
            <text:p>case QEvent::Show: return "QEvent::Show";</text:p>
          </table:table-cell>
          <table:table-cell/>
          <table:covered-table-cell/>
        </table:table-row>
        <table:table-row table:style-name="ro1">
          <table:table-cell table:style-name="ce1" office:value-type="string" calcext:value-type="string">
            <text:p>QEvent::ShowToParent</text:p>
          </table:table-cell>
          <table:table-cell table:style-name="ce1" office:value-type="float" office:value="26" calcext:value-type="float">
            <text:p>26</text:p>
          </table:table-cell>
          <table:table-cell table:style-name="ce1" office:value-type="string" calcext:value-type="string">
            <text:p>A child widget has been shown.</text:p>
          </table:table-cell>
          <table:table-cell table:formula="of:=IF(LEN([.A110]) =0;&quot;&quot;;COM.MICROSOFT.CONCAT(&quot;case &quot;;[.A110];&quot;: return &quot;&quot;&quot;; [.A110]; &quot;&quot;&quot;;&quot;))" office:value-type="string" office:string-value="case QEvent::ShowToParent: return &quot;QEvent::ShowToParent&quot;;" calcext:value-type="string">
            <text:p>case QEvent::ShowToParent: return "QEvent::ShowToParent";</text:p>
          </table:table-cell>
          <table:table-cell/>
          <table:covered-table-cell/>
        </table:table-row>
        <table:table-row table:style-name="ro1">
          <table:table-cell table:style-name="ce1" office:value-type="string" calcext:value-type="string">
            <text:p>QEvent::SockAct</text:p>
          </table:table-cell>
          <table:table-cell table:style-name="ce1" office:value-type="float" office:value="50" calcext:value-type="float">
            <text:p>50</text:p>
          </table:table-cell>
          <table:table-cell table:style-name="ce1" office:value-type="string" calcext:value-type="string">
            <text:p>Socket activated, used to implement <text:a xlink:href="https://doc.qt.io/qt-5/qsocketnotifier.html" xlink:type="simple">QSocketNotifier</text:a>.</text:p>
          </table:table-cell>
          <table:table-cell table:formula="of:=IF(LEN([.A111]) =0;&quot;&quot;;COM.MICROSOFT.CONCAT(&quot;case &quot;;[.A111];&quot;: return &quot;&quot;&quot;; [.A111]; &quot;&quot;&quot;;&quot;))" office:value-type="string" office:string-value="case QEvent::SockAct: return &quot;QEvent::SockAct&quot;;" calcext:value-type="string">
            <text:p>case QEvent::SockAct: return "QEvent::SockAct";</text:p>
          </table:table-cell>
          <table:table-cell/>
          <table:covered-table-cell/>
        </table:table-row>
        <table:table-row table:style-name="ro2">
          <table:table-cell table:style-name="ce1" office:value-type="string" calcext:value-type="string">
            <text:p>QEvent::StateMachineSignal</text:p>
          </table:table-cell>
          <table:table-cell table:style-name="ce1" office:value-type="float" office:value="192" calcext:value-type="float">
            <text:p>192</text:p>
          </table:table-cell>
          <table:table-cell table:style-name="ce1" office:value-type="string" calcext:value-type="string">
            <text:p>A signal delivered to a state machine (<text:a xlink:href="https://doc.qt.io/qt-5/qstatemachine-signalevent.html" xlink:type="simple">QStateMachine::SignalEvent</text:a>).</text:p>
          </table:table-cell>
          <table:table-cell table:formula="of:=IF(LEN([.A112]) =0;&quot;&quot;;COM.MICROSOFT.CONCAT(&quot;case &quot;;[.A112];&quot;: return &quot;&quot;&quot;; [.A112]; &quot;&quot;&quot;;&quot;))" office:value-type="string" office:string-value="case QEvent::StateMachineSignal: return &quot;QEvent::StateMachineSignal&quot;;" calcext:value-type="string">
            <text:p>case QEvent::StateMachineSignal: return "QEvent::StateMachineSignal";</text:p>
          </table:table-cell>
          <table:table-cell/>
          <table:covered-table-cell/>
        </table:table-row>
        <table:table-row table:style-name="ro2">
          <table:table-cell table:style-name="ce1" office:value-type="string" calcext:value-type="string">
            <text:p>QEvent::StateMachineWrapped</text:p>
          </table:table-cell>
          <table:table-cell table:style-name="ce1" office:value-type="float" office:value="193" calcext:value-type="float">
            <text:p>193</text:p>
          </table:table-cell>
          <table:table-cell table:style-name="ce1" office:value-type="string" calcext:value-type="string">
            <text:p>The event is a wrapper for, i.e., contains, another event (<text:a xlink:href="https://doc.qt.io/qt-5/qstatemachine-wrappedevent.html" xlink:type="simple">QStateMachine::WrappedEvent</text:a>).</text:p>
          </table:table-cell>
          <table:table-cell table:formula="of:=IF(LEN([.A113]) =0;&quot;&quot;;COM.MICROSOFT.CONCAT(&quot;case &quot;;[.A113];&quot;: return &quot;&quot;&quot;; [.A113]; &quot;&quot;&quot;;&quot;))" office:value-type="string" office:string-value="case QEvent::StateMachineWrapped: return &quot;QEvent::StateMachineWrapped&quot;;" calcext:value-type="string">
            <text:p>case QEvent::StateMachineWrapped: return "QEvent::StateMachineWrapped";</text:p>
          </table:table-cell>
          <table:table-cell/>
          <table:covered-table-cell/>
        </table:table-row>
        <table:table-row table:style-name="ro1">
          <table:table-cell table:style-name="ce1" office:value-type="string" calcext:value-type="string">
            <text:p>QEvent::StatusTip</text:p>
          </table:table-cell>
          <table:table-cell table:style-name="ce1" office:value-type="float" office:value="112" calcext:value-type="float">
            <text:p>112</text:p>
          </table:table-cell>
          <table:table-cell table:style-name="ce1" office:value-type="string" calcext:value-type="string">
            <text:p>A status tip is requested (<text:a xlink:href="https://doc.qt.io/qt-5/qstatustipevent.html" xlink:type="simple">QStatusTipEvent</text:a>).</text:p>
          </table:table-cell>
          <table:table-cell table:formula="of:=IF(LEN([.A114]) =0;&quot;&quot;;COM.MICROSOFT.CONCAT(&quot;case &quot;;[.A114];&quot;: return &quot;&quot;&quot;; [.A114]; &quot;&quot;&quot;;&quot;))" office:value-type="string" office:string-value="case QEvent::StatusTip: return &quot;QEvent::StatusTip&quot;;" calcext:value-type="string">
            <text:p>case QEvent::StatusTip: return "QEvent::StatusTip";</text:p>
          </table:table-cell>
          <table:table-cell/>
          <table:covered-table-cell/>
        </table:table-row>
        <table:table-row table:style-name="ro1">
          <table:table-cell table:style-name="ce1" office:value-type="string" calcext:value-type="string">
            <text:p>QEvent::StyleChange</text:p>
          </table:table-cell>
          <table:table-cell table:style-name="ce1" office:value-type="float" office:value="100" calcext:value-type="float">
            <text:p>100</text:p>
          </table:table-cell>
          <table:table-cell table:style-name="ce1" office:value-type="string" calcext:value-type="string">
            <text:p>Widget's style has been changed.</text:p>
          </table:table-cell>
          <table:table-cell table:formula="of:=IF(LEN([.A115]) =0;&quot;&quot;;COM.MICROSOFT.CONCAT(&quot;case &quot;;[.A115];&quot;: return &quot;&quot;&quot;; [.A115]; &quot;&quot;&quot;;&quot;))" office:value-type="string" office:string-value="case QEvent::StyleChange: return &quot;QEvent::StyleChange&quot;;" calcext:value-type="string">
            <text:p>case QEvent::StyleChange: return "QEvent::StyleChange";</text:p>
          </table:table-cell>
          <table:table-cell/>
          <table:covered-table-cell/>
        </table:table-row>
        <table:table-row table:style-name="ro1">
          <table:table-cell table:style-name="ce1" office:value-type="string" calcext:value-type="string">
            <text:p>QEvent::TabletMove</text:p>
          </table:table-cell>
          <table:table-cell table:style-name="ce1" office:value-type="float" office:value="87" calcext:value-type="float">
            <text:p>87</text:p>
          </table:table-cell>
          <table:table-cell table:style-name="ce1" office:value-type="string" calcext:value-type="string">
            <text:p>Wacom tablet move (<text:a xlink:href="https://doc.qt.io/qt-5/qtabletevent.html" xlink:type="simple">QTabletEvent</text:a>).</text:p>
          </table:table-cell>
          <table:table-cell table:formula="of:=IF(LEN([.A116]) =0;&quot;&quot;;COM.MICROSOFT.CONCAT(&quot;case &quot;;[.A116];&quot;: return &quot;&quot;&quot;; [.A116]; &quot;&quot;&quot;;&quot;))" office:value-type="string" office:string-value="case QEvent::TabletMove: return &quot;QEvent::TabletMove&quot;;" calcext:value-type="string">
            <text:p>case QEvent::TabletMove: return "QEvent::TabletMove";</text:p>
          </table:table-cell>
          <table:table-cell/>
          <table:covered-table-cell/>
        </table:table-row>
        <table:table-row table:style-name="ro1">
          <table:table-cell table:style-name="ce1" office:value-type="string" calcext:value-type="string">
            <text:p>QEvent::TabletPress</text:p>
          </table:table-cell>
          <table:table-cell table:style-name="ce1" office:value-type="float" office:value="92" calcext:value-type="float">
            <text:p>92</text:p>
          </table:table-cell>
          <table:table-cell table:style-name="ce1" office:value-type="string" calcext:value-type="string">
            <text:p>Wacom tablet press (<text:a xlink:href="https://doc.qt.io/qt-5/qtabletevent.html" xlink:type="simple">QTabletEvent</text:a>).</text:p>
          </table:table-cell>
          <table:table-cell table:formula="of:=IF(LEN([.A117]) =0;&quot;&quot;;COM.MICROSOFT.CONCAT(&quot;case &quot;;[.A117];&quot;: return &quot;&quot;&quot;; [.A117]; &quot;&quot;&quot;;&quot;))" office:value-type="string" office:string-value="case QEvent::TabletPress: return &quot;QEvent::TabletPress&quot;;" calcext:value-type="string">
            <text:p>case QEvent::TabletPress: return "QEvent::TabletPress";</text:p>
          </table:table-cell>
          <table:table-cell/>
          <table:covered-table-cell/>
        </table:table-row>
        <table:table-row table:style-name="ro1">
          <table:table-cell table:style-name="ce1" office:value-type="string" calcext:value-type="string">
            <text:p>QEvent::TabletRelease</text:p>
          </table:table-cell>
          <table:table-cell table:style-name="ce1" office:value-type="float" office:value="93" calcext:value-type="float">
            <text:p>93</text:p>
          </table:table-cell>
          <table:table-cell table:style-name="ce1" office:value-type="string" calcext:value-type="string">
            <text:p>Wacom tablet release (<text:a xlink:href="https://doc.qt.io/qt-5/qtabletevent.html" xlink:type="simple">QTabletEvent</text:a>).</text:p>
          </table:table-cell>
          <table:table-cell table:formula="of:=IF(LEN([.A118]) =0;&quot;&quot;;COM.MICROSOFT.CONCAT(&quot;case &quot;;[.A118];&quot;: return &quot;&quot;&quot;; [.A118]; &quot;&quot;&quot;;&quot;))" office:value-type="string" office:string-value="case QEvent::TabletRelease: return &quot;QEvent::TabletRelease&quot;;" calcext:value-type="string">
            <text:p>case QEvent::TabletRelease: return "QEvent::TabletRelease";</text:p>
          </table:table-cell>
          <table:table-cell/>
          <table:covered-table-cell/>
        </table:table-row>
        <table:table-row table:style-name="ro2">
          <table:table-cell table:style-name="ce1" office:value-type="string" calcext:value-type="string">
            <text:p>QEvent::TabletEnterProximity</text:p>
          </table:table-cell>
          <table:table-cell table:style-name="ce1" office:value-type="float" office:value="171" calcext:value-type="float">
            <text:p>171</text:p>
          </table:table-cell>
          <table:table-cell table:style-name="ce1" office:value-type="string" calcext:value-type="string">
            <text:p>Wacom tablet enter proximity event (<text:a xlink:href="https://doc.qt.io/qt-5/qtabletevent.html" xlink:type="simple">QTabletEvent</text:a>), sent to <text:a xlink:href="https://doc.qt.io/qt-5/qapplication.html" xlink:type="simple">QApplication</text:a>.</text:p>
          </table:table-cell>
          <table:table-cell table:formula="of:=IF(LEN([.A119]) =0;&quot;&quot;;COM.MICROSOFT.CONCAT(&quot;case &quot;;[.A119];&quot;: return &quot;&quot;&quot;; [.A119]; &quot;&quot;&quot;;&quot;))" office:value-type="string" office:string-value="case QEvent::TabletEnterProximity: return &quot;QEvent::TabletEnterProximity&quot;;" calcext:value-type="string">
            <text:p>case QEvent::TabletEnterProximity: return "QEvent::TabletEnterProximity";</text:p>
          </table:table-cell>
          <table:table-cell/>
          <table:covered-table-cell/>
        </table:table-row>
        <table:table-row table:style-name="ro2">
          <table:table-cell table:style-name="ce1" office:value-type="string" calcext:value-type="string">
            <text:p>QEvent::TabletLeaveProximity</text:p>
          </table:table-cell>
          <table:table-cell table:style-name="ce1" office:value-type="float" office:value="172" calcext:value-type="float">
            <text:p>172</text:p>
          </table:table-cell>
          <table:table-cell table:style-name="ce1" office:value-type="string" calcext:value-type="string">
            <text:p>Wacom tablet leave proximity event (<text:a xlink:href="https://doc.qt.io/qt-5/qtabletevent.html" xlink:type="simple">QTabletEvent</text:a>), sent to <text:a xlink:href="https://doc.qt.io/qt-5/qapplication.html" xlink:type="simple">QApplication</text:a>.</text:p>
          </table:table-cell>
          <table:table-cell table:formula="of:=IF(LEN([.A120]) =0;&quot;&quot;;COM.MICROSOFT.CONCAT(&quot;case &quot;;[.A120];&quot;: return &quot;&quot;&quot;; [.A120]; &quot;&quot;&quot;;&quot;))" office:value-type="string" office:string-value="case QEvent::TabletLeaveProximity: return &quot;QEvent::TabletLeaveProximity&quot;;" calcext:value-type="string">
            <text:p>case QEvent::TabletLeaveProximity: return "QEvent::TabletLeaveProximity";</text:p>
          </table:table-cell>
          <table:table-cell/>
          <table:covered-table-cell/>
        </table:table-row>
        <table:table-row table:style-name="ro2">
          <table:table-cell table:style-name="ce1" office:value-type="string" calcext:value-type="string">
            <text:p>QEvent::TabletTrackingChange</text:p>
          </table:table-cell>
          <table:table-cell table:style-name="ce1" office:value-type="float" office:value="219" calcext:value-type="float">
            <text:p>219</text:p>
          </table:table-cell>
          <table:table-cell table:style-name="ce1" office:value-type="string" calcext:value-type="string">
            <text:p>The Wacom tablet tracking state has changed (since Qt 5.9).</text:p>
          </table:table-cell>
          <table:table-cell table:formula="of:=IF(LEN([.A121]) =0;&quot;&quot;;COM.MICROSOFT.CONCAT(&quot;case &quot;;[.A121];&quot;: return &quot;&quot;&quot;; [.A121]; &quot;&quot;&quot;;&quot;))" office:value-type="string" office:string-value="case QEvent::TabletTrackingChange: return &quot;QEvent::TabletTrackingChange&quot;;" calcext:value-type="string">
            <text:p>case QEvent::TabletTrackingChange: return "QEvent::TabletTrackingChange";</text:p>
          </table:table-cell>
          <table:table-cell/>
          <table:covered-table-cell/>
        </table:table-row>
        <table:table-row table:style-name="ro4">
          <table:table-cell table:style-name="ce1" office:value-type="string" calcext:value-type="string">
            <text:p>QEvent::ThreadChange</text:p>
          </table:table-cell>
          <table:table-cell table:style-name="ce1" office:value-type="float" office:value="22" calcext:value-type="float">
            <text:p>22</text:p>
          </table:table-cell>
          <table:table-cell table:style-name="ce1" office:value-type="string" calcext:value-type="string">
            <text:p>The object is moved to another thread. This is the last event sent to this object in the previous thread. See <text:a xlink:href="https://doc.qt.io/qt-5/qobject.html#moveToThread" xlink:type="simple">QObject::moveToThread</text:a>().</text:p>
          </table:table-cell>
          <table:table-cell table:formula="of:=IF(LEN([.A122]) =0;&quot;&quot;;COM.MICROSOFT.CONCAT(&quot;case &quot;;[.A122];&quot;: return &quot;&quot;&quot;; [.A122]; &quot;&quot;&quot;;&quot;))" office:value-type="string" office:string-value="case QEvent::ThreadChange: return &quot;QEvent::ThreadChange&quot;;" calcext:value-type="string">
            <text:p>case QEvent::ThreadChange: return "QEvent::ThreadChange";</text:p>
          </table:table-cell>
          <table:table-cell/>
          <table:covered-table-cell/>
        </table:table-row>
        <table:table-row table:style-name="ro1">
          <table:table-cell table:style-name="ce1" office:value-type="string" calcext:value-type="string">
            <text:p>QEvent::Timer</text:p>
          </table:table-cell>
          <table:table-cell table:style-name="ce1" office:value-type="float" office:value="1" calcext:value-type="float">
            <text:p>1</text:p>
          </table:table-cell>
          <table:table-cell table:style-name="ce1" office:value-type="string" calcext:value-type="string">
            <text:p>Regular timer events (<text:a xlink:href="https://doc.qt.io/qt-5/qtimerevent.html" xlink:type="simple">QTimerEvent</text:a>).</text:p>
          </table:table-cell>
          <table:table-cell table:formula="of:=IF(LEN([.A123]) =0;&quot;&quot;;COM.MICROSOFT.CONCAT(&quot;case &quot;;[.A123];&quot;: return &quot;&quot;&quot;; [.A123]; &quot;&quot;&quot;;&quot;))" office:value-type="string" office:string-value="case QEvent::Timer: return &quot;QEvent::Timer&quot;;" calcext:value-type="string">
            <text:p>case QEvent::Timer: return "QEvent::Timer";</text:p>
          </table:table-cell>
          <table:table-cell/>
          <table:covered-table-cell/>
        </table:table-row>
        <table:table-row table:style-name="ro2">
          <table:table-cell table:style-name="ce1" office:value-type="string" calcext:value-type="string">
            <text:p>QEvent::ToolBarChange</text:p>
          </table:table-cell>
          <table:table-cell table:style-name="ce1" office:value-type="float" office:value="120" calcext:value-type="float">
            <text:p>120</text:p>
          </table:table-cell>
          <table:table-cell table:style-name="ce1" office:value-type="string" calcext:value-type="string">
            <text:p>The toolbar button is toggled on macOS.</text:p>
          </table:table-cell>
          <table:table-cell table:formula="of:=IF(LEN([.A124]) =0;&quot;&quot;;COM.MICROSOFT.CONCAT(&quot;case &quot;;[.A124];&quot;: return &quot;&quot;&quot;; [.A124]; &quot;&quot;&quot;;&quot;))" office:value-type="string" office:string-value="case QEvent::ToolBarChange: return &quot;QEvent::ToolBarChange&quot;;" calcext:value-type="string">
            <text:p>case QEvent::ToolBarChange: return "QEvent::ToolBarChange";</text:p>
          </table:table-cell>
          <table:table-cell/>
          <table:covered-table-cell/>
        </table:table-row>
        <table:table-row table:style-name="ro1">
          <table:table-cell table:style-name="ce1" office:value-type="string" calcext:value-type="string">
            <text:p>QEvent::ToolTip</text:p>
          </table:table-cell>
          <table:table-cell table:style-name="ce1" office:value-type="float" office:value="110" calcext:value-type="float">
            <text:p>110</text:p>
          </table:table-cell>
          <table:table-cell table:style-name="ce1" office:value-type="string" calcext:value-type="string">
            <text:p>A tooltip was requested (<text:a xlink:href="https://doc.qt.io/qt-5/qhelpevent.html" xlink:type="simple">QHelpEvent</text:a>).</text:p>
          </table:table-cell>
          <table:table-cell table:formula="of:=IF(LEN([.A125]) =0;&quot;&quot;;COM.MICROSOFT.CONCAT(&quot;case &quot;;[.A125];&quot;: return &quot;&quot;&quot;; [.A125]; &quot;&quot;&quot;;&quot;))" office:value-type="string" office:string-value="case QEvent::ToolTip: return &quot;QEvent::ToolTip&quot;;" calcext:value-type="string">
            <text:p>case QEvent::ToolTip: return "QEvent::ToolTip";</text:p>
          </table:table-cell>
          <table:table-cell/>
          <table:covered-table-cell/>
        </table:table-row>
        <table:table-row table:style-name="ro2">
          <table:table-cell table:style-name="ce1" office:value-type="string" calcext:value-type="string">
            <text:p>QEvent::ToolTipChange</text:p>
          </table:table-cell>
          <table:table-cell table:style-name="ce1" office:value-type="float" office:value="184" calcext:value-type="float">
            <text:p>184</text:p>
          </table:table-cell>
          <table:table-cell table:style-name="ce1" office:value-type="string" calcext:value-type="string">
            <text:p>The widget's tooltip has changed.</text:p>
          </table:table-cell>
          <table:table-cell table:formula="of:=IF(LEN([.A126]) =0;&quot;&quot;;COM.MICROSOFT.CONCAT(&quot;case &quot;;[.A126];&quot;: return &quot;&quot;&quot;; [.A126]; &quot;&quot;&quot;;&quot;))" office:value-type="string" office:string-value="case QEvent::ToolTipChange: return &quot;QEvent::ToolTipChange&quot;;" calcext:value-type="string">
            <text:p>case QEvent::ToolTipChange: return "QEvent::ToolTipChange";</text:p>
          </table:table-cell>
          <table:table-cell/>
          <table:covered-table-cell/>
        </table:table-row>
        <table:table-row table:style-name="ro2">
          <table:table-cell table:style-name="ce1" office:value-type="string" calcext:value-type="string">
            <text:p>QEvent::TouchBegin</text:p>
          </table:table-cell>
          <table:table-cell table:style-name="ce1" office:value-type="float" office:value="194" calcext:value-type="float">
            <text:p>194</text:p>
          </table:table-cell>
          <table:table-cell table:style-name="ce1" office:value-type="string" calcext:value-type="string">
            <text:p>Beginning of a sequence of touch-screen or track-pad events (<text:a xlink:href="https://doc.qt.io/qt-5/qtouchevent.html" xlink:type="simple">QTouchEvent</text:a>).</text:p>
          </table:table-cell>
          <table:table-cell table:formula="of:=IF(LEN([.A127]) =0;&quot;&quot;;COM.MICROSOFT.CONCAT(&quot;case &quot;;[.A127];&quot;: return &quot;&quot;&quot;; [.A127]; &quot;&quot;&quot;;&quot;))" office:value-type="string" office:string-value="case QEvent::TouchBegin: return &quot;QEvent::TouchBegin&quot;;" calcext:value-type="string">
            <text:p>case QEvent::TouchBegin: return "QEvent::TouchBegin";</text:p>
          </table:table-cell>
          <table:table-cell/>
          <table:covered-table-cell/>
        </table:table-row>
        <table:table-row table:style-name="ro1">
          <table:table-cell table:style-name="ce1" office:value-type="string" calcext:value-type="string">
            <text:p>QEvent::TouchCancel</text:p>
          </table:table-cell>
          <table:table-cell table:style-name="ce1" office:value-type="float" office:value="209" calcext:value-type="float">
            <text:p>209</text:p>
          </table:table-cell>
          <table:table-cell table:style-name="ce1" office:value-type="string" calcext:value-type="string">
            <text:p>Cancellation of touch-event sequence (<text:a xlink:href="https://doc.qt.io/qt-5/qtouchevent.html" xlink:type="simple">QTouchEvent</text:a>).</text:p>
          </table:table-cell>
          <table:table-cell table:formula="of:=IF(LEN([.A128]) =0;&quot;&quot;;COM.MICROSOFT.CONCAT(&quot;case &quot;;[.A128];&quot;: return &quot;&quot;&quot;; [.A128]; &quot;&quot;&quot;;&quot;))" office:value-type="string" office:string-value="case QEvent::TouchCancel: return &quot;QEvent::TouchCancel&quot;;" calcext:value-type="string">
            <text:p>case QEvent::TouchCancel: return "QEvent::TouchCancel";</text:p>
          </table:table-cell>
          <table:table-cell/>
          <table:covered-table-cell/>
        </table:table-row>
        <table:table-row table:style-name="ro1">
          <table:table-cell table:style-name="ce1" office:value-type="string" calcext:value-type="string">
            <text:p>QEvent::TouchEnd</text:p>
          </table:table-cell>
          <table:table-cell table:style-name="ce1" office:value-type="float" office:value="196" calcext:value-type="float">
            <text:p>196</text:p>
          </table:table-cell>
          <table:table-cell table:style-name="ce1" office:value-type="string" calcext:value-type="string">
            <text:p>End of touch-event sequence (<text:a xlink:href="https://doc.qt.io/qt-5/qtouchevent.html" xlink:type="simple">QTouchEvent</text:a>).</text:p>
          </table:table-cell>
          <table:table-cell table:formula="of:=IF(LEN([.A129]) =0;&quot;&quot;;COM.MICROSOFT.CONCAT(&quot;case &quot;;[.A129];&quot;: return &quot;&quot;&quot;; [.A129]; &quot;&quot;&quot;;&quot;))" office:value-type="string" office:string-value="case QEvent::TouchEnd: return &quot;QEvent::TouchEnd&quot;;" calcext:value-type="string">
            <text:p>case QEvent::TouchEnd: return "QEvent::TouchEnd";</text:p>
          </table:table-cell>
          <table:table-cell/>
          <table:covered-table-cell/>
        </table:table-row>
        <table:table-row table:style-name="ro1">
          <table:table-cell table:style-name="ce1" office:value-type="string" calcext:value-type="string">
            <text:p>QEvent::TouchUpdate</text:p>
          </table:table-cell>
          <table:table-cell table:style-name="ce1" office:value-type="float" office:value="195" calcext:value-type="float">
            <text:p>195</text:p>
          </table:table-cell>
          <table:table-cell table:style-name="ce1" office:value-type="string" calcext:value-type="string">
            <text:p>Touch-screen event (<text:a xlink:href="https://doc.qt.io/qt-5/qtouchevent.html" xlink:type="simple">QTouchEvent</text:a>).</text:p>
          </table:table-cell>
          <table:table-cell table:formula="of:=IF(LEN([.A130]) =0;&quot;&quot;;COM.MICROSOFT.CONCAT(&quot;case &quot;;[.A130];&quot;: return &quot;&quot;&quot;; [.A130]; &quot;&quot;&quot;;&quot;))" office:value-type="string" office:string-value="case QEvent::TouchUpdate: return &quot;QEvent::TouchUpdate&quot;;" calcext:value-type="string">
            <text:p>case QEvent::TouchUpdate: return "QEvent::TouchUpdate";</text:p>
          </table:table-cell>
          <table:table-cell/>
          <table:covered-table-cell/>
        </table:table-row>
        <table:table-row table:style-name="ro2">
          <table:table-cell table:style-name="ce1" office:value-type="string" calcext:value-type="string">
            <text:p>QEvent::UngrabKeyboard</text:p>
          </table:table-cell>
          <table:table-cell table:style-name="ce1" office:value-type="float" office:value="189" calcext:value-type="float">
            <text:p>189</text:p>
          </table:table-cell>
          <table:table-cell table:style-name="ce1" office:value-type="string" calcext:value-type="string">
            <text:p>Item loses keyboard grab (<text:a xlink:href="https://doc.qt.io/qt-5/qgraphicsitem.html" xlink:type="simple">QGraphicsItem</text:a> only).</text:p>
          </table:table-cell>
          <table:table-cell table:formula="of:=IF(LEN([.A131]) =0;&quot;&quot;;COM.MICROSOFT.CONCAT(&quot;case &quot;;[.A131];&quot;: return &quot;&quot;&quot;; [.A131]; &quot;&quot;&quot;;&quot;))" office:value-type="string" office:string-value="case QEvent::UngrabKeyboard: return &quot;QEvent::UngrabKeyboard&quot;;" calcext:value-type="string">
            <text:p>case QEvent::UngrabKeyboard: return "QEvent::UngrabKeyboard";</text:p>
          </table:table-cell>
          <table:table-cell/>
          <table:covered-table-cell/>
        </table:table-row>
        <table:table-row table:style-name="ro1">
          <table:table-cell table:style-name="ce1" office:value-type="string" calcext:value-type="string">
            <text:p>QEvent::UngrabMouse</text:p>
          </table:table-cell>
          <table:table-cell table:style-name="ce1" office:value-type="float" office:value="187" calcext:value-type="float">
            <text:p>187</text:p>
          </table:table-cell>
          <table:table-cell table:style-name="ce1" office:value-type="string" calcext:value-type="string">
            <text:p>Item loses mouse grab (<text:a xlink:href="https://doc.qt.io/qt-5/qgraphicsitem.html" xlink:type="simple">QGraphicsItem</text:a>, <text:a xlink:href="https://doc.qt.io/qt-5/qquickitem.html" xlink:type="simple">QQuickItem</text:a>).</text:p>
          </table:table-cell>
          <table:table-cell table:formula="of:=IF(LEN([.A132]) =0;&quot;&quot;;COM.MICROSOFT.CONCAT(&quot;case &quot;;[.A132];&quot;: return &quot;&quot;&quot;; [.A132]; &quot;&quot;&quot;;&quot;))" office:value-type="string" office:string-value="case QEvent::UngrabMouse: return &quot;QEvent::UngrabMouse&quot;;" calcext:value-type="string">
            <text:p>case QEvent::UngrabMouse: return "QEvent::UngrabMouse";</text:p>
          </table:table-cell>
          <table:table-cell/>
          <table:covered-table-cell/>
        </table:table-row>
        <table:table-row table:style-name="ro1">
          <table:table-cell table:style-name="ce1" office:value-type="string" calcext:value-type="string">
            <text:p>QEvent::UpdateLater</text:p>
          </table:table-cell>
          <table:table-cell table:style-name="ce1" office:value-type="float" office:value="78" calcext:value-type="float">
            <text:p>78</text:p>
          </table:table-cell>
          <table:table-cell table:style-name="ce1" office:value-type="string" calcext:value-type="string">
            <text:p>The widget should be queued to be repainted at a later time.</text:p>
          </table:table-cell>
          <table:table-cell table:formula="of:=IF(LEN([.A133]) =0;&quot;&quot;;COM.MICROSOFT.CONCAT(&quot;case &quot;;[.A133];&quot;: return &quot;&quot;&quot;; [.A133]; &quot;&quot;&quot;;&quot;))" office:value-type="string" office:string-value="case QEvent::UpdateLater: return &quot;QEvent::UpdateLater&quot;;" calcext:value-type="string">
            <text:p>case QEvent::UpdateLater: return "QEvent::UpdateLater";</text:p>
          </table:table-cell>
          <table:table-cell/>
          <table:covered-table-cell/>
        </table:table-row>
        <table:table-row table:style-name="ro1">
          <table:table-cell table:style-name="ce1" office:value-type="string" calcext:value-type="string">
            <text:p>QEvent::UpdateRequest</text:p>
          </table:table-cell>
          <table:table-cell table:style-name="ce1" office:value-type="float" office:value="77" calcext:value-type="float">
            <text:p>77</text:p>
          </table:table-cell>
          <table:table-cell table:style-name="ce1" office:value-type="string" calcext:value-type="string">
            <text:p>The widget should be repainted.</text:p>
          </table:table-cell>
          <table:table-cell table:formula="of:=IF(LEN([.A134]) =0;&quot;&quot;;COM.MICROSOFT.CONCAT(&quot;case &quot;;[.A134];&quot;: return &quot;&quot;&quot;; [.A134]; &quot;&quot;&quot;;&quot;))" office:value-type="string" office:string-value="case QEvent::UpdateRequest: return &quot;QEvent::UpdateRequest&quot;;" calcext:value-type="string">
            <text:p>case QEvent::UpdateRequest: return "QEvent::UpdateRequest";</text:p>
          </table:table-cell>
          <table:table-cell/>
          <table:covered-table-cell/>
        </table:table-row>
        <table:table-row table:style-name="ro2">
          <table:table-cell table:style-name="ce1" office:value-type="string" calcext:value-type="string">
            <text:p>QEvent::WhatsThis</text:p>
          </table:table-cell>
          <table:table-cell table:style-name="ce1" office:value-type="float" office:value="111" calcext:value-type="float">
            <text:p>111</text:p>
          </table:table-cell>
          <table:table-cell table:style-name="ce1" office:value-type="string" calcext:value-type="string">
            <text:p>The widget should reveal "What's This?" help (<text:a xlink:href="https://doc.qt.io/qt-5/qhelpevent.html" xlink:type="simple">QHelpEvent</text:a>).</text:p>
          </table:table-cell>
          <table:table-cell table:formula="of:=IF(LEN([.A135]) =0;&quot;&quot;;COM.MICROSOFT.CONCAT(&quot;case &quot;;[.A135];&quot;: return &quot;&quot;&quot;; [.A135]; &quot;&quot;&quot;;&quot;))" office:value-type="string" office:string-value="case QEvent::WhatsThis: return &quot;QEvent::WhatsThis&quot;;" calcext:value-type="string">
            <text:p>case QEvent::WhatsThis: return "QEvent::WhatsThis";</text:p>
          </table:table-cell>
          <table:table-cell/>
          <table:covered-table-cell/>
        </table:table-row>
        <table:table-row table:style-name="ro2">
          <table:table-cell table:style-name="ce1" office:value-type="string" calcext:value-type="string">
            <text:p>QEvent::WhatsThisClicked</text:p>
          </table:table-cell>
          <table:table-cell table:style-name="ce1" office:value-type="float" office:value="118" calcext:value-type="float">
            <text:p>118</text:p>
          </table:table-cell>
          <table:table-cell table:style-name="ce1" office:value-type="string" calcext:value-type="string">
            <text:p>A link in a widget's "What's This?" help was clicked.</text:p>
          </table:table-cell>
          <table:table-cell table:formula="of:=IF(LEN([.A136]) =0;&quot;&quot;;COM.MICROSOFT.CONCAT(&quot;case &quot;;[.A136];&quot;: return &quot;&quot;&quot;; [.A136]; &quot;&quot;&quot;;&quot;))" office:value-type="string" office:string-value="case QEvent::WhatsThisClicked: return &quot;QEvent::WhatsThisClicked&quot;;" calcext:value-type="string">
            <text:p>case QEvent::WhatsThisClicked: return "QEvent::WhatsThisClicked";</text:p>
          </table:table-cell>
          <table:table-cell/>
          <table:covered-table-cell/>
        </table:table-row>
        <table:table-row table:style-name="ro1">
          <table:table-cell table:style-name="ce1" office:value-type="string" calcext:value-type="string">
            <text:p>QEvent::Wheel</text:p>
          </table:table-cell>
          <table:table-cell table:style-name="ce1" office:value-type="float" office:value="31" calcext:value-type="float">
            <text:p>31</text:p>
          </table:table-cell>
          <table:table-cell table:style-name="ce1" office:value-type="string" calcext:value-type="string">
            <text:p>Mouse wheel rolled (<text:a xlink:href="https://doc.qt.io/qt-5/qwheelevent.html" xlink:type="simple">QWheelEvent</text:a>).</text:p>
          </table:table-cell>
          <table:table-cell table:formula="of:=IF(LEN([.A137]) =0;&quot;&quot;;COM.MICROSOFT.CONCAT(&quot;case &quot;;[.A137];&quot;: return &quot;&quot;&quot;; [.A137]; &quot;&quot;&quot;;&quot;))" office:value-type="string" office:string-value="case QEvent::Wheel: return &quot;QEvent::Wheel&quot;;" calcext:value-type="string">
            <text:p>case QEvent::Wheel: return "QEvent::Wheel";</text:p>
          </table:table-cell>
          <table:table-cell/>
          <table:covered-table-cell/>
        </table:table-row>
        <table:table-row table:style-name="ro1">
          <table:table-cell table:style-name="ce1" office:value-type="string" calcext:value-type="string">
            <text:p>QEvent::WinEventAct</text:p>
          </table:table-cell>
          <table:table-cell table:style-name="ce1" office:value-type="float" office:value="132" calcext:value-type="float">
            <text:p>132</text:p>
          </table:table-cell>
          <table:table-cell table:style-name="ce1" office:value-type="string" calcext:value-type="string">
            <text:p>A Windows-specific activation event has occurred.</text:p>
          </table:table-cell>
          <table:table-cell table:formula="of:=IF(LEN([.A138]) =0;&quot;&quot;;COM.MICROSOFT.CONCAT(&quot;case &quot;;[.A138];&quot;: return &quot;&quot;&quot;; [.A138]; &quot;&quot;&quot;;&quot;))" office:value-type="string" office:string-value="case QEvent::WinEventAct: return &quot;QEvent::WinEventAct&quot;;" calcext:value-type="string">
            <text:p>case QEvent::WinEventAct: return "QEvent::WinEventAct";</text:p>
          </table:table-cell>
          <table:table-cell/>
          <table:covered-table-cell/>
        </table:table-row>
        <table:table-row table:style-name="ro2">
          <table:table-cell table:style-name="ce1" office:value-type="string" calcext:value-type="string">
            <text:p>QEvent::WindowActivate</text:p>
          </table:table-cell>
          <table:table-cell table:style-name="ce1" office:value-type="float" office:value="24" calcext:value-type="float">
            <text:p>24</text:p>
          </table:table-cell>
          <table:table-cell table:style-name="ce1" office:value-type="string" calcext:value-type="string">
            <text:p>Window was activated.</text:p>
          </table:table-cell>
          <table:table-cell table:formula="of:=IF(LEN([.A139]) =0;&quot;&quot;;COM.MICROSOFT.CONCAT(&quot;case &quot;;[.A139];&quot;: return &quot;&quot;&quot;; [.A139]; &quot;&quot;&quot;;&quot;))" office:value-type="string" office:string-value="case QEvent::WindowActivate: return &quot;QEvent::WindowActivate&quot;;" calcext:value-type="string">
            <text:p>case QEvent::WindowActivate: return "QEvent::WindowActivate";</text:p>
          </table:table-cell>
          <table:table-cell/>
          <table:covered-table-cell/>
        </table:table-row>
        <table:table-row table:style-name="ro2">
          <table:table-cell table:style-name="ce1" office:value-type="string" calcext:value-type="string">
            <text:p>QEvent::WindowBlocked</text:p>
          </table:table-cell>
          <table:table-cell table:style-name="ce1" office:value-type="float" office:value="103" calcext:value-type="float">
            <text:p>103</text:p>
          </table:table-cell>
          <table:table-cell table:style-name="ce1" office:value-type="string" calcext:value-type="string">
            <text:p>The window is blocked by a modal dialog.</text:p>
          </table:table-cell>
          <table:table-cell table:formula="of:=IF(LEN([.A140]) =0;&quot;&quot;;COM.MICROSOFT.CONCAT(&quot;case &quot;;[.A140];&quot;: return &quot;&quot;&quot;; [.A140]; &quot;&quot;&quot;;&quot;))" office:value-type="string" office:string-value="case QEvent::WindowBlocked: return &quot;QEvent::WindowBlocked&quot;;" calcext:value-type="string">
            <text:p>case QEvent::WindowBlocked: return "QEvent::WindowBlocked";</text:p>
          </table:table-cell>
          <table:table-cell/>
          <table:covered-table-cell/>
        </table:table-row>
        <table:table-row table:style-name="ro2">
          <table:table-cell table:style-name="ce1" office:value-type="string" calcext:value-type="string">
            <text:p>QEvent::WindowDeactivate</text:p>
          </table:table-cell>
          <table:table-cell table:style-name="ce1" office:value-type="float" office:value="25" calcext:value-type="float">
            <text:p>25</text:p>
          </table:table-cell>
          <table:table-cell table:style-name="ce1" office:value-type="string" calcext:value-type="string">
            <text:p>Window was deactivated.</text:p>
          </table:table-cell>
          <table:table-cell table:formula="of:=IF(LEN([.A141]) =0;&quot;&quot;;COM.MICROSOFT.CONCAT(&quot;case &quot;;[.A141];&quot;: return &quot;&quot;&quot;; [.A141]; &quot;&quot;&quot;;&quot;))" office:value-type="string" office:string-value="case QEvent::WindowDeactivate: return &quot;QEvent::WindowDeactivate&quot;;" calcext:value-type="string">
            <text:p>case QEvent::WindowDeactivate: return "QEvent::WindowDeactivate";</text:p>
          </table:table-cell>
          <table:table-cell/>
          <table:covered-table-cell/>
        </table:table-row>
        <table:table-row table:style-name="ro2">
          <table:table-cell table:style-name="ce1" office:value-type="string" calcext:value-type="string">
            <text:p>QEvent::WindowIconChange</text:p>
          </table:table-cell>
          <table:table-cell table:style-name="ce1" office:value-type="float" office:value="34" calcext:value-type="float">
            <text:p>34</text:p>
          </table:table-cell>
          <table:table-cell table:style-name="ce1" office:value-type="string" calcext:value-type="string">
            <text:p>The window's icon has changed.</text:p>
          </table:table-cell>
          <table:table-cell table:formula="of:=IF(LEN([.A142]) =0;&quot;&quot;;COM.MICROSOFT.CONCAT(&quot;case &quot;;[.A142];&quot;: return &quot;&quot;&quot;; [.A142]; &quot;&quot;&quot;;&quot;))" office:value-type="string" office:string-value="case QEvent::WindowIconChange: return &quot;QEvent::WindowIconChange&quot;;" calcext:value-type="string">
            <text:p>case QEvent::WindowIconChange: return "QEvent::WindowIconChange";</text:p>
          </table:table-cell>
          <table:table-cell/>
          <table:covered-table-cell/>
        </table:table-row>
        <table:table-row table:style-name="ro2">
          <table:table-cell table:style-name="ce1" office:value-type="string" calcext:value-type="string">
            <text:p>QEvent::WindowStateChange</text:p>
          </table:table-cell>
          <table:table-cell table:style-name="ce1" office:value-type="float" office:value="105" calcext:value-type="float">
            <text:p>105</text:p>
          </table:table-cell>
          <table:table-cell table:style-name="ce1" office:value-type="string" calcext:value-type="string">
            <text:p>The <text:a xlink:href="https://doc.qt.io/qt-5/qwindow.html#windowState" xlink:type="simple">window's state</text:a> (minimized, maximized or full-screen) has changed (<text:a xlink:href="https://doc.qt.io/qt-5/qwindowstatechangeevent.html" xlink:type="simple">QWindowStateChangeEvent</text:a>).</text:p>
          </table:table-cell>
          <table:table-cell table:formula="of:=IF(LEN([.A143]) =0;&quot;&quot;;COM.MICROSOFT.CONCAT(&quot;case &quot;;[.A143];&quot;: return &quot;&quot;&quot;; [.A143]; &quot;&quot;&quot;;&quot;))" office:value-type="string" office:string-value="case QEvent::WindowStateChange: return &quot;QEvent::WindowStateChange&quot;;" calcext:value-type="string">
            <text:p>case QEvent::WindowStateChange: return "QEvent::WindowStateChange";</text:p>
          </table:table-cell>
          <table:table-cell/>
          <table:covered-table-cell/>
        </table:table-row>
        <table:table-row table:style-name="ro2">
          <table:table-cell table:style-name="ce1" office:value-type="string" calcext:value-type="string">
            <text:p>QEvent::WindowTitleChange</text:p>
          </table:table-cell>
          <table:table-cell table:style-name="ce1" office:value-type="float" office:value="33" calcext:value-type="float">
            <text:p>33</text:p>
          </table:table-cell>
          <table:table-cell table:style-name="ce1" office:value-type="string" calcext:value-type="string">
            <text:p>The window title has changed.</text:p>
          </table:table-cell>
          <table:table-cell table:formula="of:=IF(LEN([.A144]) =0;&quot;&quot;;COM.MICROSOFT.CONCAT(&quot;case &quot;;[.A144];&quot;: return &quot;&quot;&quot;; [.A144]; &quot;&quot;&quot;;&quot;))" office:value-type="string" office:string-value="case QEvent::WindowTitleChange: return &quot;QEvent::WindowTitleChange&quot;;" calcext:value-type="string">
            <text:p>case QEvent::WindowTitleChange: return "QEvent::WindowTitleChange";</text:p>
          </table:table-cell>
          <table:table-cell/>
          <table:covered-table-cell/>
        </table:table-row>
        <table:table-row table:style-name="ro2">
          <table:table-cell table:style-name="ce1" office:value-type="string" calcext:value-type="string">
            <text:p>QEvent::WindowUnblocked</text:p>
          </table:table-cell>
          <table:table-cell table:style-name="ce1" office:value-type="float" office:value="104" calcext:value-type="float">
            <text:p>104</text:p>
          </table:table-cell>
          <table:table-cell table:style-name="ce1" office:value-type="string" calcext:value-type="string">
            <text:p>The window is unblocked after a modal dialog exited.</text:p>
          </table:table-cell>
          <table:table-cell table:formula="of:=IF(LEN([.A145]) =0;&quot;&quot;;COM.MICROSOFT.CONCAT(&quot;case &quot;;[.A145];&quot;: return &quot;&quot;&quot;; [.A145]; &quot;&quot;&quot;;&quot;))" office:value-type="string" office:string-value="case QEvent::WindowUnblocked: return &quot;QEvent::WindowUnblocked&quot;;" calcext:value-type="string">
            <text:p>case QEvent::WindowUnblocked: return "QEvent::WindowUnblocked";</text:p>
          </table:table-cell>
          <table:table-cell/>
          <table:covered-table-cell/>
        </table:table-row>
        <table:table-row table:style-name="ro2">
          <table:table-cell table:style-name="ce1" office:value-type="string" calcext:value-type="string">
            <text:p>QEvent::WinIdChange</text:p>
          </table:table-cell>
          <table:table-cell table:style-name="ce1" office:value-type="float" office:value="203" calcext:value-type="float">
            <text:p>203</text:p>
          </table:table-cell>
          <table:table-cell table:style-name="ce1" office:value-type="string" calcext:value-type="string">
            <text:p>The window system identifier for this native widget has changed.</text:p>
          </table:table-cell>
          <table:table-cell table:formula="of:=IF(LEN([.A146]) =0;&quot;&quot;;COM.MICROSOFT.CONCAT(&quot;case &quot;;[.A146];&quot;: return &quot;&quot;&quot;; [.A146]; &quot;&quot;&quot;;&quot;))" office:value-type="string" office:string-value="case QEvent::WinIdChange: return &quot;QEvent::WinIdChange&quot;;" calcext:value-type="string">
            <text:p>case QEvent::WinIdChange: return "QEvent::WinIdChange";</text:p>
          </table:table-cell>
          <table:table-cell/>
          <table:covered-table-cell/>
        </table:table-row>
        <table:table-row table:style-name="ro2">
          <table:table-cell table:style-name="ce1" office:value-type="string" calcext:value-type="string">
            <text:p>QEvent::ZOrderChange</text:p>
          </table:table-cell>
          <table:table-cell table:style-name="ce1" office:value-type="float" office:value="126" calcext:value-type="float">
            <text:p>126</text:p>
          </table:table-cell>
          <table:table-cell table:style-name="ce1" office:value-type="string" calcext:value-type="string">
            <text:p>The widget's z-order has changed. This event is never sent to top level windows.</text:p>
          </table:table-cell>
          <table:table-cell table:formula="of:=IF(LEN([.A147]) =0;&quot;&quot;;COM.MICROSOFT.CONCAT(&quot;case &quot;;[.A147];&quot;: return &quot;&quot;&quot;; [.A147]; &quot;&quot;&quot;;&quot;))" office:value-type="string" office:string-value="case QEvent::ZOrderChange: return &quot;QEvent::ZOrderChange&quot;;" calcext:value-type="string">
            <text:p>case QEvent::ZOrderChange: return "QEvent::ZOrderChange";</text:p>
          </table:table-cell>
          <table:table-cell/>
          <table:covered-table-cell/>
        </table:table-row>
        <table:table-row table:style-name="ro1">
          <table:table-cell table:style-name="ce1" office:value-type="string" calcext:value-type="string">
            <text:p>QEvent::Create</text:p>
          </table:table-cell>
          <table:table-cell table:style-name="ce1" table:number-columns-repeated="2"/>
          <table:table-cell table:formula="of:=IF(LEN([.A148]) =0;&quot;&quot;;COM.MICROSOFT.CONCAT(&quot;case &quot;;[.A148];&quot;: return &quot;&quot;&quot;; [.A148]; &quot;&quot;&quot;;&quot;))" office:value-type="string" office:string-value="case QEvent::Create: return &quot;QEvent::Create&quot;;" calcext:value-type="string">
            <text:p>case QEvent::Create: return "QEvent::Create";</text:p>
          </table:table-cell>
          <table:table-cell/>
          <table:covered-table-cell/>
        </table:table-row>
        <table:table-row table:style-name="ro1">
          <table:table-cell table:style-name="ce1" office:value-type="string" calcext:value-type="string">
            <text:p>QEvent::Destroy</text:p>
          </table:table-cell>
          <table:table-cell table:style-name="ce1" table:number-columns-repeated="2"/>
          <table:table-cell table:formula="of:=IF(LEN([.A149]) =0;&quot;&quot;;COM.MICROSOFT.CONCAT(&quot;case &quot;;[.A149];&quot;: return &quot;&quot;&quot;; [.A149]; &quot;&quot;&quot;;&quot;))" office:value-type="string" office:string-value="case QEvent::Destroy: return &quot;QEvent::Destroy&quot;;" calcext:value-type="string">
            <text:p>case QEvent::Destroy: return "QEvent::Destroy";</text:p>
          </table:table-cell>
          <table:table-cell/>
          <table:covered-table-cell/>
        </table:table-row>
        <table:table-row table:style-name="ro1">
          <table:table-cell table:style-name="ce1" office:value-type="string" calcext:value-type="string">
            <text:p>QEvent::Quit</text:p>
          </table:table-cell>
          <table:table-cell table:number-columns-repeated="2"/>
          <table:table-cell table:formula="of:=IF(LEN([.A150]) =0;&quot;&quot;;COM.MICROSOFT.CONCAT(&quot;case &quot;;[.A150];&quot;: return &quot;&quot;&quot;; [.A150]; &quot;&quot;&quot;;&quot;))" office:value-type="string" office:string-value="case QEvent::Quit: return &quot;QEvent::Quit&quot;;" calcext:value-type="string">
            <text:p>case QEvent::Quit: return "QEvent::Quit";</text:p>
          </table:table-cell>
          <table:table-cell/>
          <table:covered-table-cell/>
        </table:table-row>
        <table:table-row table:style-name="ro1">
          <table:table-cell table:style-name="ce1" office:value-type="string" calcext:value-type="string">
            <text:p>QEvent::Speech</text:p>
          </table:table-cell>
          <table:table-cell table:number-columns-repeated="2"/>
          <table:table-cell table:formula="of:=IF(LEN([.A151]) =0;&quot;&quot;;COM.MICROSOFT.CONCAT(&quot;case &quot;;[.A151];&quot;: return &quot;&quot;&quot;; [.A151]; &quot;&quot;&quot;;&quot;))" office:value-type="string" office:string-value="case QEvent::Speech: return &quot;QEvent::Speech&quot;;" calcext:value-type="string">
            <text:p>case QEvent::Speech: return "QEvent::Speech";</text:p>
          </table:table-cell>
          <table:table-cell/>
          <table:covered-table-cell/>
        </table:table-row>
        <table:table-row table:style-name="ro1">
          <table:table-cell table:style-name="ce1" office:value-type="string" calcext:value-type="string">
            <text:p>QEvent::DragResponse</text:p>
          </table:table-cell>
          <table:table-cell table:number-columns-repeated="2"/>
          <table:table-cell table:formula="of:=IF(LEN([.A152]) =0;&quot;&quot;;COM.MICROSOFT.CONCAT(&quot;case &quot;;[.A152];&quot;: return &quot;&quot;&quot;; [.A152]; &quot;&quot;&quot;;&quot;))" office:value-type="string" office:string-value="case QEvent::DragResponse: return &quot;QEvent::DragResponse&quot;;" calcext:value-type="string">
            <text:p>case QEvent::DragResponse: return "QEvent::DragResponse";</text:p>
          </table:table-cell>
          <table:table-cell/>
          <table:covered-table-cell/>
        </table:table-row>
        <table:table-row table:style-name="ro2">
          <table:table-cell table:style-name="ce1" office:value-type="string" calcext:value-type="string">
            <text:p>QEvent::ShowWindowRequest</text:p>
          </table:table-cell>
          <table:table-cell table:number-columns-repeated="2"/>
          <table:table-cell table:formula="of:=IF(LEN([.A153]) =0;&quot;&quot;;COM.MICROSOFT.CONCAT(&quot;case &quot;;[.A153];&quot;: return &quot;&quot;&quot;; [.A153]; &quot;&quot;&quot;;&quot;))" office:value-type="string" office:string-value="case QEvent::ShowWindowRequest: return &quot;QEvent::ShowWindowRequest&quot;;" calcext:value-type="string">
            <text:p>case QEvent::ShowWindowRequest: return "QEvent::ShowWindowRequest";</text:p>
          </table:table-cell>
          <table:table-cell/>
          <table:covered-table-cell/>
        </table:table-row>
        <table:table-row table:style-name="ro2">
          <table:table-cell table:style-name="ce1" office:value-type="string" calcext:value-type="string">
            <text:p>QEvent::EmbeddingControl</text:p>
          </table:table-cell>
          <table:table-cell table:number-columns-repeated="2"/>
          <table:table-cell table:formula="of:=IF(LEN([.A154]) =0;&quot;&quot;;COM.MICROSOFT.CONCAT(&quot;case &quot;;[.A154];&quot;: return &quot;&quot;&quot;; [.A154]; &quot;&quot;&quot;;&quot;))" office:value-type="string" office:string-value="case QEvent::EmbeddingControl: return &quot;QEvent::EmbeddingControl&quot;;" calcext:value-type="string">
            <text:p>case QEvent::EmbeddingControl: return "QEvent::EmbeddingControl";</text:p>
          </table:table-cell>
          <table:table-cell/>
          <table:covered-table-cell/>
        </table:table-row>
        <table:table-row table:style-name="ro2">
          <table:table-cell table:style-name="ce1" office:value-type="string" calcext:value-type="string">
            <text:p>QEvent::ActivateControl</text:p>
          </table:table-cell>
          <table:table-cell table:number-columns-repeated="2"/>
          <table:table-cell table:formula="of:=IF(LEN([.A155]) =0;&quot;&quot;;COM.MICROSOFT.CONCAT(&quot;case &quot;;[.A155];&quot;: return &quot;&quot;&quot;; [.A155]; &quot;&quot;&quot;;&quot;))" office:value-type="string" office:string-value="case QEvent::ActivateControl: return &quot;QEvent::ActivateControl&quot;;" calcext:value-type="string">
            <text:p>case QEvent::ActivateControl: return "QEvent::ActivateControl";</text:p>
          </table:table-cell>
          <table:table-cell/>
          <table:covered-table-cell/>
        </table:table-row>
        <table:table-row table:style-name="ro2">
          <table:table-cell table:style-name="ce1" office:value-type="string" calcext:value-type="string">
            <text:p>QEvent::DeactivateControl</text:p>
          </table:table-cell>
          <table:table-cell table:number-columns-repeated="2"/>
          <table:table-cell table:formula="of:=IF(LEN([.A156]) =0;&quot;&quot;;COM.MICROSOFT.CONCAT(&quot;case &quot;;[.A156];&quot;: return &quot;&quot;&quot;; [.A156]; &quot;&quot;&quot;;&quot;))" office:value-type="string" office:string-value="case QEvent::DeactivateControl: return &quot;QEvent::DeactivateControl&quot;;" calcext:value-type="string">
            <text:p>case QEvent::DeactivateControl: return "QEvent::DeactivateControl";</text:p>
          </table:table-cell>
          <table:table-cell/>
          <table:covered-table-cell/>
        </table:table-row>
        <table:table-row table:style-name="ro1">
          <table:table-cell table:style-name="ce1" office:value-type="string" calcext:value-type="string">
            <text:p>QEvent::Style</text:p>
          </table:table-cell>
          <table:table-cell table:number-columns-repeated="2"/>
          <table:table-cell table:formula="of:=IF(LEN([.A157]) =0;&quot;&quot;;COM.MICROSOFT.CONCAT(&quot;case &quot;;[.A157];&quot;: return &quot;&quot;&quot;; [.A157]; &quot;&quot;&quot;;&quot;))" office:value-type="string" office:string-value="case QEvent::Style: return &quot;QEvent::Style&quot;;" calcext:value-type="string">
            <text:p>case QEvent::Style: return "QEvent::Style";</text:p>
          </table:table-cell>
          <table:table-cell/>
          <table:covered-table-cell/>
        </table:table-row>
        <table:table-row table:style-name="ro1">
          <table:table-cell table:style-name="ce1" office:value-type="string" calcext:value-type="string">
            <text:p>QEvent::OkRequest</text:p>
          </table:table-cell>
          <table:table-cell table:number-columns-repeated="2"/>
          <table:table-cell table:formula="of:=IF(LEN([.A158]) =0;&quot;&quot;;COM.MICROSOFT.CONCAT(&quot;case &quot;;[.A158];&quot;: return &quot;&quot;&quot;; [.A158]; &quot;&quot;&quot;;&quot;))" office:value-type="string" office:string-value="case QEvent::OkRequest: return &quot;QEvent::OkRequest&quot;;" calcext:value-type="string">
            <text:p>case QEvent::OkRequest: return "QEvent::OkRequest";</text:p>
          </table:table-cell>
          <table:table-cell/>
          <table:covered-table-cell/>
        </table:table-row>
        <table:table-row table:style-name="ro1">
          <table:table-cell table:style-name="ce1" office:value-type="string" calcext:value-type="string">
            <text:p>QEvent::HelpRequest</text:p>
          </table:table-cell>
          <table:table-cell table:number-columns-repeated="2"/>
          <table:table-cell table:formula="of:=IF(LEN([.A159]) =0;&quot;&quot;;COM.MICROSOFT.CONCAT(&quot;case &quot;;[.A159];&quot;: return &quot;&quot;&quot;; [.A159]; &quot;&quot;&quot;;&quot;))" office:value-type="string" office:string-value="case QEvent::HelpRequest: return &quot;QEvent::HelpRequest&quot;;" calcext:value-type="string">
            <text:p>case QEvent::HelpRequest: return "QEvent::HelpRequest";</text:p>
          </table:table-cell>
          <table:table-cell/>
          <table:covered-table-cell/>
        </table:table-row>
        <table:table-row table:style-name="ro2">
          <table:table-cell table:style-name="ce1" office:value-type="string" calcext:value-type="string">
            <text:p>QEvent::AcceptDropsChange</text:p>
          </table:table-cell>
          <table:table-cell table:number-columns-repeated="2"/>
          <table:table-cell table:formula="of:=IF(LEN([.A160]) =0;&quot;&quot;;COM.MICROSOFT.CONCAT(&quot;case &quot;;[.A160];&quot;: return &quot;&quot;&quot;; [.A160]; &quot;&quot;&quot;;&quot;))" office:value-type="string" office:string-value="case QEvent::AcceptDropsChange: return &quot;QEvent::AcceptDropsChange&quot;;" calcext:value-type="string">
            <text:p>case QEvent::AcceptDropsChange: return "QEvent::AcceptDropsChange";</text:p>
          </table:table-cell>
          <table:table-cell/>
          <table:covered-table-cell/>
        </table:table-row>
        <table:table-row table:style-name="ro2">
          <table:table-cell table:style-name="ce1" office:value-type="string" calcext:value-type="string">
            <text:p>QEvent::ZeroTimerEvent</text:p>
          </table:table-cell>
          <table:table-cell table:number-columns-repeated="2"/>
          <table:table-cell table:formula="of:=IF(LEN([.A161]) =0;&quot;&quot;;COM.MICROSOFT.CONCAT(&quot;case &quot;;[.A161];&quot;: return &quot;&quot;&quot;; [.A161]; &quot;&quot;&quot;;&quot;))" office:value-type="string" office:string-value="case QEvent::ZeroTimerEvent: return &quot;QEvent::ZeroTimerEvent&quot;;" calcext:value-type="string">
            <text:p>case QEvent::ZeroTimerEvent: return "QEvent::ZeroTimerEvent";</text:p>
          </table:table-cell>
          <table:table-cell/>
          <table:covered-table-cell/>
        </table:table-row>
        <table:table-row table:style-name="ro2">
          <table:table-cell table:style-name="ce1" office:value-type="string" calcext:value-type="string">
            <text:p>QEvent::MacGLWindowChange</text:p>
          </table:table-cell>
          <table:table-cell table:number-columns-repeated="2"/>
          <table:table-cell table:formula="of:=IF(LEN([.A162]) =0;&quot;&quot;;COM.MICROSOFT.CONCAT(&quot;case &quot;;[.A162];&quot;: return &quot;&quot;&quot;; [.A162]; &quot;&quot;&quot;;&quot;))" office:value-type="string" office:string-value="case QEvent::MacGLWindowChange: return &quot;QEvent::MacGLWindowChange&quot;;" calcext:value-type="string">
            <text:p>case QEvent::MacGLWindowChange: return "QEvent::MacGLWindowChange";</text:p>
          </table:table-cell>
          <table:table-cell/>
          <table:covered-table-cell/>
        </table:table-row>
        <table:table-row table:style-name="ro1">
          <table:table-cell table:style-name="ce1" office:value-type="string" calcext:value-type="string">
            <text:p>QEvent::FutureCallOut</text:p>
          </table:table-cell>
          <table:table-cell table:number-columns-repeated="2"/>
          <table:table-cell table:formula="of:=IF(LEN([.A163]) =0;&quot;&quot;;COM.MICROSOFT.CONCAT(&quot;case &quot;;[.A163];&quot;: return &quot;&quot;&quot;; [.A163]; &quot;&quot;&quot;;&quot;))" office:value-type="string" office:string-value="case QEvent::FutureCallOut: return &quot;QEvent::FutureCallOut&quot;;" calcext:value-type="string">
            <text:p>case QEvent::FutureCallOut: return "QEvent::FutureCallOut";</text:p>
          </table:table-cell>
          <table:table-cell/>
          <table:covered-table-cell/>
        </table:table-row>
        <table:table-row table:style-name="ro2">
          <table:table-cell table:style-name="ce1" office:value-type="string" calcext:value-type="string">
            <text:p>QEvent::NetworkReplyUpdated</text:p>
          </table:table-cell>
          <table:table-cell table:number-columns-repeated="2"/>
          <table:table-cell table:formula="of:=IF(LEN([.A164]) =0;&quot;&quot;;COM.MICROSOFT.CONCAT(&quot;case &quot;;[.A164];&quot;: return &quot;&quot;&quot;; [.A164]; &quot;&quot;&quot;;&quot;))" office:value-type="string" office:string-value="case QEvent::NetworkReplyUpdated: return &quot;QEvent::NetworkReplyUpdated&quot;;" calcext:value-type="string">
            <text:p>case QEvent::NetworkReplyUpdated: return "QEvent::NetworkReplyUpdated";</text:p>
          </table:table-cell>
          <table:table-cell/>
          <table:covered-table-cell/>
        </table:table-row>
        <table:table-row table:style-name="ro2">
          <table:table-cell table:style-name="ce1" office:value-type="string" calcext:value-type="string">
            <text:p>QEvent::MacGLClearDrawable</text:p>
          </table:table-cell>
          <table:table-cell table:number-columns-repeated="2"/>
          <table:table-cell table:formula="of:=IF(LEN([.A165]) =0;&quot;&quot;;COM.MICROSOFT.CONCAT(&quot;case &quot;;[.A165];&quot;: return &quot;&quot;&quot;; [.A165]; &quot;&quot;&quot;;&quot;))" office:value-type="string" office:string-value="case QEvent::MacGLClearDrawable: return &quot;QEvent::MacGLClearDrawable&quot;;" calcext:value-type="string">
            <text:p>case QEvent::MacGLClearDrawable: return "QEvent::MacGLClearDrawable";</text:p>
          </table:table-cell>
          <table:table-cell/>
          <table:covered-table-cell/>
        </table:table-row>
        <table:table-row table:style-name="ro1">
          <table:table-cell table:style-name="ce1" office:value-type="string" calcext:value-type="string">
            <text:p>QEvent::ThemeChange</text:p>
          </table:table-cell>
          <table:table-cell table:number-columns-repeated="2"/>
          <table:table-cell table:formula="of:=IF(LEN([.A166]) =0;&quot;&quot;;COM.MICROSOFT.CONCAT(&quot;case &quot;;[.A166];&quot;: return &quot;&quot;&quot;; [.A166]; &quot;&quot;&quot;;&quot;))" office:value-type="string" office:string-value="case QEvent::ThemeChange: return &quot;QEvent::ThemeChange&quot;;" calcext:value-type="string">
            <text:p>case QEvent::ThemeChange: return "QEvent::ThemeChange";</text:p>
          </table:table-cell>
          <table:table-cell/>
          <table:covered-table-cell/>
        </table:table-row>
        <table:table-row table:style-name="ro1">
          <table:table-cell table:style-name="ce1" office:value-type="string" calcext:value-type="string">
            <text:p>QEvent::SockClose</text:p>
          </table:table-cell>
          <table:table-cell table:number-columns-repeated="2"/>
          <table:table-cell table:formula="of:=IF(LEN([.A167]) =0;&quot;&quot;;COM.MICROSOFT.CONCAT(&quot;case &quot;;[.A167];&quot;: return &quot;&quot;&quot;; [.A167]; &quot;&quot;&quot;;&quot;))" office:value-type="string" office:string-value="case QEvent::SockClose: return &quot;QEvent::SockClose&quot;;" calcext:value-type="string">
            <text:p>case QEvent::SockClose: return "QEvent::SockClose";</text:p>
          </table:table-cell>
          <table:table-cell/>
          <table:covered-table-cell/>
        </table:table-row>
        <table:table-row table:style-name="ro2">
          <table:table-cell table:style-name="ce1" office:value-type="string" calcext:value-type="string">
            <text:p>QEvent::StyleAnimationUpdate</text:p>
          </table:table-cell>
          <table:table-cell table:number-columns-repeated="2"/>
          <table:table-cell table:formula="of:=IF(LEN([.A168]) =0;&quot;&quot;;COM.MICROSOFT.CONCAT(&quot;case &quot;;[.A168];&quot;: return &quot;&quot;&quot;; [.A168]; &quot;&quot;&quot;;&quot;))" office:value-type="string" office:string-value="case QEvent::StyleAnimationUpdate: return &quot;QEvent::StyleAnimationUpdate&quot;;" calcext:value-type="string">
            <text:p>case QEvent::StyleAnimationUpdate: return "QEvent::StyleAnimationUpdate";</text:p>
          </table:table-cell>
          <table:table-cell/>
          <table:covered-table-cell/>
        </table:table-row>
        <table:table-row table:style-name="ro2">
          <table:table-cell table:style-name="ce1" office:value-type="string" calcext:value-type="string">
            <text:p>QEvent::WindowChangeInternal</text:p>
          </table:table-cell>
          <table:table-cell table:number-columns-repeated="2"/>
          <table:table-cell table:formula="of:=IF(LEN([.A169]) =0;&quot;&quot;;COM.MICROSOFT.CONCAT(&quot;case &quot;;[.A169];&quot;: return &quot;&quot;&quot;; [.A169]; &quot;&quot;&quot;;&quot;))" office:value-type="string" office:string-value="case QEvent::WindowChangeInternal: return &quot;QEvent::WindowChangeInternal&quot;;" calcext:value-type="string">
            <text:p>case QEvent::WindowChangeInternal: return "QEvent::WindowChangeInternal";</text:p>
          </table:table-cell>
          <table:table-cell/>
          <table:covered-table-cell/>
        </table:table-row>
        <table:table-row table:style-name="ro2">
          <table:table-cell table:style-name="ce1" office:value-type="string" calcext:value-type="string">
            <text:p>QEvent::ScreenChangeInternal</text:p>
          </table:table-cell>
          <table:table-cell table:number-columns-repeated="2"/>
          <table:table-cell table:formula="of:=IF(LEN([.A170]) =0;&quot;&quot;;COM.MICROSOFT.CONCAT(&quot;case &quot;;[.A170];&quot;: return &quot;&quot;&quot;; [.A170]; &quot;&quot;&quot;;&quot;))" office:value-type="string" office:string-value="case QEvent::ScreenChangeInternal: return &quot;QEvent::ScreenChangeInternal&quot;;" calcext:value-type="string">
            <text:p>case QEvent::ScreenChangeInternal: return "QEvent::ScreenChangeInternal";</text:p>
          </table:table-cell>
          <table:table-cell/>
          <table:covered-table-cell/>
        </table:table-row>
        <table:table-row table:style-name="ro1">
          <table:table-cell table:style-name="ce1" office:value-type="string" calcext:value-type="string">
            <text:p>QEvent::Pointer</text:p>
          </table:table-cell>
          <table:table-cell table:number-columns-repeated="2"/>
          <table:table-cell table:formula="of:=IF(LEN([.A171]) =0;&quot;&quot;;COM.MICROSOFT.CONCAT(&quot;case &quot;;[.A171];&quot;: return &quot;&quot;&quot;; [.A171]; &quot;&quot;&quot;;&quot;))" office:value-type="string" office:string-value="case QEvent::Pointer: return &quot;QEvent::Pointer&quot;;" calcext:value-type="string">
            <text:p>case QEvent::Pointer: return "QEvent::Pointer";</text:p>
          </table:table-cell>
          <table:table-cell/>
          <table:covered-table-cell/>
        </table:table-row>
        <table:table-row table:style-name="ro1">
          <table:table-cell table:style-name="ce1" office:value-type="string" calcext:value-type="string">
            <text:p>QEvent::User</text:p>
          </table:table-cell>
          <table:table-cell table:number-columns-repeated="2"/>
          <table:table-cell table:formula="of:=IF(LEN([.A172]) =0;&quot;&quot;;COM.MICROSOFT.CONCAT(&quot;case &quot;;[.A172];&quot;: return &quot;&quot;&quot;; [.A172]; &quot;&quot;&quot;;&quot;))" office:value-type="string" office:string-value="case QEvent::User: return &quot;QEvent::User&quot;;" calcext:value-type="string">
            <text:p>case QEvent::User: return "QEvent::User";</text:p>
          </table:table-cell>
          <table:table-cell/>
          <table:covered-table-cell/>
        </table:table-row>
        <table:table-row table:style-name="ro1">
          <table:table-cell table:style-name="ce1" office:value-type="string" calcext:value-type="string">
            <text:p>QEvent::MaxUser</text:p>
          </table:table-cell>
          <table:table-cell table:number-columns-repeated="2"/>
          <table:table-cell table:formula="of:=IF(LEN([.A173]) =0;&quot;&quot;;COM.MICROSOFT.CONCAT(&quot;case &quot;;[.A173];&quot;: return &quot;&quot;&quot;; [.A173]; &quot;&quot;&quot;;&quot;))" office:value-type="string" office:string-value="case QEvent::MaxUser: return &quot;QEvent::MaxUser&quot;;" calcext:value-type="string">
            <text:p>case QEvent::MaxUser: return "QEvent::MaxUser";</text:p>
          </table:table-cell>
          <table:table-cell/>
          <table:covered-table-cell/>
        </table:table-row>
        <table:table-row table:style-name="ro1">
          <table:table-cell table:number-columns-repeated="3"/>
          <table:table-cell table:formula="of:=IF(LEN([.A174]) =0;&quot;&quot;;COM.MICROSOFT.CONCAT(&quot;case &quot;;[.A174];&quot;: return &quot;&quot;&quot;; [.A174]; &quot;&quot;&quot;;&quot;))">
            <text:p/>
          </table:table-cell>
          <table:table-cell/>
          <table:covered-table-cell/>
        </table:table-row>
        <table:table-row table:style-name="ro1">
          <table:table-cell table:number-columns-repeated="3"/>
          <table:table-cell table:formula="of:=IF(LEN([.A175]) =0;&quot;&quot;;COM.MICROSOFT.CONCAT(&quot;case &quot;;[.A175];&quot;: return &quot;&quot;&quot;; [.A175]; &quot;&quot;&quot;;&quot;))">
            <text:p/>
          </table:table-cell>
          <table:table-cell/>
          <table:covered-table-cell/>
        </table:table-row>
        <table:table-row table:style-name="ro1">
          <table:table-cell table:number-columns-repeated="3"/>
          <table:table-cell table:formula="of:=IF(LEN([.A176]) =0;&quot;&quot;;COM.MICROSOFT.CONCAT(&quot;case &quot;;[.A176];&quot;: return &quot;&quot;&quot;; [.A176]; &quot;&quot;&quot;;&quot;))">
            <text:p/>
          </table:table-cell>
          <table:table-cell/>
          <table:covered-table-cell/>
        </table:table-row>
        <table:table-row table:style-name="ro1">
          <table:table-cell table:number-columns-repeated="3"/>
          <table:table-cell table:formula="of:=IF(LEN([.A177]) =0;&quot;&quot;;COM.MICROSOFT.CONCAT(&quot;case &quot;;[.A177];&quot;: return &quot;&quot;&quot;; [.A177]; &quot;&quot;&quot;;&quot;))">
            <text:p/>
          </table:table-cell>
          <table:table-cell/>
          <table:covered-table-cell/>
        </table:table-row>
        <table:table-row table:style-name="ro1">
          <table:table-cell table:number-columns-repeated="3"/>
          <table:table-cell table:formula="of:=IF(LEN([.A178]) =0;&quot;&quot;;COM.MICROSOFT.CONCAT(&quot;case &quot;;[.A178];&quot;: return &quot;&quot;&quot;; [.A178]; &quot;&quot;&quot;;&quot;))">
            <text:p/>
          </table:table-cell>
          <table:table-cell/>
          <table:covered-table-cell/>
        </table:table-row>
        <table:table-row table:style-name="ro1">
          <table:table-cell table:number-columns-repeated="3"/>
          <table:table-cell table:formula="of:=IF(LEN([.A179]) =0;&quot;&quot;;COM.MICROSOFT.CONCAT(&quot;case &quot;;[.A179];&quot;: return &quot;&quot;&quot;; [.A179]; &quot;&quot;&quot;;&quot;))">
            <text:p/>
          </table:table-cell>
          <table:table-cell/>
          <table:covered-table-cell/>
        </table:table-row>
        <table:table-row table:style-name="ro1">
          <table:table-cell table:number-columns-repeated="3"/>
          <table:table-cell table:formula="of:=IF(LEN([.A180]) =0;&quot;&quot;;COM.MICROSOFT.CONCAT(&quot;case &quot;;[.A180];&quot;: return &quot;&quot;&quot;; [.A180]; &quot;&quot;&quot;;&quot;))">
            <text:p/>
          </table:table-cell>
          <table:table-cell/>
          <table:covered-table-cell/>
        </table:table-row>
        <table:table-row table:style-name="ro1">
          <table:table-cell table:number-columns-repeated="3"/>
          <table:table-cell table:formula="of:=IF(LEN([.A181]) =0;&quot;&quot;;COM.MICROSOFT.CONCAT(&quot;case &quot;;[.A181];&quot;: return &quot;&quot;&quot;; [.A181]; &quot;&quot;&quot;;&quot;))">
            <text:p/>
          </table:table-cell>
          <table:table-cell/>
          <table:covered-table-cell/>
        </table:table-row>
        <table:table-row table:style-name="ro1">
          <table:table-cell table:number-columns-repeated="3"/>
          <table:table-cell table:formula="of:=IF(LEN([.A182]) =0;&quot;&quot;;COM.MICROSOFT.CONCAT(&quot;case &quot;;[.A182];&quot;: return &quot;&quot;&quot;; [.A182]; &quot;&quot;&quot;;&quot;))">
            <text:p/>
          </table:table-cell>
          <table:table-cell/>
          <table:covered-table-cell/>
        </table:table-row>
        <table:table-row table:style-name="ro1">
          <table:table-cell table:number-columns-repeated="3"/>
          <table:table-cell table:formula="of:=IF(LEN([.A183]) =0;&quot;&quot;;COM.MICROSOFT.CONCAT(&quot;case &quot;;[.A183];&quot;: return &quot;&quot;&quot;; [.A183]; &quot;&quot;&quot;;&quot;))">
            <text:p/>
          </table:table-cell>
          <table:table-cell/>
          <table:covered-table-cell/>
        </table:table-row>
        <table:table-row table:style-name="ro1">
          <table:table-cell table:number-columns-repeated="3"/>
          <table:table-cell table:formula="of:=IF(LEN([.A184]) =0;&quot;&quot;;COM.MICROSOFT.CONCAT(&quot;case &quot;;[.A184];&quot;: return &quot;&quot;&quot;; [.A184]; &quot;&quot;&quot;;&quot;))">
            <text:p/>
          </table:table-cell>
          <table:table-cell/>
          <table:covered-table-cell/>
        </table:table-row>
        <table:table-row table:style-name="ro1">
          <table:table-cell table:number-columns-repeated="3"/>
          <table:table-cell table:formula="of:=IF(LEN([.A185]) =0;&quot;&quot;;COM.MICROSOFT.CONCAT(&quot;case &quot;;[.A185];&quot;: return &quot;&quot;&quot;; [.A185]; &quot;&quot;&quot;;&quot;))">
            <text:p/>
          </table:table-cell>
          <table:table-cell/>
          <table:covered-table-cell/>
        </table:table-row>
        <table:table-row table:style-name="ro1">
          <table:table-cell table:number-columns-repeated="3"/>
          <table:table-cell table:formula="of:=IF(LEN([.A186]) =0;&quot;&quot;;COM.MICROSOFT.CONCAT(&quot;case &quot;;[.A186];&quot;: return &quot;&quot;&quot;; [.A186]; &quot;&quot;&quot;;&quot;))">
            <text:p/>
          </table:table-cell>
          <table:table-cell/>
          <table:covered-table-cell/>
        </table:table-row>
        <table:table-row table:style-name="ro1">
          <table:table-cell table:number-columns-repeated="3"/>
          <table:table-cell table:formula="of:=IF(LEN([.A187]) =0;&quot;&quot;;COM.MICROSOFT.CONCAT(&quot;case &quot;;[.A187];&quot;: return &quot;&quot;&quot;; [.A187]; &quot;&quot;&quot;;&quot;))">
            <text:p/>
          </table:table-cell>
          <table:table-cell/>
          <table:covered-table-cell/>
        </table:table-row>
        <table:table-row table:style-name="ro1">
          <table:table-cell table:number-columns-repeated="3"/>
          <table:table-cell table:formula="of:=IF(LEN([.A188]) =0;&quot;&quot;;COM.MICROSOFT.CONCAT(&quot;case &quot;;[.A188];&quot;: return &quot;&quot;&quot;; [.A188]; &quot;&quot;&quot;;&quot;))">
            <text:p/>
          </table:table-cell>
          <table:table-cell/>
          <table:covered-table-cell/>
        </table:table-row>
        <table:table-row table:style-name="ro1">
          <table:table-cell table:number-columns-repeated="3"/>
          <table:table-cell table:formula="of:=IF(LEN([.A189]) =0;&quot;&quot;;COM.MICROSOFT.CONCAT(&quot;case &quot;;[.A189];&quot;: return &quot;&quot;&quot;; [.A189]; &quot;&quot;&quot;;&quot;))">
            <text:p/>
          </table:table-cell>
          <table:table-cell/>
          <table:covered-table-cell/>
        </table:table-row>
        <table:table-row table:style-name="ro1">
          <table:table-cell table:number-columns-repeated="3"/>
          <table:table-cell table:formula="of:=IF(LEN([.A190]) =0;&quot;&quot;;COM.MICROSOFT.CONCAT(&quot;case &quot;;[.A190];&quot;: return &quot;&quot;&quot;; [.A190]; &quot;&quot;&quot;;&quot;))">
            <text:p/>
          </table:table-cell>
          <table:table-cell/>
          <table:covered-table-cell/>
        </table:table-row>
        <table:table-row table:style-name="ro1">
          <table:table-cell table:number-columns-repeated="3"/>
          <table:table-cell table:formula="of:=IF(LEN([.A191]) =0;&quot;&quot;;COM.MICROSOFT.CONCAT(&quot;case &quot;;[.A191];&quot;: return &quot;&quot;&quot;; [.A191]; &quot;&quot;&quot;;&quot;))">
            <text:p/>
          </table:table-cell>
          <table:table-cell/>
          <table:covered-table-cell/>
        </table:table-row>
        <table:table-row table:style-name="ro1">
          <table:table-cell table:number-columns-repeated="3"/>
          <table:table-cell table:formula="of:=IF(LEN([.A192]) =0;&quot;&quot;;COM.MICROSOFT.CONCAT(&quot;case &quot;;[.A192];&quot;: return &quot;&quot;&quot;; [.A192]; &quot;&quot;&quot;;&quot;))">
            <text:p/>
          </table:table-cell>
          <table:table-cell/>
          <table:covered-table-cell/>
        </table:table-row>
        <table:table-row table:style-name="ro1">
          <table:table-cell table:number-columns-repeated="3"/>
          <table:table-cell table:formula="of:=IF(LEN([.A193]) =0;&quot;&quot;;COM.MICROSOFT.CONCAT(&quot;case &quot;;[.A193];&quot;: return &quot;&quot;&quot;; [.A193]; &quot;&quot;&quot;;&quot;))">
            <text:p/>
          </table:table-cell>
          <table:table-cell/>
          <table:covered-table-cell/>
        </table:table-row>
        <table:table-row table:style-name="ro1">
          <table:table-cell table:number-columns-repeated="3"/>
          <table:table-cell table:formula="of:=IF(LEN([.A194]) =0;&quot;&quot;;COM.MICROSOFT.CONCAT(&quot;case &quot;;[.A194];&quot;: return &quot;&quot;&quot;; [.A194]; &quot;&quot;&quot;;&quot;))">
            <text:p/>
          </table:table-cell>
          <table:table-cell/>
          <table:covered-table-cell/>
        </table:table-row>
        <table:table-row table:style-name="ro1">
          <table:table-cell table:number-columns-repeated="3"/>
          <table:table-cell table:formula="of:=IF(LEN([.A195]) =0;&quot;&quot;;COM.MICROSOFT.CONCAT(&quot;case &quot;;[.A195];&quot;: return &quot;&quot;&quot;; [.A195]; &quot;&quot;&quot;;&quot;))">
            <text:p/>
          </table:table-cell>
          <table:table-cell/>
          <table:covered-table-cell/>
        </table:table-row>
        <table:table-row table:style-name="ro1">
          <table:table-cell table:number-columns-repeated="3"/>
          <table:table-cell table:formula="of:=IF(LEN([.A196]) =0;&quot;&quot;;COM.MICROSOFT.CONCAT(&quot;case &quot;;[.A196];&quot;: return &quot;&quot;&quot;; [.A196]; &quot;&quot;&quot;;&quot;))">
            <text:p/>
          </table:table-cell>
          <table:table-cell/>
          <table:covered-table-cell/>
        </table:table-row>
        <table:table-row table:style-name="ro1">
          <table:table-cell table:number-columns-repeated="3"/>
          <table:table-cell table:formula="of:=IF(LEN([.A197]) =0;&quot;&quot;;COM.MICROSOFT.CONCAT(&quot;case &quot;;[.A197];&quot;: return &quot;&quot;&quot;; [.A197]; &quot;&quot;&quot;;&quot;))">
            <text:p/>
          </table:table-cell>
          <table:table-cell/>
          <table:covered-table-cell/>
        </table:table-row>
        <table:table-row table:style-name="ro1">
          <table:table-cell table:number-columns-repeated="3"/>
          <table:table-cell table:formula="of:=IF(LEN([.A198]) =0;&quot;&quot;;COM.MICROSOFT.CONCAT(&quot;case &quot;;[.A198];&quot;: return &quot;&quot;&quot;; [.A198]; &quot;&quot;&quot;;&quot;))">
            <text:p/>
          </table:table-cell>
          <table:table-cell/>
          <table:covered-table-cell/>
        </table:table-row>
        <table:table-row table:style-name="ro1">
          <table:table-cell table:number-columns-repeated="3"/>
          <table:table-cell table:formula="of:=IF(LEN([.A199]) =0;&quot;&quot;;COM.MICROSOFT.CONCAT(&quot;case &quot;;[.A199];&quot;: return &quot;&quot;&quot;; [.A199]; &quot;&quot;&quot;;&quot;))">
            <text:p/>
          </table:table-cell>
          <table:table-cell/>
          <table:covered-table-cell/>
        </table:table-row>
        <table:table-row table:style-name="ro1">
          <table:table-cell table:number-columns-repeated="3"/>
          <table:table-cell table:formula="of:=IF(LEN([.A200]) =0;&quot;&quot;;COM.MICROSOFT.CONCAT(&quot;case &quot;;[.A200];&quot;: return &quot;&quot;&quot;; [.A200]; &quot;&quot;&quot;;&quot;))">
            <text:p/>
          </table:table-cell>
          <table:table-cell/>
          <table:covered-table-cell/>
        </table:table-row>
        <table:table-row table:style-name="ro1">
          <table:table-cell table:number-columns-repeated="3"/>
          <table:table-cell table:formula="of:=IF(LEN([.A201]) =0;&quot;&quot;;COM.MICROSOFT.CONCAT(&quot;case &quot;;[.A201];&quot;: return &quot;&quot;&quot;; [.A201]; &quot;&quot;&quot;;&quot;))">
            <text:p/>
          </table:table-cell>
          <table:table-cell/>
          <table:covered-table-cell/>
        </table:table-row>
        <table:table-row table:style-name="ro1">
          <table:table-cell table:number-columns-repeated="3"/>
          <table:table-cell table:formula="of:=IF(LEN([.A202]) =0;&quot;&quot;;COM.MICROSOFT.CONCAT(&quot;case &quot;;[.A202];&quot;: return &quot;&quot;&quot;; [.A202]; &quot;&quot;&quot;;&quot;))">
            <text:p/>
          </table:table-cell>
          <table:table-cell/>
          <table:covered-table-cell/>
        </table:table-row>
        <table:table-row table:style-name="ro1">
          <table:table-cell table:number-columns-repeated="3"/>
          <table:table-cell table:formula="of:=IF(LEN([.A203]) =0;&quot;&quot;;COM.MICROSOFT.CONCAT(&quot;case &quot;;[.A203];&quot;: return &quot;&quot;&quot;; [.A203]; &quot;&quot;&quot;;&quot;))">
            <text:p/>
          </table:table-cell>
          <table:table-cell/>
          <table:covered-table-cell/>
        </table:table-row>
        <table:table-row table:style-name="ro1">
          <table:table-cell table:number-columns-repeated="3"/>
          <table:table-cell table:formula="of:=IF(LEN([.A204]) =0;&quot;&quot;;COM.MICROSOFT.CONCAT(&quot;case &quot;;[.A204];&quot;: return &quot;&quot;&quot;; [.A204]; &quot;&quot;&quot;;&quot;))">
            <text:p/>
          </table:table-cell>
          <table:table-cell/>
          <table:covered-table-cell/>
        </table:table-row>
        <table:table-row table:style-name="ro1">
          <table:table-cell table:number-columns-repeated="3"/>
          <table:table-cell table:formula="of:=IF(LEN([.A205]) =0;&quot;&quot;;COM.MICROSOFT.CONCAT(&quot;case &quot;;[.A205];&quot;: return &quot;&quot;&quot;; [.A205]; &quot;&quot;&quot;;&quot;))">
            <text:p/>
          </table:table-cell>
          <table:table-cell/>
          <table:covered-table-cell/>
        </table:table-row>
        <table:table-row table:style-name="ro1">
          <table:table-cell table:number-columns-repeated="3"/>
          <table:table-cell table:formula="of:=IF(LEN([.A206]) =0;&quot;&quot;;COM.MICROSOFT.CONCAT(&quot;case &quot;;[.A206];&quot;: return &quot;&quot;&quot;; [.A206]; &quot;&quot;&quot;;&quot;))">
            <text:p/>
          </table:table-cell>
          <table:table-cell/>
          <table:covered-table-cell/>
        </table:table-row>
        <table:table-row table:style-name="ro1">
          <table:table-cell table:number-columns-repeated="3"/>
          <table:table-cell table:formula="of:=IF(LEN([.A207]) =0;&quot;&quot;;COM.MICROSOFT.CONCAT(&quot;case &quot;;[.A207];&quot;: return &quot;&quot;&quot;; [.A207]; &quot;&quot;&quot;;&quot;))">
            <text:p/>
          </table:table-cell>
          <table:table-cell/>
          <table:covered-table-cell/>
        </table:table-row>
        <table:table-row table:style-name="ro1">
          <table:table-cell table:number-columns-repeated="3"/>
          <table:table-cell table:formula="of:=IF(LEN([.A208]) =0;&quot;&quot;;COM.MICROSOFT.CONCAT(&quot;case &quot;;[.A208];&quot;: return &quot;&quot;&quot;; [.A208]; &quot;&quot;&quot;;&quot;))">
            <text:p/>
          </table:table-cell>
          <table:table-cell/>
          <table:covered-table-cell/>
        </table:table-row>
        <table:table-row table:style-name="ro1">
          <table:table-cell table:number-columns-repeated="3"/>
          <table:table-cell table:formula="of:=IF(LEN([.A209]) =0;&quot;&quot;;COM.MICROSOFT.CONCAT(&quot;case &quot;;[.A209];&quot;: return &quot;&quot;&quot;; [.A209]; &quot;&quot;&quot;;&quot;))">
            <text:p/>
          </table:table-cell>
          <table:table-cell table:number-columns-repeated="2"/>
        </table:table-row>
        <table:table-row table:style-name="ro1">
          <table:table-cell table:number-columns-repeated="3"/>
          <table:table-cell table:formula="of:=IF(LEN([.A210]) =0;&quot;&quot;;COM.MICROSOFT.CONCAT(&quot;case &quot;;[.A210];&quot;: return &quot;&quot;&quot;; [.A210]; &quot;&quot;&quot;;&quot;))">
            <text:p/>
          </table:table-cell>
          <table:table-cell table:number-columns-repeated="2"/>
        </table:table-row>
        <table:table-row table:style-name="ro1">
          <table:table-cell table:number-columns-repeated="3"/>
          <table:table-cell table:formula="of:=IF(LEN([.A211]) =0;&quot;&quot;;COM.MICROSOFT.CONCAT(&quot;case &quot;;[.A211];&quot;: return &quot;&quot;&quot;; [.A211]; &quot;&quot;&quot;;&quot;))">
            <text:p/>
          </table:table-cell>
          <table:table-cell table:number-columns-repeated="2"/>
        </table:table-row>
        <table:table-row table:style-name="ro1">
          <table:table-cell table:number-columns-repeated="3"/>
          <table:table-cell table:formula="of:=IF(LEN([.A212]) =0;&quot;&quot;;COM.MICROSOFT.CONCAT(&quot;case &quot;;[.A212];&quot;: return &quot;&quot;&quot;; [.A212]; &quot;&quot;&quot;;&quot;))">
            <text:p/>
          </table:table-cell>
          <table:table-cell table:number-columns-repeated="2"/>
        </table:table-row>
        <table:table-row table:style-name="ro1">
          <table:table-cell table:number-columns-repeated="3"/>
          <table:table-cell table:formula="of:=IF(LEN([.A213]) =0;&quot;&quot;;COM.MICROSOFT.CONCAT(&quot;case &quot;;[.A213];&quot;: return &quot;&quot;&quot;; [.A213]; &quot;&quot;&quot;;&quot;))">
            <text:p/>
          </table:table-cell>
          <table:table-cell table:number-columns-repeated="2"/>
        </table:table-row>
        <table:table-row table:style-name="ro1">
          <table:table-cell table:number-columns-repeated="3"/>
          <table:table-cell table:formula="of:=IF(LEN([.A214]) =0;&quot;&quot;;COM.MICROSOFT.CONCAT(&quot;case &quot;;[.A214];&quot;: return &quot;&quot;&quot;; [.A214]; &quot;&quot;&quot;;&quot;))">
            <text:p/>
          </table:table-cell>
          <table:table-cell table:number-columns-repeated="2"/>
        </table:table-row>
        <table:table-row table:style-name="ro1">
          <table:table-cell table:number-columns-repeated="3"/>
          <table:table-cell table:formula="of:=IF(LEN([.A215]) =0;&quot;&quot;;COM.MICROSOFT.CONCAT(&quot;case &quot;;[.A215];&quot;: return &quot;&quot;&quot;; [.A215]; &quot;&quot;&quot;;&quot;))">
            <text:p/>
          </table:table-cell>
          <table:table-cell table:number-columns-repeated="2"/>
        </table:table-row>
        <table:table-row table:style-name="ro1">
          <table:table-cell table:number-columns-repeated="3"/>
          <table:table-cell table:formula="of:=IF(LEN([.A216]) =0;&quot;&quot;;COM.MICROSOFT.CONCAT(&quot;case &quot;;[.A216];&quot;: return &quot;&quot;&quot;; [.A216]; &quot;&quot;&quot;;&quot;))">
            <text:p/>
          </table:table-cell>
          <table:table-cell table:number-columns-repeated="2"/>
        </table:table-row>
        <table:table-row table:style-name="ro1">
          <table:table-cell table:number-columns-repeated="3"/>
          <table:table-cell table:formula="of:=IF(LEN([.A217]) =0;&quot;&quot;;COM.MICROSOFT.CONCAT(&quot;case &quot;;[.A217];&quot;: return &quot;&quot;&quot;; [.A217]; &quot;&quot;&quot;;&quot;))">
            <text:p/>
          </table:table-cell>
          <table:table-cell table:number-columns-repeated="2"/>
        </table:table-row>
        <table:table-row table:style-name="ro1">
          <table:table-cell table:number-columns-repeated="3"/>
          <table:table-cell table:formula="of:=IF(LEN([.A218]) =0;&quot;&quot;;COM.MICROSOFT.CONCAT(&quot;case &quot;;[.A218];&quot;: return &quot;&quot;&quot;; [.A218]; &quot;&quot;&quot;;&quot;))">
            <text:p/>
          </table:table-cell>
          <table:table-cell table:number-columns-repeated="2"/>
        </table:table-row>
        <table:table-row table:style-name="ro1">
          <table:table-cell table:number-columns-repeated="3"/>
          <table:table-cell table:formula="of:=IF(LEN([.A219]) =0;&quot;&quot;;COM.MICROSOFT.CONCAT(&quot;case &quot;;[.A219];&quot;: return &quot;&quot;&quot;; [.A219]; &quot;&quot;&quot;;&quot;))">
            <text:p/>
          </table:table-cell>
          <table:table-cell table:number-columns-repeated="2"/>
        </table:table-row>
        <table:table-row table:style-name="ro1">
          <table:table-cell table:number-columns-repeated="3"/>
          <table:table-cell table:formula="of:=IF(LEN([.A220]) =0;&quot;&quot;;COM.MICROSOFT.CONCAT(&quot;case &quot;;[.A220];&quot;: return &quot;&quot;&quot;; [.A220]; &quot;&quot;&quot;;&quot;))">
            <text:p/>
          </table:table-cell>
          <table:table-cell table:number-columns-repeated="2"/>
        </table:table-row>
        <table:table-row table:style-name="ro1">
          <table:table-cell table:number-columns-repeated="3"/>
          <table:table-cell table:formula="of:=IF(LEN([.A221]) =0;&quot;&quot;;COM.MICROSOFT.CONCAT(&quot;case &quot;;[.A221];&quot;: return &quot;&quot;&quot;; [.A221]; &quot;&quot;&quot;;&quot;))">
            <text:p/>
          </table:table-cell>
          <table:table-cell table:number-columns-repeated="2"/>
        </table:table-row>
        <table:table-row table:style-name="ro1">
          <table:table-cell table:number-columns-repeated="3"/>
          <table:table-cell table:formula="of:=IF(LEN([.A222]) =0;&quot;&quot;;COM.MICROSOFT.CONCAT(&quot;case &quot;;[.A222];&quot;: return &quot;&quot;&quot;; [.A222]; &quot;&quot;&quot;;&quot;))">
            <text:p/>
          </table:table-cell>
          <table:table-cell table:number-columns-repeated="2"/>
        </table:table-row>
        <table:table-row table:style-name="ro1">
          <table:table-cell table:number-columns-repeated="3"/>
          <table:table-cell table:formula="of:=IF(LEN([.A223]) =0;&quot;&quot;;COM.MICROSOFT.CONCAT(&quot;case &quot;;[.A223];&quot;: return &quot;&quot;&quot;; [.A223]; &quot;&quot;&quot;;&quot;))">
            <text:p/>
          </table:table-cell>
          <table:table-cell table:number-columns-repeated="2"/>
        </table:table-row>
        <table:table-row table:style-name="ro1">
          <table:table-cell table:number-columns-repeated="3"/>
          <table:table-cell table:formula="of:=IF(LEN([.A224]) =0;&quot;&quot;;COM.MICROSOFT.CONCAT(&quot;case &quot;;[.A224];&quot;: return &quot;&quot;&quot;; [.A224]; &quot;&quot;&quot;;&quot;))">
            <text:p/>
          </table:table-cell>
          <table:table-cell table:number-columns-repeated="2"/>
        </table:table-row>
        <table:table-row table:style-name="ro1">
          <table:table-cell table:number-columns-repeated="3"/>
          <table:table-cell table:formula="of:=IF(LEN([.A225]) =0;&quot;&quot;;COM.MICROSOFT.CONCAT(&quot;case &quot;;[.A225];&quot;: return &quot;&quot;&quot;; [.A225]; &quot;&quot;&quot;;&quot;))">
            <text:p/>
          </table:table-cell>
          <table:table-cell table:number-columns-repeated="2"/>
        </table:table-row>
        <table:table-row table:style-name="ro1">
          <table:table-cell table:number-columns-repeated="3"/>
          <table:table-cell table:formula="of:=IF(LEN([.A226]) =0;&quot;&quot;;COM.MICROSOFT.CONCAT(&quot;case &quot;;[.A226];&quot;: return &quot;&quot;&quot;; [.A226]; &quot;&quot;&quot;;&quot;))">
            <text:p/>
          </table:table-cell>
          <table:table-cell table:number-columns-repeated="2"/>
        </table:table-row>
        <table:table-row table:style-name="ro1">
          <table:table-cell table:number-columns-repeated="3"/>
          <table:table-cell table:formula="of:=IF(LEN([.A227]) =0;&quot;&quot;;COM.MICROSOFT.CONCAT(&quot;case &quot;;[.A227];&quot;: return &quot;&quot;&quot;; [.A227]; &quot;&quot;&quot;;&quot;))">
            <text:p/>
          </table:table-cell>
          <table:table-cell table:number-columns-repeated="2"/>
        </table:table-row>
        <table:table-row table:style-name="ro1">
          <table:table-cell table:number-columns-repeated="3"/>
          <table:table-cell table:formula="of:=IF(LEN([.A228]) =0;&quot;&quot;;COM.MICROSOFT.CONCAT(&quot;case &quot;;[.A228];&quot;: return &quot;&quot;&quot;; [.A228]; &quot;&quot;&quot;;&quot;))">
            <text:p/>
          </table:table-cell>
          <table:table-cell table:number-columns-repeated="2"/>
        </table:table-row>
        <table:table-row table:style-name="ro1">
          <table:table-cell table:number-columns-repeated="3"/>
          <table:table-cell table:formula="of:=IF(LEN([.A229]) =0;&quot;&quot;;COM.MICROSOFT.CONCAT(&quot;case &quot;;[.A229];&quot;: return &quot;&quot;&quot;; [.A229]; &quot;&quot;&quot;;&quot;))">
            <text:p/>
          </table:table-cell>
          <table:table-cell table:number-columns-repeated="2"/>
        </table:table-row>
        <table:table-row table:style-name="ro1">
          <table:table-cell table:number-columns-repeated="3"/>
          <table:table-cell table:formula="of:=IF(LEN([.A230]) =0;&quot;&quot;;COM.MICROSOFT.CONCAT(&quot;case &quot;;[.A230];&quot;: return &quot;&quot;&quot;; [.A230]; &quot;&quot;&quot;;&quot;))">
            <text:p/>
          </table:table-cell>
          <table:table-cell table:number-columns-repeated="2"/>
        </table:table-row>
        <table:table-row table:style-name="ro1">
          <table:table-cell table:number-columns-repeated="3"/>
          <table:table-cell table:formula="of:=IF(LEN([.A231]) =0;&quot;&quot;;COM.MICROSOFT.CONCAT(&quot;case &quot;;[.A231];&quot;: return &quot;&quot;&quot;; [.A231]; &quot;&quot;&quot;;&quot;))">
            <text:p/>
          </table:table-cell>
          <table:table-cell table:number-columns-repeated="2"/>
        </table:table-row>
        <table:table-row table:style-name="ro1">
          <table:table-cell table:number-columns-repeated="3"/>
          <table:table-cell table:formula="of:=IF(LEN([.A232]) =0;&quot;&quot;;COM.MICROSOFT.CONCAT(&quot;case &quot;;[.A232];&quot;: return &quot;&quot;&quot;; [.A232]; &quot;&quot;&quot;;&quot;))">
            <text:p/>
          </table:table-cell>
          <table:table-cell table:number-columns-repeated="2"/>
        </table:table-row>
        <table:table-row table:style-name="ro1">
          <table:table-cell table:number-columns-repeated="3"/>
          <table:table-cell table:formula="of:=IF(LEN([.A233]) =0;&quot;&quot;;COM.MICROSOFT.CONCAT(&quot;case &quot;;[.A233];&quot;: return &quot;&quot;&quot;; [.A233]; &quot;&quot;&quot;;&quot;))">
            <text:p/>
          </table:table-cell>
          <table:table-cell table:number-columns-repeated="2"/>
        </table:table-row>
        <table:table-row table:style-name="ro1">
          <table:table-cell table:number-columns-repeated="3"/>
          <table:table-cell table:formula="of:=IF(LEN([.A234]) =0;&quot;&quot;;COM.MICROSOFT.CONCAT(&quot;case &quot;;[.A234];&quot;: return &quot;&quot;&quot;; [.A234]; &quot;&quot;&quot;;&quot;))">
            <text:p/>
          </table:table-cell>
          <table:table-cell table:number-columns-repeated="2"/>
        </table:table-row>
        <table:table-row table:style-name="ro1">
          <table:table-cell table:number-columns-repeated="3"/>
          <table:table-cell table:formula="of:=IF(LEN([.A235]) =0;&quot;&quot;;COM.MICROSOFT.CONCAT(&quot;case &quot;;[.A235];&quot;: return &quot;&quot;&quot;; [.A235]; &quot;&quot;&quot;;&quot;))">
            <text:p/>
          </table:table-cell>
          <table:table-cell table:number-columns-repeated="2"/>
        </table:table-row>
        <table:table-row table:style-name="ro1">
          <table:table-cell table:number-columns-repeated="3"/>
          <table:table-cell table:formula="of:=IF(LEN([.A236]) =0;&quot;&quot;;COM.MICROSOFT.CONCAT(&quot;case &quot;;[.A236];&quot;: return &quot;&quot;&quot;; [.A236]; &quot;&quot;&quot;;&quot;))">
            <text:p/>
          </table:table-cell>
          <table:table-cell table:number-columns-repeated="2"/>
        </table:table-row>
        <table:table-row table:style-name="ro1">
          <table:table-cell table:number-columns-repeated="3"/>
          <table:table-cell table:formula="of:=IF(LEN([.A237]) =0;&quot;&quot;;COM.MICROSOFT.CONCAT(&quot;case &quot;;[.A237];&quot;: return &quot;&quot;&quot;; [.A237]; &quot;&quot;&quot;;&quot;))">
            <text:p/>
          </table:table-cell>
          <table:table-cell table:number-columns-repeated="2"/>
        </table:table-row>
        <table:table-row table:style-name="ro1">
          <table:table-cell table:number-columns-repeated="3"/>
          <table:table-cell table:formula="of:=IF(LEN([.A238]) =0;&quot;&quot;;COM.MICROSOFT.CONCAT(&quot;case &quot;;[.A238];&quot;: return &quot;&quot;&quot;; [.A238]; &quot;&quot;&quot;;&quot;))">
            <text:p/>
          </table:table-cell>
          <table:table-cell table:number-columns-repeated="2"/>
        </table:table-row>
        <table:table-row table:style-name="ro1">
          <table:table-cell table:number-columns-repeated="3"/>
          <table:table-cell table:formula="of:=IF(LEN([.A239]) =0;&quot;&quot;;COM.MICROSOFT.CONCAT(&quot;case &quot;;[.A239];&quot;: return &quot;&quot;&quot;; [.A239]; &quot;&quot;&quot;;&quot;))">
            <text:p/>
          </table:table-cell>
          <table:table-cell table:number-columns-repeated="2"/>
        </table:table-row>
        <table:table-row table:style-name="ro1">
          <table:table-cell table:number-columns-repeated="3"/>
          <table:table-cell table:formula="of:=IF(LEN([.A240]) =0;&quot;&quot;;COM.MICROSOFT.CONCAT(&quot;case &quot;;[.A240];&quot;: return &quot;&quot;&quot;; [.A240]; &quot;&quot;&quot;;&quot;))">
            <text:p/>
          </table:table-cell>
          <table:table-cell table:number-columns-repeated="2"/>
        </table:table-row>
        <table:table-row table:style-name="ro1">
          <table:table-cell table:number-columns-repeated="3"/>
          <table:table-cell table:formula="of:=IF(LEN([.A241]) =0;&quot;&quot;;COM.MICROSOFT.CONCAT(&quot;case &quot;;[.A241];&quot;: return &quot;&quot;&quot;; [.A241]; &quot;&quot;&quot;;&quot;))">
            <text:p/>
          </table:table-cell>
          <table:table-cell table:number-columns-repeated="2"/>
        </table:table-row>
        <table:table-row table:style-name="ro1">
          <table:table-cell table:number-columns-repeated="3"/>
          <table:table-cell table:formula="of:=IF(LEN([.A242]) =0;&quot;&quot;;COM.MICROSOFT.CONCAT(&quot;case &quot;;[.A242];&quot;: return &quot;&quot;&quot;; [.A242]; &quot;&quot;&quot;;&quot;))">
            <text:p/>
          </table:table-cell>
          <table:table-cell table:number-columns-repeated="2"/>
        </table:table-row>
        <table:table-row table:style-name="ro1">
          <table:table-cell table:number-columns-repeated="3"/>
          <table:table-cell table:formula="of:=IF(LEN([.A243]) =0;&quot;&quot;;COM.MICROSOFT.CONCAT(&quot;case &quot;;[.A243];&quot;: return &quot;&quot;&quot;; [.A243]; &quot;&quot;&quot;;&quot;))">
            <text:p/>
          </table:table-cell>
          <table:table-cell table:number-columns-repeated="2"/>
        </table:table-row>
        <table:table-row table:style-name="ro1">
          <table:table-cell table:number-columns-repeated="3"/>
          <table:table-cell table:formula="of:=IF(LEN([.A244]) =0;&quot;&quot;;COM.MICROSOFT.CONCAT(&quot;case &quot;;[.A244];&quot;: return &quot;&quot;&quot;; [.A244]; &quot;&quot;&quot;;&quot;))">
            <text:p/>
          </table:table-cell>
          <table:table-cell table:number-columns-repeated="2"/>
        </table:table-row>
        <table:table-row table:style-name="ro1">
          <table:table-cell table:number-columns-repeated="3"/>
          <table:table-cell table:formula="of:=IF(LEN([.A245]) =0;&quot;&quot;;COM.MICROSOFT.CONCAT(&quot;case &quot;;[.A245];&quot;: return &quot;&quot;&quot;; [.A245]; &quot;&quot;&quot;;&quot;))">
            <text:p/>
          </table:table-cell>
          <table:table-cell table:number-columns-repeated="2"/>
        </table:table-row>
        <table:table-row table:style-name="ro1">
          <table:table-cell table:number-columns-repeated="3"/>
          <table:table-cell table:formula="of:=IF(LEN([.A246]) =0;&quot;&quot;;COM.MICROSOFT.CONCAT(&quot;case &quot;;[.A246];&quot;: return &quot;&quot;&quot;; [.A246]; &quot;&quot;&quot;;&quot;))">
            <text:p/>
          </table:table-cell>
          <table:table-cell table:number-columns-repeated="2"/>
        </table:table-row>
        <table:table-row table:style-name="ro1">
          <table:table-cell table:number-columns-repeated="3"/>
          <table:table-cell table:formula="of:=IF(LEN([.A247]) =0;&quot;&quot;;COM.MICROSOFT.CONCAT(&quot;case &quot;;[.A247];&quot;: return &quot;&quot;&quot;; [.A247]; &quot;&quot;&quot;;&quot;))">
            <text:p/>
          </table:table-cell>
          <table:table-cell table:number-columns-repeated="2"/>
        </table:table-row>
        <table:table-row table:style-name="ro1">
          <table:table-cell table:number-columns-repeated="3"/>
          <table:table-cell table:formula="of:=IF(LEN([.A248]) =0;&quot;&quot;;COM.MICROSOFT.CONCAT(&quot;case &quot;;[.A248];&quot;: return &quot;&quot;&quot;; [.A248]; &quot;&quot;&quot;;&quot;))">
            <text:p/>
          </table:table-cell>
          <table:table-cell table:number-columns-repeated="2"/>
        </table:table-row>
        <table:table-row table:style-name="ro1">
          <table:table-cell table:number-columns-repeated="3"/>
          <table:table-cell table:formula="of:=IF(LEN([.A249]) =0;&quot;&quot;;COM.MICROSOFT.CONCAT(&quot;case &quot;;[.A249];&quot;: return &quot;&quot;&quot;; [.A249]; &quot;&quot;&quot;;&quot;))">
            <text:p/>
          </table:table-cell>
          <table:table-cell table:number-columns-repeated="2"/>
        </table:table-row>
        <table:table-row table:style-name="ro1">
          <table:table-cell table:number-columns-repeated="3"/>
          <table:table-cell table:formula="of:=IF(LEN([.A250]) =0;&quot;&quot;;COM.MICROSOFT.CONCAT(&quot;case &quot;;[.A250];&quot;: return &quot;&quot;&quot;; [.A250]; &quot;&quot;&quot;;&quot;))">
            <text:p/>
          </table:table-cell>
          <table:table-cell table:number-columns-repeated="2"/>
        </table:table-row>
        <table:table-row table:style-name="ro1">
          <table:table-cell table:number-columns-repeated="3"/>
          <table:table-cell table:formula="of:=IF(LEN([.A251]) =0;&quot;&quot;;COM.MICROSOFT.CONCAT(&quot;case &quot;;[.A251];&quot;: return &quot;&quot;&quot;; [.A251]; &quot;&quot;&quot;;&quot;))">
            <text:p/>
          </table:table-cell>
          <table:table-cell table:number-columns-repeated="2"/>
        </table:table-row>
        <table:table-row table:style-name="ro1">
          <table:table-cell table:number-columns-repeated="3"/>
          <table:table-cell table:formula="of:=IF(LEN([.A252]) =0;&quot;&quot;;COM.MICROSOFT.CONCAT(&quot;case &quot;;[.A252];&quot;: return &quot;&quot;&quot;; [.A252]; &quot;&quot;&quot;;&quot;))">
            <text:p/>
          </table:table-cell>
          <table:table-cell table:number-columns-repeated="2"/>
        </table:table-row>
        <table:table-row table:style-name="ro1">
          <table:table-cell table:number-columns-repeated="3"/>
          <table:table-cell table:formula="of:=IF(LEN([.A253]) =0;&quot;&quot;;COM.MICROSOFT.CONCAT(&quot;case &quot;;[.A253];&quot;: return &quot;&quot;&quot;; [.A253]; &quot;&quot;&quot;;&quot;))">
            <text:p/>
          </table:table-cell>
          <table:table-cell table:number-columns-repeated="2"/>
        </table:table-row>
        <table:table-row table:style-name="ro1">
          <table:table-cell table:number-columns-repeated="3"/>
          <table:table-cell table:formula="of:=IF(LEN([.A254]) =0;&quot;&quot;;COM.MICROSOFT.CONCAT(&quot;case &quot;;[.A254];&quot;: return &quot;&quot;&quot;; [.A254]; &quot;&quot;&quot;;&quot;))">
            <text:p/>
          </table:table-cell>
          <table:table-cell table:number-columns-repeated="2"/>
        </table:table-row>
        <table:table-row table:style-name="ro1">
          <table:table-cell table:number-columns-repeated="3"/>
          <table:table-cell table:formula="of:=IF(LEN([.A255]) =0;&quot;&quot;;COM.MICROSOFT.CONCAT(&quot;case &quot;;[.A255];&quot;: return &quot;&quot;&quot;; [.A255]; &quot;&quot;&quot;;&quot;))">
            <text:p/>
          </table:table-cell>
          <table:table-cell table:number-columns-repeated="2"/>
        </table:table-row>
        <table:table-row table:style-name="ro1">
          <table:table-cell table:number-columns-repeated="3"/>
          <table:table-cell table:formula="of:=IF(LEN([.A256]) =0;&quot;&quot;;COM.MICROSOFT.CONCAT(&quot;case &quot;;[.A256];&quot;: return &quot;&quot;&quot;; [.A256]; &quot;&quot;&quot;;&quot;))">
            <text:p/>
          </table:table-cell>
          <table:table-cell table:number-columns-repeated="2"/>
        </table:table-row>
        <table:table-row table:style-name="ro1">
          <table:table-cell table:number-columns-repeated="3"/>
          <table:table-cell table:formula="of:=IF(LEN([.A257]) =0;&quot;&quot;;COM.MICROSOFT.CONCAT(&quot;case &quot;;[.A257];&quot;: return &quot;&quot;&quot;; [.A257]; &quot;&quot;&quot;;&quot;))">
            <text:p/>
          </table:table-cell>
          <table:table-cell table:number-columns-repeated="2"/>
        </table:table-row>
        <table:table-row table:style-name="ro1">
          <table:table-cell table:number-columns-repeated="3"/>
          <table:table-cell table:formula="of:=IF(LEN([.A258]) =0;&quot;&quot;;COM.MICROSOFT.CONCAT(&quot;case &quot;;[.A258];&quot;: return &quot;&quot;&quot;; [.A258]; &quot;&quot;&quot;;&quot;))">
            <text:p/>
          </table:table-cell>
          <table:table-cell table:number-columns-repeated="2"/>
        </table:table-row>
        <table:table-row table:style-name="ro1">
          <table:table-cell table:number-columns-repeated="3"/>
          <table:table-cell table:formula="of:=IF(LEN([.A259]) =0;&quot;&quot;;COM.MICROSOFT.CONCAT(&quot;case &quot;;[.A259];&quot;: return &quot;&quot;&quot;; [.A259]; &quot;&quot;&quot;;&quot;))">
            <text:p/>
          </table:table-cell>
          <table:table-cell table:number-columns-repeated="2"/>
        </table:table-row>
        <table:table-row table:style-name="ro1">
          <table:table-cell table:number-columns-repeated="3"/>
          <table:table-cell table:formula="of:=IF(LEN([.A260]) =0;&quot;&quot;;COM.MICROSOFT.CONCAT(&quot;case &quot;;[.A260];&quot;: return &quot;&quot;&quot;; [.A260]; &quot;&quot;&quot;;&quot;))">
            <text:p/>
          </table:table-cell>
          <table:table-cell table:number-columns-repeated="2"/>
        </table:table-row>
        <table:table-row table:style-name="ro1">
          <table:table-cell table:number-columns-repeated="3"/>
          <table:table-cell table:formula="of:=IF(LEN([.A261]) =0;&quot;&quot;;COM.MICROSOFT.CONCAT(&quot;case &quot;;[.A261];&quot;: return &quot;&quot;&quot;; [.A261]; &quot;&quot;&quot;;&quot;))">
            <text:p/>
          </table:table-cell>
          <table:table-cell table:number-columns-repeated="2"/>
        </table:table-row>
        <table:table-row table:style-name="ro1">
          <table:table-cell table:number-columns-repeated="3"/>
          <table:table-cell table:formula="of:=IF(LEN([.A262]) =0;&quot;&quot;;COM.MICROSOFT.CONCAT(&quot;case &quot;;[.A262];&quot;: return &quot;&quot;&quot;; [.A262]; &quot;&quot;&quot;;&quot;))">
            <text:p/>
          </table:table-cell>
          <table:table-cell table:number-columns-repeated="2"/>
        </table:table-row>
        <table:table-row table:style-name="ro1">
          <table:table-cell table:number-columns-repeated="3"/>
          <table:table-cell table:formula="of:=IF(LEN([.A263]) =0;&quot;&quot;;COM.MICROSOFT.CONCAT(&quot;case &quot;;[.A263];&quot;: return &quot;&quot;&quot;; [.A263]; &quot;&quot;&quot;;&quot;))">
            <text:p/>
          </table:table-cell>
          <table:table-cell table:number-columns-repeated="2"/>
        </table:table-row>
        <table:table-row table:style-name="ro1">
          <table:table-cell table:number-columns-repeated="3"/>
          <table:table-cell table:formula="of:=IF(LEN([.A264]) =0;&quot;&quot;;COM.MICROSOFT.CONCAT(&quot;case &quot;;[.A264];&quot;: return &quot;&quot;&quot;; [.A264]; &quot;&quot;&quot;;&quot;))">
            <text:p/>
          </table:table-cell>
          <table:table-cell table:number-columns-repeated="2"/>
        </table:table-row>
        <table:table-row table:style-name="ro1">
          <table:table-cell table:number-columns-repeated="3"/>
          <table:table-cell table:formula="of:=IF(LEN([.A265]) =0;&quot;&quot;;COM.MICROSOFT.CONCAT(&quot;case &quot;;[.A265];&quot;: return &quot;&quot;&quot;; [.A265]; &quot;&quot;&quot;;&quot;))">
            <text:p/>
          </table:table-cell>
          <table:table-cell table:number-columns-repeated="2"/>
        </table:table-row>
        <table:table-row table:style-name="ro1">
          <table:table-cell table:number-columns-repeated="3"/>
          <table:table-cell table:formula="of:=IF(LEN([.A266]) =0;&quot;&quot;;COM.MICROSOFT.CONCAT(&quot;case &quot;;[.A266];&quot;: return &quot;&quot;&quot;; [.A266]; &quot;&quot;&quot;;&quot;))">
            <text:p/>
          </table:table-cell>
          <table:table-cell table:number-columns-repeated="2"/>
        </table:table-row>
        <table:table-row table:style-name="ro1">
          <table:table-cell table:number-columns-repeated="3"/>
          <table:table-cell table:formula="of:=IF(LEN([.A267]) =0;&quot;&quot;;COM.MICROSOFT.CONCAT(&quot;case &quot;;[.A267];&quot;: return &quot;&quot;&quot;; [.A267]; &quot;&quot;&quot;;&quot;))">
            <text:p/>
          </table:table-cell>
          <table:table-cell table:number-columns-repeated="2"/>
        </table:table-row>
        <table:table-row table:style-name="ro1">
          <table:table-cell table:number-columns-repeated="3"/>
          <table:table-cell table:formula="of:=IF(LEN([.A268]) =0;&quot;&quot;;COM.MICROSOFT.CONCAT(&quot;case &quot;;[.A268];&quot;: return &quot;&quot;&quot;; [.A268]; &quot;&quot;&quot;;&quot;))">
            <text:p/>
          </table:table-cell>
          <table:table-cell table:number-columns-repeated="2"/>
        </table:table-row>
        <table:table-row table:style-name="ro1">
          <table:table-cell table:number-columns-repeated="3"/>
          <table:table-cell table:formula="of:=IF(LEN([.A269]) =0;&quot;&quot;;COM.MICROSOFT.CONCAT(&quot;case &quot;;[.A269];&quot;: return &quot;&quot;&quot;; [.A269]; &quot;&quot;&quot;;&quot;))">
            <text:p/>
          </table:table-cell>
          <table:table-cell table:number-columns-repeated="2"/>
        </table:table-row>
        <table:table-row table:style-name="ro1">
          <table:table-cell table:number-columns-repeated="3"/>
          <table:table-cell table:formula="of:=IF(LEN([.A270]) =0;&quot;&quot;;COM.MICROSOFT.CONCAT(&quot;case &quot;;[.A270];&quot;: return &quot;&quot;&quot;; [.A270]; &quot;&quot;&quot;;&quot;))">
            <text:p/>
          </table:table-cell>
          <table:table-cell table:number-columns-repeated="2"/>
        </table:table-row>
        <table:table-row table:style-name="ro1">
          <table:table-cell table:number-columns-repeated="3"/>
          <table:table-cell table:formula="of:=IF(LEN([.A271]) =0;&quot;&quot;;COM.MICROSOFT.CONCAT(&quot;case &quot;;[.A271];&quot;: return &quot;&quot;&quot;; [.A271]; &quot;&quot;&quot;;&quot;))">
            <text:p/>
          </table:table-cell>
          <table:table-cell table:number-columns-repeated="2"/>
        </table:table-row>
        <table:table-row table:style-name="ro1">
          <table:table-cell table:number-columns-repeated="3"/>
          <table:table-cell table:formula="of:=IF(LEN([.A272]) =0;&quot;&quot;;COM.MICROSOFT.CONCAT(&quot;case &quot;;[.A272];&quot;: return &quot;&quot;&quot;; [.A272]; &quot;&quot;&quot;;&quot;))">
            <text:p/>
          </table:table-cell>
          <table:table-cell table:number-columns-repeated="2"/>
        </table:table-row>
        <table:table-row table:style-name="ro1">
          <table:table-cell table:number-columns-repeated="3"/>
          <table:table-cell table:formula="of:=IF(LEN([.A273]) =0;&quot;&quot;;COM.MICROSOFT.CONCAT(&quot;case &quot;;[.A273];&quot;: return &quot;&quot;&quot;; [.A273]; &quot;&quot;&quot;;&quot;))">
            <text:p/>
          </table:table-cell>
          <table:table-cell table:number-columns-repeated="2"/>
        </table:table-row>
        <table:table-row table:style-name="ro1">
          <table:table-cell table:number-columns-repeated="3"/>
          <table:table-cell table:formula="of:=IF(LEN([.A274]) =0;&quot;&quot;;COM.MICROSOFT.CONCAT(&quot;case &quot;;[.A274];&quot;: return &quot;&quot;&quot;; [.A274]; &quot;&quot;&quot;;&quot;))">
            <text:p/>
          </table:table-cell>
          <table:table-cell table:number-columns-repeated="2"/>
        </table:table-row>
        <table:table-row table:style-name="ro1">
          <table:table-cell table:number-columns-repeated="3"/>
          <table:table-cell table:formula="of:=IF(LEN([.A275]) =0;&quot;&quot;;COM.MICROSOFT.CONCAT(&quot;case &quot;;[.A275];&quot;: return &quot;&quot;&quot;; [.A275]; &quot;&quot;&quot;;&quot;))">
            <text:p/>
          </table:table-cell>
          <table:table-cell table:number-columns-repeated="2"/>
        </table:table-row>
        <table:table-row table:style-name="ro1">
          <table:table-cell table:number-columns-repeated="3"/>
          <table:table-cell table:formula="of:=IF(LEN([.A276]) =0;&quot;&quot;;COM.MICROSOFT.CONCAT(&quot;case &quot;;[.A276];&quot;: return &quot;&quot;&quot;; [.A276]; &quot;&quot;&quot;;&quot;))">
            <text:p/>
          </table:table-cell>
          <table:table-cell table:number-columns-repeated="2"/>
        </table:table-row>
        <table:table-row table:style-name="ro1">
          <table:table-cell table:number-columns-repeated="3"/>
          <table:table-cell table:formula="of:=IF(LEN([.A277]) =0;&quot;&quot;;COM.MICROSOFT.CONCAT(&quot;case &quot;;[.A277];&quot;: return &quot;&quot;&quot;; [.A277]; &quot;&quot;&quot;;&quot;))">
            <text:p/>
          </table:table-cell>
          <table:table-cell table:number-columns-repeated="2"/>
        </table:table-row>
        <table:table-row table:style-name="ro1">
          <table:table-cell table:number-columns-repeated="3"/>
          <table:table-cell table:formula="of:=IF(LEN([.A278]) =0;&quot;&quot;;COM.MICROSOFT.CONCAT(&quot;case &quot;;[.A278];&quot;: return &quot;&quot;&quot;; [.A278]; &quot;&quot;&quot;;&quot;))">
            <text:p/>
          </table:table-cell>
          <table:table-cell table:number-columns-repeated="2"/>
        </table:table-row>
        <table:table-row table:style-name="ro1">
          <table:table-cell table:number-columns-repeated="3"/>
          <table:table-cell table:formula="of:=IF(LEN([.A279]) =0;&quot;&quot;;COM.MICROSOFT.CONCAT(&quot;case &quot;;[.A279];&quot;: return &quot;&quot;&quot;; [.A279]; &quot;&quot;&quot;;&quot;))">
            <text:p/>
          </table:table-cell>
          <table:table-cell table:number-columns-repeated="2"/>
        </table:table-row>
        <table:table-row table:style-name="ro1">
          <table:table-cell table:number-columns-repeated="3"/>
          <table:table-cell table:formula="of:=IF(LEN([.A280]) =0;&quot;&quot;;COM.MICROSOFT.CONCAT(&quot;case &quot;;[.A280];&quot;: return &quot;&quot;&quot;; [.A280]; &quot;&quot;&quot;;&quot;))">
            <text:p/>
          </table:table-cell>
          <table:table-cell table:number-columns-repeated="2"/>
        </table:table-row>
        <table:table-row table:style-name="ro1">
          <table:table-cell table:number-columns-repeated="3"/>
          <table:table-cell table:formula="of:=IF(LEN([.A281]) =0;&quot;&quot;;COM.MICROSOFT.CONCAT(&quot;case &quot;;[.A281];&quot;: return &quot;&quot;&quot;; [.A281]; &quot;&quot;&quot;;&quot;))">
            <text:p/>
          </table:table-cell>
          <table:table-cell table:number-columns-repeated="2"/>
        </table:table-row>
        <table:table-row table:style-name="ro1">
          <table:table-cell table:number-columns-repeated="3"/>
          <table:table-cell table:formula="of:=IF(LEN([.A282]) =0;&quot;&quot;;COM.MICROSOFT.CONCAT(&quot;case &quot;;[.A282];&quot;: return &quot;&quot;&quot;; [.A282]; &quot;&quot;&quot;;&quot;))">
            <text:p/>
          </table:table-cell>
          <table:table-cell table:number-columns-repeated="2"/>
        </table:table-row>
        <table:table-row table:style-name="ro1">
          <table:table-cell table:number-columns-repeated="3"/>
          <table:table-cell table:formula="of:=IF(LEN([.A283]) =0;&quot;&quot;;COM.MICROSOFT.CONCAT(&quot;case &quot;;[.A283];&quot;: return &quot;&quot;&quot;; [.A283]; &quot;&quot;&quot;;&quot;))">
            <text:p/>
          </table:table-cell>
          <table:table-cell table:number-columns-repeated="2"/>
        </table:table-row>
        <table:table-row table:style-name="ro1">
          <table:table-cell table:number-columns-repeated="3"/>
          <table:table-cell table:formula="of:=IF(LEN([.A284]) =0;&quot;&quot;;COM.MICROSOFT.CONCAT(&quot;case &quot;;[.A284];&quot;: return &quot;&quot;&quot;; [.A284]; &quot;&quot;&quot;;&quot;))">
            <text:p/>
          </table:table-cell>
          <table:table-cell table:number-columns-repeated="2"/>
        </table:table-row>
        <table:table-row table:style-name="ro1">
          <table:table-cell table:number-columns-repeated="3"/>
          <table:table-cell table:formula="of:=IF(LEN([.A285]) =0;&quot;&quot;;COM.MICROSOFT.CONCAT(&quot;case &quot;;[.A285];&quot;: return &quot;&quot;&quot;; [.A285]; &quot;&quot;&quot;;&quot;))">
            <text:p/>
          </table:table-cell>
          <table:table-cell table:number-columns-repeated="2"/>
        </table:table-row>
        <table:table-row table:style-name="ro1">
          <table:table-cell table:number-columns-repeated="3"/>
          <table:table-cell table:formula="of:=IF(LEN([.A286]) =0;&quot;&quot;;COM.MICROSOFT.CONCAT(&quot;case &quot;;[.A286];&quot;: return &quot;&quot;&quot;; [.A286]; &quot;&quot;&quot;;&quot;))">
            <text:p/>
          </table:table-cell>
          <table:table-cell table:number-columns-repeated="2"/>
        </table:table-row>
        <table:table-row table:style-name="ro1">
          <table:table-cell table:number-columns-repeated="3"/>
          <table:table-cell table:formula="of:=IF(LEN([.A287]) =0;&quot;&quot;;COM.MICROSOFT.CONCAT(&quot;case &quot;;[.A287];&quot;: return &quot;&quot;&quot;; [.A287]; &quot;&quot;&quot;;&quot;))">
            <text:p/>
          </table:table-cell>
          <table:table-cell table:number-columns-repeated="2"/>
        </table:table-row>
        <table:table-row table:style-name="ro1">
          <table:table-cell table:number-columns-repeated="3"/>
          <table:table-cell table:formula="of:=IF(LEN([.A288]) =0;&quot;&quot;;COM.MICROSOFT.CONCAT(&quot;case &quot;;[.A288];&quot;: return &quot;&quot;&quot;; [.A288]; &quot;&quot;&quot;;&quot;))">
            <text:p/>
          </table:table-cell>
          <table:table-cell table:number-columns-repeated="2"/>
        </table:table-row>
        <table:table-row table:style-name="ro1">
          <table:table-cell table:number-columns-repeated="3"/>
          <table:table-cell table:formula="of:=IF(LEN([.A289]) =0;&quot;&quot;;COM.MICROSOFT.CONCAT(&quot;case &quot;;[.A289];&quot;: return &quot;&quot;&quot;; [.A289]; &quot;&quot;&quot;;&quot;))">
            <text:p/>
          </table:table-cell>
          <table:table-cell table:number-columns-repeated="2"/>
        </table:table-row>
        <table:table-row table:style-name="ro1">
          <table:table-cell table:number-columns-repeated="3"/>
          <table:table-cell table:formula="of:=IF(LEN([.A290]) =0;&quot;&quot;;COM.MICROSOFT.CONCAT(&quot;case &quot;;[.A290];&quot;: return &quot;&quot;&quot;; [.A290]; &quot;&quot;&quot;;&quot;))">
            <text:p/>
          </table:table-cell>
          <table:table-cell table:number-columns-repeated="2"/>
        </table:table-row>
        <table:table-row table:style-name="ro1">
          <table:table-cell table:number-columns-repeated="3"/>
          <table:table-cell table:formula="of:=IF(LEN([.A291]) =0;&quot;&quot;;COM.MICROSOFT.CONCAT(&quot;case &quot;;[.A291];&quot;: return &quot;&quot;&quot;; [.A291]; &quot;&quot;&quot;;&quot;))">
            <text:p/>
          </table:table-cell>
          <table:table-cell table:number-columns-repeated="2"/>
        </table:table-row>
        <table:table-row table:style-name="ro1">
          <table:table-cell table:number-columns-repeated="3"/>
          <table:table-cell table:formula="of:=IF(LEN([.A292]) =0;&quot;&quot;;COM.MICROSOFT.CONCAT(&quot;case &quot;;[.A292];&quot;: return &quot;&quot;&quot;; [.A292]; &quot;&quot;&quot;;&quot;))">
            <text:p/>
          </table:table-cell>
          <table:table-cell table:number-columns-repeated="2"/>
        </table:table-row>
        <table:table-row table:style-name="ro1">
          <table:table-cell table:number-columns-repeated="3"/>
          <table:table-cell table:formula="of:=IF(LEN([.A293]) =0;&quot;&quot;;COM.MICROSOFT.CONCAT(&quot;case &quot;;[.A293];&quot;: return &quot;&quot;&quot;; [.A293]; &quot;&quot;&quot;;&quot;))">
            <text:p/>
          </table:table-cell>
          <table:table-cell table:number-columns-repeated="2"/>
        </table:table-row>
        <table:table-row table:style-name="ro1">
          <table:table-cell table:number-columns-repeated="3"/>
          <table:table-cell table:formula="of:=IF(LEN([.A294]) =0;&quot;&quot;;COM.MICROSOFT.CONCAT(&quot;case &quot;;[.A294];&quot;: return &quot;&quot;&quot;; [.A294]; &quot;&quot;&quot;;&quot;))">
            <text:p/>
          </table:table-cell>
          <table:table-cell table:number-columns-repeated="2"/>
        </table:table-row>
        <table:table-row table:style-name="ro1">
          <table:table-cell table:number-columns-repeated="3"/>
          <table:table-cell table:formula="of:=IF(LEN([.A295]) =0;&quot;&quot;;COM.MICROSOFT.CONCAT(&quot;case &quot;;[.A295];&quot;: return &quot;&quot;&quot;; [.A295]; &quot;&quot;&quot;;&quot;))">
            <text:p/>
          </table:table-cell>
          <table:table-cell table:number-columns-repeated="2"/>
        </table:table-row>
        <table:table-row table:style-name="ro1">
          <table:table-cell table:number-columns-repeated="3"/>
          <table:table-cell table:formula="of:=IF(LEN([.A296]) =0;&quot;&quot;;COM.MICROSOFT.CONCAT(&quot;case &quot;;[.A296];&quot;: return &quot;&quot;&quot;; [.A296]; &quot;&quot;&quot;;&quot;))">
            <text:p/>
          </table:table-cell>
          <table:table-cell table:number-columns-repeated="2"/>
        </table:table-row>
        <table:table-row table:style-name="ro1">
          <table:table-cell table:number-columns-repeated="3"/>
          <table:table-cell table:formula="of:=IF(LEN([.A297]) =0;&quot;&quot;;COM.MICROSOFT.CONCAT(&quot;case &quot;;[.A297];&quot;: return &quot;&quot;&quot;; [.A297]; &quot;&quot;&quot;;&quot;))">
            <text:p/>
          </table:table-cell>
          <table:table-cell table:number-columns-repeated="2"/>
        </table:table-row>
        <table:table-row table:style-name="ro1">
          <table:table-cell table:number-columns-repeated="3"/>
          <table:table-cell table:formula="of:=IF(LEN([.A298]) =0;&quot;&quot;;COM.MICROSOFT.CONCAT(&quot;case &quot;;[.A298];&quot;: return &quot;&quot;&quot;; [.A298]; &quot;&quot;&quot;;&quot;))">
            <text:p/>
          </table:table-cell>
          <table:table-cell table:number-columns-repeated="2"/>
        </table:table-row>
        <table:table-row table:style-name="ro1">
          <table:table-cell table:number-columns-repeated="3"/>
          <table:table-cell table:formula="of:=IF(LEN([.A299]) =0;&quot;&quot;;COM.MICROSOFT.CONCAT(&quot;case &quot;;[.A299];&quot;: return &quot;&quot;&quot;; [.A299]; &quot;&quot;&quot;;&quot;))">
            <text:p/>
          </table:table-cell>
          <table:table-cell table:number-columns-repeated="2"/>
        </table:table-row>
        <table:table-row table:style-name="ro1">
          <table:table-cell table:number-columns-repeated="3"/>
          <table:table-cell table:formula="of:=IF(LEN([.A300]) =0;&quot;&quot;;COM.MICROSOFT.CONCAT(&quot;case &quot;;[.A300];&quot;: return &quot;&quot;&quot;; [.A300]; &quot;&quot;&quot;;&quot;))">
            <text:p/>
          </table:table-cell>
          <table:table-cell table:number-columns-repeated="2"/>
        </table:table-row>
        <table:table-row table:style-name="ro1">
          <table:table-cell table:number-columns-repeated="3"/>
          <table:table-cell table:formula="of:=IF(LEN([.A301]) =0;&quot;&quot;;COM.MICROSOFT.CONCAT(&quot;case &quot;;[.A301];&quot;: return &quot;&quot;&quot;; [.A301]; &quot;&quot;&quot;;&quot;))">
            <text:p/>
          </table:table-cell>
          <table:table-cell table:number-columns-repeated="2"/>
        </table:table-row>
        <table:table-row table:style-name="ro1">
          <table:table-cell table:number-columns-repeated="3"/>
          <table:table-cell table:formula="of:=IF(LEN([.A302]) =0;&quot;&quot;;COM.MICROSOFT.CONCAT(&quot;case &quot;;[.A302];&quot;: return &quot;&quot;&quot;; [.A302]; &quot;&quot;&quot;;&quot;))">
            <text:p/>
          </table:table-cell>
          <table:table-cell table:number-columns-repeated="2"/>
        </table:table-row>
        <table:table-row table:style-name="ro1">
          <table:table-cell table:number-columns-repeated="3"/>
          <table:table-cell table:formula="of:=IF(LEN([.A303]) =0;&quot;&quot;;COM.MICROSOFT.CONCAT(&quot;case &quot;;[.A303];&quot;: return &quot;&quot;&quot;; [.A303]; &quot;&quot;&quot;;&quot;))">
            <text:p/>
          </table:table-cell>
          <table:table-cell table:number-columns-repeated="2"/>
        </table:table-row>
        <table:table-row table:style-name="ro1">
          <table:table-cell table:number-columns-repeated="3"/>
          <table:table-cell table:formula="of:=IF(LEN([.A304]) =0;&quot;&quot;;COM.MICROSOFT.CONCAT(&quot;case &quot;;[.A304];&quot;: return &quot;&quot;&quot;; [.A304]; &quot;&quot;&quot;;&quot;))">
            <text:p/>
          </table:table-cell>
          <table:table-cell table:number-columns-repeated="2"/>
        </table:table-row>
        <table:table-row table:style-name="ro1">
          <table:table-cell table:number-columns-repeated="3"/>
          <table:table-cell table:formula="of:=IF(LEN([.A305]) =0;&quot;&quot;;COM.MICROSOFT.CONCAT(&quot;case &quot;;[.A305];&quot;: return &quot;&quot;&quot;; [.A305]; &quot;&quot;&quot;;&quot;))">
            <text:p/>
          </table:table-cell>
          <table:table-cell table:number-columns-repeated="2"/>
        </table:table-row>
        <table:table-row table:style-name="ro1">
          <table:table-cell table:number-columns-repeated="3"/>
          <table:table-cell table:formula="of:=IF(LEN([.A306]) =0;&quot;&quot;;COM.MICROSOFT.CONCAT(&quot;case &quot;;[.A306];&quot;: return &quot;&quot;&quot;; [.A306]; &quot;&quot;&quot;;&quot;))">
            <text:p/>
          </table:table-cell>
          <table:table-cell table:number-columns-repeated="2"/>
        </table:table-row>
        <table:table-row table:style-name="ro1">
          <table:table-cell table:number-columns-repeated="3"/>
          <table:table-cell table:formula="of:=IF(LEN([.A307]) =0;&quot;&quot;;COM.MICROSOFT.CONCAT(&quot;case &quot;;[.A307];&quot;: return &quot;&quot;&quot;; [.A307]; &quot;&quot;&quot;;&quot;))">
            <text:p/>
          </table:table-cell>
          <table:table-cell table:number-columns-repeated="2"/>
        </table:table-row>
        <table:table-row table:style-name="ro1">
          <table:table-cell table:number-columns-repeated="3"/>
          <table:table-cell table:formula="of:=IF(LEN([.A308]) =0;&quot;&quot;;COM.MICROSOFT.CONCAT(&quot;case &quot;;[.A308];&quot;: return &quot;&quot;&quot;; [.A308]; &quot;&quot;&quot;;&quot;))">
            <text:p/>
          </table:table-cell>
          <table:table-cell table:number-columns-repeated="2"/>
        </table:table-row>
        <table:table-row table:style-name="ro1">
          <table:table-cell table:number-columns-repeated="3"/>
          <table:table-cell table:formula="of:=IF(LEN([.A309]) =0;&quot;&quot;;COM.MICROSOFT.CONCAT(&quot;case &quot;;[.A309];&quot;: return &quot;&quot;&quot;; [.A309]; &quot;&quot;&quot;;&quot;))">
            <text:p/>
          </table:table-cell>
          <table:table-cell table:number-columns-repeated="2"/>
        </table:table-row>
        <table:table-row table:style-name="ro1">
          <table:table-cell table:number-columns-repeated="3"/>
          <table:table-cell table:formula="of:=IF(LEN([.A310]) =0;&quot;&quot;;COM.MICROSOFT.CONCAT(&quot;case &quot;;[.A310];&quot;: return &quot;&quot;&quot;; [.A310]; &quot;&quot;&quot;;&quot;))">
            <text:p/>
          </table:table-cell>
          <table:table-cell table:number-columns-repeated="2"/>
        </table:table-row>
        <table:table-row table:style-name="ro1">
          <table:table-cell table:number-columns-repeated="3"/>
          <table:table-cell table:formula="of:=IF(LEN([.A311]) =0;&quot;&quot;;COM.MICROSOFT.CONCAT(&quot;case &quot;;[.A311];&quot;: return &quot;&quot;&quot;; [.A311]; &quot;&quot;&quot;;&quot;))">
            <text:p/>
          </table:table-cell>
          <table:table-cell table:number-columns-repeated="2"/>
        </table:table-row>
        <table:table-row table:style-name="ro1">
          <table:table-cell table:number-columns-repeated="3"/>
          <table:table-cell table:formula="of:=IF(LEN([.A312]) =0;&quot;&quot;;COM.MICROSOFT.CONCAT(&quot;case &quot;;[.A312];&quot;: return &quot;&quot;&quot;; [.A312]; &quot;&quot;&quot;;&quot;))">
            <text:p/>
          </table:table-cell>
          <table:table-cell table:number-columns-repeated="2"/>
        </table:table-row>
        <table:table-row table:style-name="ro1">
          <table:table-cell table:number-columns-repeated="3"/>
          <table:table-cell table:formula="of:=IF(LEN([.A313]) =0;&quot;&quot;;COM.MICROSOFT.CONCAT(&quot;case &quot;;[.A313];&quot;: return &quot;&quot;&quot;; [.A313]; &quot;&quot;&quot;;&quot;))">
            <text:p/>
          </table:table-cell>
          <table:table-cell table:number-columns-repeated="2"/>
        </table:table-row>
        <table:table-row table:style-name="ro1">
          <table:table-cell table:number-columns-repeated="3"/>
          <table:table-cell table:formula="of:=IF(LEN([.A314]) =0;&quot;&quot;;COM.MICROSOFT.CONCAT(&quot;case &quot;;[.A314];&quot;: return &quot;&quot;&quot;; [.A314]; &quot;&quot;&quot;;&quot;))">
            <text:p/>
          </table:table-cell>
          <table:table-cell table:number-columns-repeated="2"/>
        </table:table-row>
        <table:table-row table:style-name="ro1">
          <table:table-cell table:number-columns-repeated="3"/>
          <table:table-cell table:formula="of:=IF(LEN([.A315]) =0;&quot;&quot;;COM.MICROSOFT.CONCAT(&quot;case &quot;;[.A315];&quot;: return &quot;&quot;&quot;; [.A315]; &quot;&quot;&quot;;&quot;))">
            <text:p/>
          </table:table-cell>
          <table:table-cell table:number-columns-repeated="2"/>
        </table:table-row>
        <table:table-row table:style-name="ro1">
          <table:table-cell table:number-columns-repeated="3"/>
          <table:table-cell table:formula="of:=IF(LEN([.A316]) =0;&quot;&quot;;COM.MICROSOFT.CONCAT(&quot;case &quot;;[.A316];&quot;: return &quot;&quot;&quot;; [.A316]; &quot;&quot;&quot;;&quot;))">
            <text:p/>
          </table:table-cell>
          <table:table-cell table:number-columns-repeated="2"/>
        </table:table-row>
        <table:table-row table:style-name="ro1">
          <table:table-cell table:number-columns-repeated="3"/>
          <table:table-cell table:formula="of:=IF(LEN([.A317]) =0;&quot;&quot;;COM.MICROSOFT.CONCAT(&quot;case &quot;;[.A317];&quot;: return &quot;&quot;&quot;; [.A317]; &quot;&quot;&quot;;&quot;))">
            <text:p/>
          </table:table-cell>
          <table:table-cell table:number-columns-repeated="2"/>
        </table:table-row>
        <table:table-row table:style-name="ro1">
          <table:table-cell table:number-columns-repeated="3"/>
          <table:table-cell table:formula="of:=IF(LEN([.A318]) =0;&quot;&quot;;COM.MICROSOFT.CONCAT(&quot;case &quot;;[.A318];&quot;: return &quot;&quot;&quot;; [.A318]; &quot;&quot;&quot;;&quot;))">
            <text:p/>
          </table:table-cell>
          <table:table-cell table:number-columns-repeated="2"/>
        </table:table-row>
        <table:table-row table:style-name="ro1">
          <table:table-cell table:number-columns-repeated="3"/>
          <table:table-cell table:formula="of:=IF(LEN([.A319]) =0;&quot;&quot;;COM.MICROSOFT.CONCAT(&quot;case &quot;;[.A319];&quot;: return &quot;&quot;&quot;; [.A319]; &quot;&quot;&quot;;&quot;))">
            <text:p/>
          </table:table-cell>
          <table:table-cell table:number-columns-repeated="2"/>
        </table:table-row>
        <table:table-row table:style-name="ro1">
          <table:table-cell table:number-columns-repeated="3"/>
          <table:table-cell table:formula="of:=IF(LEN([.A320]) =0;&quot;&quot;;COM.MICROSOFT.CONCAT(&quot;case &quot;;[.A320];&quot;: return &quot;&quot;&quot;; [.A320]; &quot;&quot;&quot;;&quot;))">
            <text:p/>
          </table:table-cell>
          <table:table-cell table:number-columns-repeated="2"/>
        </table:table-row>
        <table:table-row table:style-name="ro1">
          <table:table-cell table:number-columns-repeated="3"/>
          <table:table-cell table:formula="of:=IF(LEN([.A321]) =0;&quot;&quot;;COM.MICROSOFT.CONCAT(&quot;case &quot;;[.A321];&quot;: return &quot;&quot;&quot;; [.A321]; &quot;&quot;&quot;;&quot;))">
            <text:p/>
          </table:table-cell>
          <table:table-cell table:number-columns-repeated="2"/>
        </table:table-row>
        <table:table-row table:style-name="ro1">
          <table:table-cell table:number-columns-repeated="3"/>
          <table:table-cell table:formula="of:=IF(LEN([.A322]) =0;&quot;&quot;;COM.MICROSOFT.CONCAT(&quot;case &quot;;[.A322];&quot;: return &quot;&quot;&quot;; [.A322]; &quot;&quot;&quot;;&quot;))">
            <text:p/>
          </table:table-cell>
          <table:table-cell table:number-columns-repeated="2"/>
        </table:table-row>
        <table:table-row table:style-name="ro1">
          <table:table-cell table:number-columns-repeated="3"/>
          <table:table-cell table:formula="of:=IF(LEN([.A323]) =0;&quot;&quot;;COM.MICROSOFT.CONCAT(&quot;case &quot;;[.A323];&quot;: return &quot;&quot;&quot;; [.A323]; &quot;&quot;&quot;;&quot;))">
            <text:p/>
          </table:table-cell>
          <table:table-cell table:number-columns-repeated="2"/>
        </table:table-row>
        <table:table-row table:style-name="ro1">
          <table:table-cell table:number-columns-repeated="3"/>
          <table:table-cell table:formula="of:=IF(LEN([.A324]) =0;&quot;&quot;;COM.MICROSOFT.CONCAT(&quot;case &quot;;[.A324];&quot;: return &quot;&quot;&quot;; [.A324]; &quot;&quot;&quot;;&quot;))">
            <text:p/>
          </table:table-cell>
          <table:table-cell table:number-columns-repeated="2"/>
        </table:table-row>
        <table:table-row table:style-name="ro1">
          <table:table-cell table:number-columns-repeated="3"/>
          <table:table-cell table:formula="of:=IF(LEN([.A325]) =0;&quot;&quot;;COM.MICROSOFT.CONCAT(&quot;case &quot;;[.A325];&quot;: return &quot;&quot;&quot;; [.A325]; &quot;&quot;&quot;;&quot;))">
            <text:p/>
          </table:table-cell>
          <table:table-cell table:number-columns-repeated="2"/>
        </table:table-row>
        <table:table-row table:style-name="ro1">
          <table:table-cell table:number-columns-repeated="3"/>
          <table:table-cell table:formula="of:=IF(LEN([.A326]) =0;&quot;&quot;;COM.MICROSOFT.CONCAT(&quot;case &quot;;[.A326];&quot;: return &quot;&quot;&quot;; [.A326]; &quot;&quot;&quot;;&quot;))">
            <text:p/>
          </table:table-cell>
          <table:table-cell table:number-columns-repeated="2"/>
        </table:table-row>
        <table:table-row table:style-name="ro1">
          <table:table-cell table:number-columns-repeated="3"/>
          <table:table-cell table:formula="of:=IF(LEN([.A327]) =0;&quot;&quot;;COM.MICROSOFT.CONCAT(&quot;case &quot;;[.A327];&quot;: return &quot;&quot;&quot;; [.A327]; &quot;&quot;&quot;;&quot;))">
            <text:p/>
          </table:table-cell>
          <table:table-cell table:number-columns-repeated="2"/>
        </table:table-row>
        <table:table-row table:style-name="ro1">
          <table:table-cell table:number-columns-repeated="3"/>
          <table:table-cell table:formula="of:=IF(LEN([.A328]) =0;&quot;&quot;;COM.MICROSOFT.CONCAT(&quot;case &quot;;[.A328];&quot;: return &quot;&quot;&quot;; [.A328]; &quot;&quot;&quot;;&quot;))">
            <text:p/>
          </table:table-cell>
          <table:table-cell table:number-columns-repeated="2"/>
        </table:table-row>
        <table:table-row table:style-name="ro1">
          <table:table-cell table:number-columns-repeated="3"/>
          <table:table-cell table:formula="of:=IF(LEN([.A329]) =0;&quot;&quot;;COM.MICROSOFT.CONCAT(&quot;case &quot;;[.A329];&quot;: return &quot;&quot;&quot;; [.A329]; &quot;&quot;&quot;;&quot;))">
            <text:p/>
          </table:table-cell>
          <table:table-cell table:number-columns-repeated="2"/>
        </table:table-row>
        <table:table-row table:style-name="ro1">
          <table:table-cell table:number-columns-repeated="3"/>
          <table:table-cell table:formula="of:=IF(LEN([.A330]) =0;&quot;&quot;;COM.MICROSOFT.CONCAT(&quot;case &quot;;[.A330];&quot;: return &quot;&quot;&quot;; [.A330]; &quot;&quot;&quot;;&quot;))">
            <text:p/>
          </table:table-cell>
          <table:table-cell table:number-columns-repeated="2"/>
        </table:table-row>
        <table:table-row table:style-name="ro1">
          <table:table-cell table:number-columns-repeated="3"/>
          <table:table-cell table:formula="of:=IF(LEN([.A331]) =0;&quot;&quot;;COM.MICROSOFT.CONCAT(&quot;case &quot;;[.A331];&quot;: return &quot;&quot;&quot;; [.A331]; &quot;&quot;&quot;;&quot;))">
            <text:p/>
          </table:table-cell>
          <table:table-cell table:number-columns-repeated="2"/>
        </table:table-row>
        <table:table-row table:style-name="ro1">
          <table:table-cell table:number-columns-repeated="3"/>
          <table:table-cell table:formula="of:=IF(LEN([.A332]) =0;&quot;&quot;;COM.MICROSOFT.CONCAT(&quot;case &quot;;[.A332];&quot;: return &quot;&quot;&quot;; [.A332]; &quot;&quot;&quot;;&quot;))">
            <text:p/>
          </table:table-cell>
          <table:table-cell table:number-columns-repeated="2"/>
        </table:table-row>
        <table:table-row table:style-name="ro1">
          <table:table-cell table:number-columns-repeated="3"/>
          <table:table-cell table:formula="of:=IF(LEN([.A333]) =0;&quot;&quot;;COM.MICROSOFT.CONCAT(&quot;case &quot;;[.A333];&quot;: return &quot;&quot;&quot;; [.A333]; &quot;&quot;&quot;;&quot;))">
            <text:p/>
          </table:table-cell>
          <table:table-cell table:number-columns-repeated="2"/>
        </table:table-row>
        <table:table-row table:style-name="ro1">
          <table:table-cell table:number-columns-repeated="3"/>
          <table:table-cell table:formula="of:=IF(LEN([.A334]) =0;&quot;&quot;;COM.MICROSOFT.CONCAT(&quot;case &quot;;[.A334];&quot;: return &quot;&quot;&quot;; [.A334]; &quot;&quot;&quot;;&quot;))">
            <text:p/>
          </table:table-cell>
          <table:table-cell table:number-columns-repeated="2"/>
        </table:table-row>
        <table:table-row table:style-name="ro1">
          <table:table-cell table:number-columns-repeated="3"/>
          <table:table-cell table:formula="of:=IF(LEN([.A335]) =0;&quot;&quot;;COM.MICROSOFT.CONCAT(&quot;case &quot;;[.A335];&quot;: return &quot;&quot;&quot;; [.A335]; &quot;&quot;&quot;;&quot;))">
            <text:p/>
          </table:table-cell>
          <table:table-cell table:number-columns-repeated="2"/>
        </table:table-row>
        <table:table-row table:style-name="ro1">
          <table:table-cell table:number-columns-repeated="3"/>
          <table:table-cell table:formula="of:=IF(LEN([.A336]) =0;&quot;&quot;;COM.MICROSOFT.CONCAT(&quot;case &quot;;[.A336];&quot;: return &quot;&quot;&quot;; [.A336]; &quot;&quot;&quot;;&quot;))">
            <text:p/>
          </table:table-cell>
          <table:table-cell table:number-columns-repeated="2"/>
        </table:table-row>
        <table:table-row table:style-name="ro1">
          <table:table-cell table:number-columns-repeated="3"/>
          <table:table-cell table:formula="of:=IF(LEN([.A337]) =0;&quot;&quot;;COM.MICROSOFT.CONCAT(&quot;case &quot;;[.A337];&quot;: return &quot;&quot;&quot;; [.A337]; &quot;&quot;&quot;;&quot;))">
            <text:p/>
          </table:table-cell>
          <table:table-cell table:number-columns-repeated="2"/>
        </table:table-row>
        <table:table-row table:style-name="ro1">
          <table:table-cell table:number-columns-repeated="3"/>
          <table:table-cell table:formula="of:=IF(LEN([.A338]) =0;&quot;&quot;;COM.MICROSOFT.CONCAT(&quot;case &quot;;[.A338];&quot;: return &quot;&quot;&quot;; [.A338]; &quot;&quot;&quot;;&quot;))">
            <text:p/>
          </table:table-cell>
          <table:table-cell table:number-columns-repeated="2"/>
        </table:table-row>
        <table:table-row table:style-name="ro1">
          <table:table-cell table:number-columns-repeated="3"/>
          <table:table-cell table:formula="of:=IF(LEN([.A339]) =0;&quot;&quot;;COM.MICROSOFT.CONCAT(&quot;case &quot;;[.A339];&quot;: return &quot;&quot;&quot;; [.A339]; &quot;&quot;&quot;;&quot;))">
            <text:p/>
          </table:table-cell>
          <table:table-cell table:number-columns-repeated="2"/>
        </table:table-row>
        <table:table-row table:style-name="ro1">
          <table:table-cell table:number-columns-repeated="3"/>
          <table:table-cell table:formula="of:=IF(LEN([.A340]) =0;&quot;&quot;;COM.MICROSOFT.CONCAT(&quot;case &quot;;[.A340];&quot;: return &quot;&quot;&quot;; [.A340]; &quot;&quot;&quot;;&quot;))">
            <text:p/>
          </table:table-cell>
          <table:table-cell table:number-columns-repeated="2"/>
        </table:table-row>
        <table:table-row table:style-name="ro1">
          <table:table-cell table:number-columns-repeated="3"/>
          <table:table-cell table:formula="of:=IF(LEN([.A341]) =0;&quot;&quot;;COM.MICROSOFT.CONCAT(&quot;case &quot;;[.A341];&quot;: return &quot;&quot;&quot;; [.A341]; &quot;&quot;&quot;;&quot;))">
            <text:p/>
          </table:table-cell>
          <table:table-cell table:number-columns-repeated="2"/>
        </table:table-row>
        <table:table-row table:style-name="ro1">
          <table:table-cell table:number-columns-repeated="3"/>
          <table:table-cell table:formula="of:=IF(LEN([.A342]) =0;&quot;&quot;;COM.MICROSOFT.CONCAT(&quot;case &quot;;[.A342];&quot;: return &quot;&quot;&quot;; [.A342]; &quot;&quot;&quot;;&quot;))">
            <text:p/>
          </table:table-cell>
          <table:table-cell table:number-columns-repeated="2"/>
        </table:table-row>
        <table:table-row table:style-name="ro1">
          <table:table-cell table:number-columns-repeated="3"/>
          <table:table-cell table:formula="of:=IF(LEN([.A343]) =0;&quot;&quot;;COM.MICROSOFT.CONCAT(&quot;case &quot;;[.A343];&quot;: return &quot;&quot;&quot;; [.A343]; &quot;&quot;&quot;;&quot;))">
            <text:p/>
          </table:table-cell>
          <table:table-cell table:number-columns-repeated="2"/>
        </table:table-row>
        <table:table-row table:style-name="ro1">
          <table:table-cell table:number-columns-repeated="3"/>
          <table:table-cell table:formula="of:=IF(LEN([.A344]) =0;&quot;&quot;;COM.MICROSOFT.CONCAT(&quot;case &quot;;[.A344];&quot;: return &quot;&quot;&quot;; [.A344]; &quot;&quot;&quot;;&quot;))">
            <text:p/>
          </table:table-cell>
          <table:table-cell table:number-columns-repeated="2"/>
        </table:table-row>
        <table:table-row table:style-name="ro1">
          <table:table-cell table:number-columns-repeated="3"/>
          <table:table-cell table:formula="of:=IF(LEN([.A345]) =0;&quot;&quot;;COM.MICROSOFT.CONCAT(&quot;case &quot;;[.A345];&quot;: return &quot;&quot;&quot;; [.A345]; &quot;&quot;&quot;;&quot;))">
            <text:p/>
          </table:table-cell>
          <table:table-cell table:number-columns-repeated="2"/>
        </table:table-row>
        <table:table-row table:style-name="ro1">
          <table:table-cell table:number-columns-repeated="3"/>
          <table:table-cell table:formula="of:=IF(LEN([.A346]) =0;&quot;&quot;;COM.MICROSOFT.CONCAT(&quot;case &quot;;[.A346];&quot;: return &quot;&quot;&quot;; [.A346]; &quot;&quot;&quot;;&quot;))">
            <text:p/>
          </table:table-cell>
          <table:table-cell table:number-columns-repeated="2"/>
        </table:table-row>
        <table:table-row table:style-name="ro1">
          <table:table-cell table:number-columns-repeated="3"/>
          <table:table-cell table:formula="of:=IF(LEN([.A347]) =0;&quot;&quot;;COM.MICROSOFT.CONCAT(&quot;case &quot;;[.A347];&quot;: return &quot;&quot;&quot;; [.A347]; &quot;&quot;&quot;;&quot;))">
            <text:p/>
          </table:table-cell>
          <table:table-cell table:number-columns-repeated="2"/>
        </table:table-row>
        <table:table-row table:style-name="ro1">
          <table:table-cell table:number-columns-repeated="3"/>
          <table:table-cell table:formula="of:=IF(LEN([.A348]) =0;&quot;&quot;;COM.MICROSOFT.CONCAT(&quot;case &quot;;[.A348];&quot;: return &quot;&quot;&quot;; [.A348]; &quot;&quot;&quot;;&quot;))">
            <text:p/>
          </table:table-cell>
          <table:table-cell table:number-columns-repeated="2"/>
        </table:table-row>
        <table:table-row table:style-name="ro1">
          <table:table-cell table:number-columns-repeated="3"/>
          <table:table-cell table:formula="of:=IF(LEN([.A349]) =0;&quot;&quot;;COM.MICROSOFT.CONCAT(&quot;case &quot;;[.A349];&quot;: return &quot;&quot;&quot;; [.A349]; &quot;&quot;&quot;;&quot;))">
            <text:p/>
          </table:table-cell>
          <table:table-cell table:number-columns-repeated="2"/>
        </table:table-row>
        <table:table-row table:style-name="ro1">
          <table:table-cell table:number-columns-repeated="3"/>
          <table:table-cell table:formula="of:=IF(LEN([.A350]) =0;&quot;&quot;;COM.MICROSOFT.CONCAT(&quot;case &quot;;[.A350];&quot;: return &quot;&quot;&quot;; [.A350]; &quot;&quot;&quot;;&quot;))">
            <text:p/>
          </table:table-cell>
          <table:table-cell table:number-columns-repeated="2"/>
        </table:table-row>
        <table:table-row table:style-name="ro1">
          <table:table-cell table:number-columns-repeated="3"/>
          <table:table-cell table:formula="of:=IF(LEN([.A351]) =0;&quot;&quot;;COM.MICROSOFT.CONCAT(&quot;case &quot;;[.A351];&quot;: return &quot;&quot;&quot;; [.A351]; &quot;&quot;&quot;;&quot;))">
            <text:p/>
          </table:table-cell>
          <table:table-cell table:number-columns-repeated="2"/>
        </table:table-row>
        <table:table-row table:style-name="ro1">
          <table:table-cell table:number-columns-repeated="3"/>
          <table:table-cell table:formula="of:=IF(LEN([.A352]) =0;&quot;&quot;;COM.MICROSOFT.CONCAT(&quot;case &quot;;[.A352];&quot;: return &quot;&quot;&quot;; [.A352]; &quot;&quot;&quot;;&quot;))">
            <text:p/>
          </table:table-cell>
          <table:table-cell table:number-columns-repeated="2"/>
        </table:table-row>
        <table:table-row table:style-name="ro1">
          <table:table-cell table:number-columns-repeated="3"/>
          <table:table-cell table:formula="of:=IF(LEN([.A353]) =0;&quot;&quot;;COM.MICROSOFT.CONCAT(&quot;case &quot;;[.A353];&quot;: return &quot;&quot;&quot;; [.A353]; &quot;&quot;&quot;;&quot;))">
            <text:p/>
          </table:table-cell>
          <table:table-cell table:number-columns-repeated="2"/>
        </table:table-row>
        <table:table-row table:style-name="ro1">
          <table:table-cell table:number-columns-repeated="3"/>
          <table:table-cell table:formula="of:=IF(LEN([.A354]) =0;&quot;&quot;;COM.MICROSOFT.CONCAT(&quot;case &quot;;[.A354];&quot;: return &quot;&quot;&quot;; [.A354]; &quot;&quot;&quot;;&quot;))">
            <text:p/>
          </table:table-cell>
          <table:table-cell table:number-columns-repeated="2"/>
        </table:table-row>
        <table:table-row table:style-name="ro1">
          <table:table-cell table:number-columns-repeated="3"/>
          <table:table-cell table:formula="of:=IF(LEN([.A355]) =0;&quot;&quot;;COM.MICROSOFT.CONCAT(&quot;case &quot;;[.A355];&quot;: return &quot;&quot;&quot;; [.A355]; &quot;&quot;&quot;;&quot;))">
            <text:p/>
          </table:table-cell>
          <table:table-cell table:number-columns-repeated="2"/>
        </table:table-row>
        <table:table-row table:style-name="ro1">
          <table:table-cell table:number-columns-repeated="3"/>
          <table:table-cell table:formula="of:=IF(LEN([.A356]) =0;&quot;&quot;;COM.MICROSOFT.CONCAT(&quot;case &quot;;[.A356];&quot;: return &quot;&quot;&quot;; [.A356]; &quot;&quot;&quot;;&quot;))">
            <text:p/>
          </table:table-cell>
          <table:table-cell table:number-columns-repeated="2"/>
        </table:table-row>
        <table:table-row table:style-name="ro1">
          <table:table-cell table:number-columns-repeated="3"/>
          <table:table-cell table:formula="of:=IF(LEN([.A357]) =0;&quot;&quot;;COM.MICROSOFT.CONCAT(&quot;case &quot;;[.A357];&quot;: return &quot;&quot;&quot;; [.A357]; &quot;&quot;&quot;;&quot;))">
            <text:p/>
          </table:table-cell>
          <table:table-cell table:number-columns-repeated="2"/>
        </table:table-row>
        <table:table-row table:style-name="ro1">
          <table:table-cell table:number-columns-repeated="3"/>
          <table:table-cell table:formula="of:=IF(LEN([.A358]) =0;&quot;&quot;;COM.MICROSOFT.CONCAT(&quot;case &quot;;[.A358];&quot;: return &quot;&quot;&quot;; [.A358]; &quot;&quot;&quot;;&quot;))">
            <text:p/>
          </table:table-cell>
          <table:table-cell table:number-columns-repeated="2"/>
        </table:table-row>
        <table:table-row table:style-name="ro1">
          <table:table-cell table:number-columns-repeated="3"/>
          <table:table-cell table:formula="of:=IF(LEN([.A359]) =0;&quot;&quot;;COM.MICROSOFT.CONCAT(&quot;case &quot;;[.A359];&quot;: return &quot;&quot;&quot;; [.A359]; &quot;&quot;&quot;;&quot;))">
            <text:p/>
          </table:table-cell>
          <table:table-cell table:number-columns-repeated="2"/>
        </table:table-row>
        <table:table-row table:style-name="ro1">
          <table:table-cell table:number-columns-repeated="3"/>
          <table:table-cell table:formula="of:=IF(LEN([.A360]) =0;&quot;&quot;;COM.MICROSOFT.CONCAT(&quot;case &quot;;[.A360];&quot;: return &quot;&quot;&quot;; [.A360]; &quot;&quot;&quot;;&quot;))">
            <text:p/>
          </table:table-cell>
          <table:table-cell table:number-columns-repeated="2"/>
        </table:table-row>
        <table:table-row table:style-name="ro1">
          <table:table-cell table:number-columns-repeated="3"/>
          <table:table-cell table:formula="of:=IF(LEN([.A361]) =0;&quot;&quot;;COM.MICROSOFT.CONCAT(&quot;case &quot;;[.A361];&quot;: return &quot;&quot;&quot;; [.A361]; &quot;&quot;&quot;;&quot;))">
            <text:p/>
          </table:table-cell>
          <table:table-cell table:number-columns-repeated="2"/>
        </table:table-row>
        <table:table-row table:style-name="ro1">
          <table:table-cell table:number-columns-repeated="3"/>
          <table:table-cell table:formula="of:=IF(LEN([.A362]) =0;&quot;&quot;;COM.MICROSOFT.CONCAT(&quot;case &quot;;[.A362];&quot;: return &quot;&quot;&quot;; [.A362]; &quot;&quot;&quot;;&quot;))">
            <text:p/>
          </table:table-cell>
          <table:table-cell table:number-columns-repeated="2"/>
        </table:table-row>
        <table:table-row table:style-name="ro1">
          <table:table-cell table:number-columns-repeated="3"/>
          <table:table-cell table:formula="of:=IF(LEN([.A363]) =0;&quot;&quot;;COM.MICROSOFT.CONCAT(&quot;case &quot;;[.A363];&quot;: return &quot;&quot;&quot;; [.A363]; &quot;&quot;&quot;;&quot;))">
            <text:p/>
          </table:table-cell>
          <table:table-cell table:number-columns-repeated="2"/>
        </table:table-row>
        <table:table-row table:style-name="ro1">
          <table:table-cell table:number-columns-repeated="3"/>
          <table:table-cell table:formula="of:=IF(LEN([.A364]) =0;&quot;&quot;;COM.MICROSOFT.CONCAT(&quot;case &quot;;[.A364];&quot;: return &quot;&quot;&quot;; [.A364]; &quot;&quot;&quot;;&quot;))">
            <text:p/>
          </table:table-cell>
          <table:table-cell table:number-columns-repeated="2"/>
        </table:table-row>
        <table:table-row table:style-name="ro1">
          <table:table-cell table:number-columns-repeated="3"/>
          <table:table-cell table:formula="of:=IF(LEN([.A365]) =0;&quot;&quot;;COM.MICROSOFT.CONCAT(&quot;case &quot;;[.A365];&quot;: return &quot;&quot;&quot;; [.A365]; &quot;&quot;&quot;;&quot;))">
            <text:p/>
          </table:table-cell>
          <table:table-cell table:number-columns-repeated="2"/>
        </table:table-row>
        <table:table-row table:style-name="ro1">
          <table:table-cell table:number-columns-repeated="3"/>
          <table:table-cell table:formula="of:=IF(LEN([.A366]) =0;&quot;&quot;;COM.MICROSOFT.CONCAT(&quot;case &quot;;[.A366];&quot;: return &quot;&quot;&quot;; [.A366]; &quot;&quot;&quot;;&quot;))">
            <text:p/>
          </table:table-cell>
          <table:table-cell table:number-columns-repeated="2"/>
        </table:table-row>
        <table:table-row table:style-name="ro1">
          <table:table-cell table:number-columns-repeated="3"/>
          <table:table-cell table:formula="of:=IF(LEN([.A367]) =0;&quot;&quot;;COM.MICROSOFT.CONCAT(&quot;case &quot;;[.A367];&quot;: return &quot;&quot;&quot;; [.A367]; &quot;&quot;&quot;;&quot;))">
            <text:p/>
          </table:table-cell>
          <table:table-cell table:number-columns-repeated="2"/>
        </table:table-row>
        <table:table-row table:style-name="ro1">
          <table:table-cell table:number-columns-repeated="3"/>
          <table:table-cell table:formula="of:=IF(LEN([.A368]) =0;&quot;&quot;;COM.MICROSOFT.CONCAT(&quot;case &quot;;[.A368];&quot;: return &quot;&quot;&quot;; [.A368]; &quot;&quot;&quot;;&quot;))">
            <text:p/>
          </table:table-cell>
          <table:table-cell table:number-columns-repeated="2"/>
        </table:table-row>
        <table:table-row table:style-name="ro1">
          <table:table-cell table:number-columns-repeated="3"/>
          <table:table-cell table:formula="of:=IF(LEN([.A369]) =0;&quot;&quot;;COM.MICROSOFT.CONCAT(&quot;case &quot;;[.A369];&quot;: return &quot;&quot;&quot;; [.A369]; &quot;&quot;&quot;;&quot;))">
            <text:p/>
          </table:table-cell>
          <table:table-cell table:number-columns-repeated="2"/>
        </table:table-row>
        <table:table-row table:style-name="ro1">
          <table:table-cell table:number-columns-repeated="3"/>
          <table:table-cell table:formula="of:=IF(LEN([.A370]) =0;&quot;&quot;;COM.MICROSOFT.CONCAT(&quot;case &quot;;[.A370];&quot;: return &quot;&quot;&quot;; [.A370]; &quot;&quot;&quot;;&quot;))">
            <text:p/>
          </table:table-cell>
          <table:table-cell table:number-columns-repeated="2"/>
        </table:table-row>
        <table:table-row table:style-name="ro1">
          <table:table-cell table:number-columns-repeated="3"/>
          <table:table-cell table:formula="of:=IF(LEN([.A371]) =0;&quot;&quot;;COM.MICROSOFT.CONCAT(&quot;case &quot;;[.A371];&quot;: return &quot;&quot;&quot;; [.A371]; &quot;&quot;&quot;;&quot;))">
            <text:p/>
          </table:table-cell>
          <table:table-cell table:number-columns-repeated="2"/>
        </table:table-row>
        <table:table-row table:style-name="ro1">
          <table:table-cell table:number-columns-repeated="3"/>
          <table:table-cell table:formula="of:=IF(LEN([.A372]) =0;&quot;&quot;;COM.MICROSOFT.CONCAT(&quot;case &quot;;[.A372];&quot;: return &quot;&quot;&quot;; [.A372]; &quot;&quot;&quot;;&quot;))">
            <text:p/>
          </table:table-cell>
          <table:table-cell table:number-columns-repeated="2"/>
        </table:table-row>
        <table:table-row table:style-name="ro1">
          <table:table-cell table:number-columns-repeated="3"/>
          <table:table-cell table:formula="of:=IF(LEN([.A373]) =0;&quot;&quot;;COM.MICROSOFT.CONCAT(&quot;case &quot;;[.A373];&quot;: return &quot;&quot;&quot;; [.A373]; &quot;&quot;&quot;;&quot;))">
            <text:p/>
          </table:table-cell>
          <table:table-cell table:number-columns-repeated="2"/>
        </table:table-row>
        <table:table-row table:style-name="ro1">
          <table:table-cell table:number-columns-repeated="3"/>
          <table:table-cell table:formula="of:=IF(LEN([.A374]) =0;&quot;&quot;;COM.MICROSOFT.CONCAT(&quot;case &quot;;[.A374];&quot;: return &quot;&quot;&quot;; [.A374]; &quot;&quot;&quot;;&quot;))">
            <text:p/>
          </table:table-cell>
          <table:table-cell table:number-columns-repeated="2"/>
        </table:table-row>
        <table:table-row table:style-name="ro1">
          <table:table-cell table:number-columns-repeated="3"/>
          <table:table-cell table:formula="of:=IF(LEN([.A375]) =0;&quot;&quot;;COM.MICROSOFT.CONCAT(&quot;case &quot;;[.A375];&quot;: return &quot;&quot;&quot;; [.A375]; &quot;&quot;&quot;;&quot;))">
            <text:p/>
          </table:table-cell>
          <table:table-cell table:number-columns-repeated="2"/>
        </table:table-row>
        <table:table-row table:style-name="ro1">
          <table:table-cell table:number-columns-repeated="3"/>
          <table:table-cell table:formula="of:=IF(LEN([.A376]) =0;&quot;&quot;;COM.MICROSOFT.CONCAT(&quot;case &quot;;[.A376];&quot;: return &quot;&quot;&quot;; [.A376]; &quot;&quot;&quot;;&quot;))">
            <text:p/>
          </table:table-cell>
          <table:table-cell table:number-columns-repeated="2"/>
        </table:table-row>
        <table:table-row table:style-name="ro1">
          <table:table-cell table:number-columns-repeated="3"/>
          <table:table-cell table:formula="of:=IF(LEN([.A377]) =0;&quot;&quot;;COM.MICROSOFT.CONCAT(&quot;case &quot;;[.A377];&quot;: return &quot;&quot;&quot;; [.A377]; &quot;&quot;&quot;;&quot;))">
            <text:p/>
          </table:table-cell>
          <table:table-cell table:number-columns-repeated="2"/>
        </table:table-row>
        <table:table-row table:style-name="ro1">
          <table:table-cell table:number-columns-repeated="3"/>
          <table:table-cell table:formula="of:=IF(LEN([.A378]) =0;&quot;&quot;;COM.MICROSOFT.CONCAT(&quot;case &quot;;[.A378];&quot;: return &quot;&quot;&quot;; [.A378]; &quot;&quot;&quot;;&quot;))">
            <text:p/>
          </table:table-cell>
          <table:table-cell table:number-columns-repeated="2"/>
        </table:table-row>
        <table:table-row table:style-name="ro1">
          <table:table-cell table:number-columns-repeated="3"/>
          <table:table-cell table:formula="of:=IF(LEN([.A379]) =0;&quot;&quot;;COM.MICROSOFT.CONCAT(&quot;case &quot;;[.A379];&quot;: return &quot;&quot;&quot;; [.A379]; &quot;&quot;&quot;;&quot;))">
            <text:p/>
          </table:table-cell>
          <table:table-cell table:number-columns-repeated="2"/>
        </table:table-row>
        <table:table-row table:style-name="ro1">
          <table:table-cell table:number-columns-repeated="3"/>
          <table:table-cell table:formula="of:=IF(LEN([.A380]) =0;&quot;&quot;;COM.MICROSOFT.CONCAT(&quot;case &quot;;[.A380];&quot;: return &quot;&quot;&quot;; [.A380]; &quot;&quot;&quot;;&quot;))">
            <text:p/>
          </table:table-cell>
          <table:table-cell table:number-columns-repeated="2"/>
        </table:table-row>
        <table:table-row table:style-name="ro1">
          <table:table-cell table:number-columns-repeated="3"/>
          <table:table-cell table:formula="of:=IF(LEN([.A381]) =0;&quot;&quot;;COM.MICROSOFT.CONCAT(&quot;case &quot;;[.A381];&quot;: return &quot;&quot;&quot;; [.A381]; &quot;&quot;&quot;;&quot;))">
            <text:p/>
          </table:table-cell>
          <table:table-cell table:number-columns-repeated="2"/>
        </table:table-row>
        <table:table-row table:style-name="ro1">
          <table:table-cell table:number-columns-repeated="3"/>
          <table:table-cell table:formula="of:=IF(LEN([.A382]) =0;&quot;&quot;;COM.MICROSOFT.CONCAT(&quot;case &quot;;[.A382];&quot;: return &quot;&quot;&quot;; [.A382]; &quot;&quot;&quot;;&quot;))">
            <text:p/>
          </table:table-cell>
          <table:table-cell table:number-columns-repeated="2"/>
        </table:table-row>
        <table:table-row table:style-name="ro1">
          <table:table-cell table:number-columns-repeated="3"/>
          <table:table-cell table:formula="of:=IF(LEN([.A383]) =0;&quot;&quot;;COM.MICROSOFT.CONCAT(&quot;case &quot;;[.A383];&quot;: return &quot;&quot;&quot;; [.A383]; &quot;&quot;&quot;;&quot;))">
            <text:p/>
          </table:table-cell>
          <table:table-cell table:number-columns-repeated="2"/>
        </table:table-row>
        <table:table-row table:style-name="ro1">
          <table:table-cell table:number-columns-repeated="3"/>
          <table:table-cell table:formula="of:=IF(LEN([.A384]) =0;&quot;&quot;;COM.MICROSOFT.CONCAT(&quot;case &quot;;[.A384];&quot;: return &quot;&quot;&quot;; [.A384]; &quot;&quot;&quot;;&quot;))">
            <text:p/>
          </table:table-cell>
          <table:table-cell table:number-columns-repeated="2"/>
        </table:table-row>
        <table:table-row table:style-name="ro1">
          <table:table-cell table:number-columns-repeated="3"/>
          <table:table-cell table:formula="of:=IF(LEN([.A385]) =0;&quot;&quot;;COM.MICROSOFT.CONCAT(&quot;case &quot;;[.A385];&quot;: return &quot;&quot;&quot;; [.A385]; &quot;&quot;&quot;;&quot;))">
            <text:p/>
          </table:table-cell>
          <table:table-cell table:number-columns-repeated="2"/>
        </table:table-row>
        <table:table-row table:style-name="ro1">
          <table:table-cell table:number-columns-repeated="3"/>
          <table:table-cell table:formula="of:=IF(LEN([.A386]) =0;&quot;&quot;;COM.MICROSOFT.CONCAT(&quot;case &quot;;[.A386];&quot;: return &quot;&quot;&quot;; [.A386]; &quot;&quot;&quot;;&quot;))">
            <text:p/>
          </table:table-cell>
          <table:table-cell table:number-columns-repeated="2"/>
        </table:table-row>
        <table:table-row table:style-name="ro1">
          <table:table-cell table:number-columns-repeated="3"/>
          <table:table-cell table:formula="of:=IF(LEN([.A387]) =0;&quot;&quot;;COM.MICROSOFT.CONCAT(&quot;case &quot;;[.A387];&quot;: return &quot;&quot;&quot;; [.A387]; &quot;&quot;&quot;;&quot;))">
            <text:p/>
          </table:table-cell>
          <table:table-cell table:number-columns-repeated="2"/>
        </table:table-row>
        <table:table-row table:style-name="ro1">
          <table:table-cell table:number-columns-repeated="3"/>
          <table:table-cell table:formula="of:=IF(LEN([.A388]) =0;&quot;&quot;;COM.MICROSOFT.CONCAT(&quot;case &quot;;[.A388];&quot;: return &quot;&quot;&quot;; [.A388]; &quot;&quot;&quot;;&quot;))">
            <text:p/>
          </table:table-cell>
          <table:table-cell table:number-columns-repeated="2"/>
        </table:table-row>
        <table:table-row table:style-name="ro1">
          <table:table-cell table:number-columns-repeated="3"/>
          <table:table-cell table:formula="of:=IF(LEN([.A389]) =0;&quot;&quot;;COM.MICROSOFT.CONCAT(&quot;case &quot;;[.A389];&quot;: return &quot;&quot;&quot;; [.A389]; &quot;&quot;&quot;;&quot;))">
            <text:p/>
          </table:table-cell>
          <table:table-cell table:number-columns-repeated="2"/>
        </table:table-row>
        <table:table-row table:style-name="ro1">
          <table:table-cell table:number-columns-repeated="3"/>
          <table:table-cell table:formula="of:=IF(LEN([.A390]) =0;&quot;&quot;;COM.MICROSOFT.CONCAT(&quot;case &quot;;[.A390];&quot;: return &quot;&quot;&quot;; [.A390]; &quot;&quot;&quot;;&quot;))">
            <text:p/>
          </table:table-cell>
          <table:table-cell table:number-columns-repeated="2"/>
        </table:table-row>
        <table:table-row table:style-name="ro1">
          <table:table-cell table:number-columns-repeated="3"/>
          <table:table-cell table:formula="of:=IF(LEN([.A391]) =0;&quot;&quot;;COM.MICROSOFT.CONCAT(&quot;case &quot;;[.A391];&quot;: return &quot;&quot;&quot;; [.A391]; &quot;&quot;&quot;;&quot;))">
            <text:p/>
          </table:table-cell>
          <table:table-cell table:number-columns-repeated="2"/>
        </table:table-row>
        <table:table-row table:style-name="ro1">
          <table:table-cell table:number-columns-repeated="3"/>
          <table:table-cell table:formula="of:=IF(LEN([.A392]) =0;&quot;&quot;;COM.MICROSOFT.CONCAT(&quot;case &quot;;[.A392];&quot;: return &quot;&quot;&quot;; [.A392]; &quot;&quot;&quot;;&quot;))">
            <text:p/>
          </table:table-cell>
          <table:table-cell table:number-columns-repeated="2"/>
        </table:table-row>
        <table:table-row table:style-name="ro1">
          <table:table-cell table:number-columns-repeated="3"/>
          <table:table-cell table:formula="of:=IF(LEN([.A393]) =0;&quot;&quot;;COM.MICROSOFT.CONCAT(&quot;case &quot;;[.A393];&quot;: return &quot;&quot;&quot;; [.A393]; &quot;&quot;&quot;;&quot;))">
            <text:p/>
          </table:table-cell>
          <table:table-cell table:number-columns-repeated="2"/>
        </table:table-row>
        <table:table-row table:style-name="ro1">
          <table:table-cell table:number-columns-repeated="3"/>
          <table:table-cell table:formula="of:=IF(LEN([.A394]) =0;&quot;&quot;;COM.MICROSOFT.CONCAT(&quot;case &quot;;[.A394];&quot;: return &quot;&quot;&quot;; [.A394]; &quot;&quot;&quot;;&quot;))">
            <text:p/>
          </table:table-cell>
          <table:table-cell table:number-columns-repeated="2"/>
        </table:table-row>
        <table:table-row table:style-name="ro1">
          <table:table-cell table:number-columns-repeated="3"/>
          <table:table-cell table:formula="of:=IF(LEN([.A395]) =0;&quot;&quot;;COM.MICROSOFT.CONCAT(&quot;case &quot;;[.A395];&quot;: return &quot;&quot;&quot;; [.A395]; &quot;&quot;&quot;;&quot;))">
            <text:p/>
          </table:table-cell>
          <table:table-cell table:number-columns-repeated="2"/>
        </table:table-row>
        <table:table-row table:style-name="ro1">
          <table:table-cell table:number-columns-repeated="3"/>
          <table:table-cell table:formula="of:=IF(LEN([.A396]) =0;&quot;&quot;;COM.MICROSOFT.CONCAT(&quot;case &quot;;[.A396];&quot;: return &quot;&quot;&quot;; [.A396]; &quot;&quot;&quot;;&quot;))">
            <text:p/>
          </table:table-cell>
          <table:table-cell table:number-columns-repeated="2"/>
        </table:table-row>
        <table:table-row table:style-name="ro1">
          <table:table-cell table:number-columns-repeated="3"/>
          <table:table-cell table:formula="of:=IF(LEN([.A397]) =0;&quot;&quot;;COM.MICROSOFT.CONCAT(&quot;case &quot;;[.A397];&quot;: return &quot;&quot;&quot;; [.A397]; &quot;&quot;&quot;;&quot;))">
            <text:p/>
          </table:table-cell>
          <table:table-cell table:number-columns-repeated="2"/>
        </table:table-row>
        <table:table-row table:style-name="ro1">
          <table:table-cell table:number-columns-repeated="3"/>
          <table:table-cell table:formula="of:=IF(LEN([.A398]) =0;&quot;&quot;;COM.MICROSOFT.CONCAT(&quot;case &quot;;[.A398];&quot;: return &quot;&quot;&quot;; [.A398]; &quot;&quot;&quot;;&quot;))">
            <text:p/>
          </table:table-cell>
          <table:table-cell table:number-columns-repeated="2"/>
        </table:table-row>
        <table:table-row table:style-name="ro1">
          <table:table-cell table:number-columns-repeated="3"/>
          <table:table-cell table:formula="of:=IF(LEN([.A399]) =0;&quot;&quot;;COM.MICROSOFT.CONCAT(&quot;case &quot;;[.A399];&quot;: return &quot;&quot;&quot;; [.A399]; &quot;&quot;&quot;;&quot;))">
            <text:p/>
          </table:table-cell>
          <table:table-cell table:number-columns-repeated="2"/>
        </table:table-row>
        <table:table-row table:style-name="ro1">
          <table:table-cell table:number-columns-repeated="3"/>
          <table:table-cell table:formula="of:=IF(LEN([.A400]) =0;&quot;&quot;;COM.MICROSOFT.CONCAT(&quot;case &quot;;[.A400];&quot;: return &quot;&quot;&quot;; [.A400]; &quot;&quot;&quot;;&quot;))">
            <text:p/>
          </table:table-cell>
          <table:table-cell table:number-columns-repeated="2"/>
        </table:table-row>
        <table:table-row table:style-name="ro1">
          <table:table-cell table:number-columns-repeated="3"/>
          <table:table-cell table:formula="of:=IF(LEN([.A401]) =0;&quot;&quot;;COM.MICROSOFT.CONCAT(&quot;case &quot;;[.A401];&quot;: return &quot;&quot;&quot;; [.A401]; &quot;&quot;&quot;;&quot;))">
            <text:p/>
          </table:table-cell>
          <table:table-cell table:number-columns-repeated="2"/>
        </table:table-row>
        <table:table-row table:style-name="ro1">
          <table:table-cell table:number-columns-repeated="3"/>
          <table:table-cell table:formula="of:=IF(LEN([.A402]) =0;&quot;&quot;;COM.MICROSOFT.CONCAT(&quot;case &quot;;[.A402];&quot;: return &quot;&quot;&quot;; [.A402]; &quot;&quot;&quot;;&quot;))">
            <text:p/>
          </table:table-cell>
          <table:table-cell table:number-columns-repeated="2"/>
        </table:table-row>
        <table:table-row table:style-name="ro1">
          <table:table-cell table:number-columns-repeated="3"/>
          <table:table-cell table:formula="of:=IF(LEN([.A403]) =0;&quot;&quot;;COM.MICROSOFT.CONCAT(&quot;case &quot;;[.A403];&quot;: return &quot;&quot;&quot;; [.A403]; &quot;&quot;&quot;;&quot;))">
            <text:p/>
          </table:table-cell>
          <table:table-cell table:number-columns-repeated="2"/>
        </table:table-row>
        <table:table-row table:style-name="ro1">
          <table:table-cell table:number-columns-repeated="3"/>
          <table:table-cell table:formula="of:=IF(LEN([.A404]) =0;&quot;&quot;;COM.MICROSOFT.CONCAT(&quot;case &quot;;[.A404];&quot;: return &quot;&quot;&quot;; [.A404]; &quot;&quot;&quot;;&quot;))">
            <text:p/>
          </table:table-cell>
          <table:table-cell table:number-columns-repeated="2"/>
        </table:table-row>
        <table:table-row table:style-name="ro1">
          <table:table-cell table:number-columns-repeated="3"/>
          <table:table-cell table:formula="of:=IF(LEN([.A405]) =0;&quot;&quot;;COM.MICROSOFT.CONCAT(&quot;case &quot;;[.A405];&quot;: return &quot;&quot;&quot;; [.A405]; &quot;&quot;&quot;;&quot;))">
            <text:p/>
          </table:table-cell>
          <table:table-cell table:number-columns-repeated="2"/>
        </table:table-row>
        <table:table-row table:style-name="ro1">
          <table:table-cell table:number-columns-repeated="3"/>
          <table:table-cell table:formula="of:=IF(LEN([.A406]) =0;&quot;&quot;;COM.MICROSOFT.CONCAT(&quot;case &quot;;[.A406];&quot;: return &quot;&quot;&quot;; [.A406]; &quot;&quot;&quot;;&quot;))">
            <text:p/>
          </table:table-cell>
          <table:table-cell table:number-columns-repeated="2"/>
        </table:table-row>
        <table:table-row table:style-name="ro1">
          <table:table-cell table:number-columns-repeated="3"/>
          <table:table-cell table:formula="of:=IF(LEN([.A407]) =0;&quot;&quot;;COM.MICROSOFT.CONCAT(&quot;case &quot;;[.A407];&quot;: return &quot;&quot;&quot;; [.A407]; &quot;&quot;&quot;;&quot;))">
            <text:p/>
          </table:table-cell>
          <table:table-cell table:number-columns-repeated="2"/>
        </table:table-row>
        <table:table-row table:style-name="ro1">
          <table:table-cell table:number-columns-repeated="3"/>
          <table:table-cell table:formula="of:=IF(LEN([.A408]) =0;&quot;&quot;;COM.MICROSOFT.CONCAT(&quot;case &quot;;[.A408];&quot;: return &quot;&quot;&quot;; [.A408]; &quot;&quot;&quot;;&quot;))">
            <text:p/>
          </table:table-cell>
          <table:table-cell table:number-columns-repeated="2"/>
        </table:table-row>
        <table:table-row table:style-name="ro1">
          <table:table-cell table:number-columns-repeated="3"/>
          <table:table-cell table:formula="of:=IF(LEN([.A409]) =0;&quot;&quot;;COM.MICROSOFT.CONCAT(&quot;case &quot;;[.A409];&quot;: return &quot;&quot;&quot;; [.A409]; &quot;&quot;&quot;;&quot;))">
            <text:p/>
          </table:table-cell>
          <table:table-cell table:number-columns-repeated="2"/>
        </table:table-row>
        <table:table-row table:style-name="ro1">
          <table:table-cell table:number-columns-repeated="3"/>
          <table:table-cell table:formula="of:=IF(LEN([.A410]) =0;&quot;&quot;;COM.MICROSOFT.CONCAT(&quot;case &quot;;[.A410];&quot;: return &quot;&quot;&quot;; [.A410]; &quot;&quot;&quot;;&quot;))">
            <text:p/>
          </table:table-cell>
          <table:table-cell table:number-columns-repeated="2"/>
        </table:table-row>
        <table:table-row table:style-name="ro1">
          <table:table-cell table:number-columns-repeated="3"/>
          <table:table-cell table:formula="of:=IF(LEN([.A411]) =0;&quot;&quot;;COM.MICROSOFT.CONCAT(&quot;case &quot;;[.A411];&quot;: return &quot;&quot;&quot;; [.A411]; &quot;&quot;&quot;;&quot;))">
            <text:p/>
          </table:table-cell>
          <table:table-cell table:number-columns-repeated="2"/>
        </table:table-row>
        <table:table-row table:style-name="ro1">
          <table:table-cell table:number-columns-repeated="3"/>
          <table:table-cell table:formula="of:=IF(LEN([.A412]) =0;&quot;&quot;;COM.MICROSOFT.CONCAT(&quot;case &quot;;[.A412];&quot;: return &quot;&quot;&quot;; [.A412]; &quot;&quot;&quot;;&quot;))">
            <text:p/>
          </table:table-cell>
          <table:table-cell table:number-columns-repeated="2"/>
        </table:table-row>
        <table:table-row table:style-name="ro1">
          <table:table-cell table:number-columns-repeated="3"/>
          <table:table-cell table:formula="of:=IF(LEN([.A413]) =0;&quot;&quot;;COM.MICROSOFT.CONCAT(&quot;case &quot;;[.A413];&quot;: return &quot;&quot;&quot;; [.A413]; &quot;&quot;&quot;;&quot;))">
            <text:p/>
          </table:table-cell>
          <table:table-cell table:number-columns-repeated="2"/>
        </table:table-row>
        <table:table-row table:style-name="ro1">
          <table:table-cell table:number-columns-repeated="3"/>
          <table:table-cell table:formula="of:=IF(LEN([.A414]) =0;&quot;&quot;;COM.MICROSOFT.CONCAT(&quot;case &quot;;[.A414];&quot;: return &quot;&quot;&quot;; [.A414]; &quot;&quot;&quot;;&quot;))">
            <text:p/>
          </table:table-cell>
          <table:table-cell table:number-columns-repeated="2"/>
        </table:table-row>
        <table:table-row table:style-name="ro1">
          <table:table-cell table:number-columns-repeated="3"/>
          <table:table-cell table:formula="of:=IF(LEN([.A415]) =0;&quot;&quot;;COM.MICROSOFT.CONCAT(&quot;case &quot;;[.A415];&quot;: return &quot;&quot;&quot;; [.A415]; &quot;&quot;&quot;;&quot;))">
            <text:p/>
          </table:table-cell>
          <table:table-cell table:number-columns-repeated="2"/>
        </table:table-row>
        <table:table-row table:style-name="ro1">
          <table:table-cell table:number-columns-repeated="3"/>
          <table:table-cell table:formula="of:=IF(LEN([.A416]) =0;&quot;&quot;;COM.MICROSOFT.CONCAT(&quot;case &quot;;[.A416];&quot;: return &quot;&quot;&quot;; [.A416]; &quot;&quot;&quot;;&quot;))">
            <text:p/>
          </table:table-cell>
          <table:table-cell table:number-columns-repeated="2"/>
        </table:table-row>
        <table:table-row table:style-name="ro1">
          <table:table-cell table:number-columns-repeated="3"/>
          <table:table-cell table:formula="of:=IF(LEN([.A417]) =0;&quot;&quot;;COM.MICROSOFT.CONCAT(&quot;case &quot;;[.A417];&quot;: return &quot;&quot;&quot;; [.A417]; &quot;&quot;&quot;;&quot;))">
            <text:p/>
          </table:table-cell>
          <table:table-cell table:number-columns-repeated="2"/>
        </table:table-row>
        <table:table-row table:style-name="ro1">
          <table:table-cell table:number-columns-repeated="3"/>
          <table:table-cell table:formula="of:=IF(LEN([.A418]) =0;&quot;&quot;;COM.MICROSOFT.CONCAT(&quot;case &quot;;[.A418];&quot;: return &quot;&quot;&quot;; [.A418]; &quot;&quot;&quot;;&quot;))">
            <text:p/>
          </table:table-cell>
          <table:table-cell table:number-columns-repeated="2"/>
        </table:table-row>
        <table:table-row table:style-name="ro1">
          <table:table-cell table:number-columns-repeated="3"/>
          <table:table-cell table:formula="of:=IF(LEN([.A419]) =0;&quot;&quot;;COM.MICROSOFT.CONCAT(&quot;case &quot;;[.A419];&quot;: return &quot;&quot;&quot;; [.A419]; &quot;&quot;&quot;;&quot;))">
            <text:p/>
          </table:table-cell>
          <table:table-cell table:number-columns-repeated="2"/>
        </table:table-row>
        <table:table-row table:style-name="ro1">
          <table:table-cell table:number-columns-repeated="3"/>
          <table:table-cell table:formula="of:=IF(LEN([.A420]) =0;&quot;&quot;;COM.MICROSOFT.CONCAT(&quot;case &quot;;[.A420];&quot;: return &quot;&quot;&quot;; [.A420]; &quot;&quot;&quot;;&quot;))">
            <text:p/>
          </table:table-cell>
          <table:table-cell table:number-columns-repeated="2"/>
        </table:table-row>
        <table:table-row table:style-name="ro1">
          <table:table-cell table:number-columns-repeated="3"/>
          <table:table-cell table:formula="of:=IF(LEN([.A421]) =0;&quot;&quot;;COM.MICROSOFT.CONCAT(&quot;case &quot;;[.A421];&quot;: return &quot;&quot;&quot;; [.A421]; &quot;&quot;&quot;;&quot;))">
            <text:p/>
          </table:table-cell>
          <table:table-cell table:number-columns-repeated="2"/>
        </table:table-row>
        <table:table-row table:style-name="ro1">
          <table:table-cell table:number-columns-repeated="3"/>
          <table:table-cell table:formula="of:=IF(LEN([.A422]) =0;&quot;&quot;;COM.MICROSOFT.CONCAT(&quot;case &quot;;[.A422];&quot;: return &quot;&quot;&quot;; [.A422]; &quot;&quot;&quot;;&quot;))">
            <text:p/>
          </table:table-cell>
          <table:table-cell table:number-columns-repeated="2"/>
        </table:table-row>
        <table:table-row table:style-name="ro1">
          <table:table-cell table:number-columns-repeated="3"/>
          <table:table-cell table:formula="of:=IF(LEN([.A423]) =0;&quot;&quot;;COM.MICROSOFT.CONCAT(&quot;case &quot;;[.A423];&quot;: return &quot;&quot;&quot;; [.A423]; &quot;&quot;&quot;;&quot;))">
            <text:p/>
          </table:table-cell>
          <table:table-cell table:number-columns-repeated="2"/>
        </table:table-row>
        <table:table-row table:style-name="ro1">
          <table:table-cell table:number-columns-repeated="3"/>
          <table:table-cell table:formula="of:=IF(LEN([.A424]) =0;&quot;&quot;;COM.MICROSOFT.CONCAT(&quot;case &quot;;[.A424];&quot;: return &quot;&quot;&quot;; [.A424]; &quot;&quot;&quot;;&quot;))">
            <text:p/>
          </table:table-cell>
          <table:table-cell table:number-columns-repeated="2"/>
        </table:table-row>
        <table:table-row table:style-name="ro1">
          <table:table-cell table:number-columns-repeated="3"/>
          <table:table-cell table:formula="of:=IF(LEN([.A425]) =0;&quot;&quot;;COM.MICROSOFT.CONCAT(&quot;case &quot;;[.A425];&quot;: return &quot;&quot;&quot;; [.A425]; &quot;&quot;&quot;;&quot;))">
            <text:p/>
          </table:table-cell>
          <table:table-cell table:number-columns-repeated="2"/>
        </table:table-row>
        <table:table-row table:style-name="ro1">
          <table:table-cell table:number-columns-repeated="3"/>
          <table:table-cell table:formula="of:=IF(LEN([.A426]) =0;&quot;&quot;;COM.MICROSOFT.CONCAT(&quot;case &quot;;[.A426];&quot;: return &quot;&quot;&quot;; [.A426]; &quot;&quot;&quot;;&quot;))">
            <text:p/>
          </table:table-cell>
          <table:table-cell table:number-columns-repeated="2"/>
        </table:table-row>
        <table:table-row table:style-name="ro1">
          <table:table-cell table:number-columns-repeated="3"/>
          <table:table-cell table:formula="of:=IF(LEN([.A427]) =0;&quot;&quot;;COM.MICROSOFT.CONCAT(&quot;case &quot;;[.A427];&quot;: return &quot;&quot;&quot;; [.A427]; &quot;&quot;&quot;;&quot;))">
            <text:p/>
          </table:table-cell>
          <table:table-cell table:number-columns-repeated="2"/>
        </table:table-row>
        <table:table-row table:style-name="ro1">
          <table:table-cell table:number-columns-repeated="3"/>
          <table:table-cell table:formula="of:=IF(LEN([.A428]) =0;&quot;&quot;;COM.MICROSOFT.CONCAT(&quot;case &quot;;[.A428];&quot;: return &quot;&quot;&quot;; [.A428]; &quot;&quot;&quot;;&quot;))">
            <text:p/>
          </table:table-cell>
          <table:table-cell table:number-columns-repeated="2"/>
        </table:table-row>
        <table:table-row table:style-name="ro1">
          <table:table-cell table:number-columns-repeated="3"/>
          <table:table-cell table:formula="of:=IF(LEN([.A429]) =0;&quot;&quot;;COM.MICROSOFT.CONCAT(&quot;case &quot;;[.A429];&quot;: return &quot;&quot;&quot;; [.A429]; &quot;&quot;&quot;;&quot;))">
            <text:p/>
          </table:table-cell>
          <table:table-cell table:number-columns-repeated="2"/>
        </table:table-row>
        <table:table-row table:style-name="ro1">
          <table:table-cell table:number-columns-repeated="3"/>
          <table:table-cell table:formula="of:=IF(LEN([.A430]) =0;&quot;&quot;;COM.MICROSOFT.CONCAT(&quot;case &quot;;[.A430];&quot;: return &quot;&quot;&quot;; [.A430]; &quot;&quot;&quot;;&quot;))">
            <text:p/>
          </table:table-cell>
          <table:table-cell table:number-columns-repeated="2"/>
        </table:table-row>
        <table:table-row table:style-name="ro1">
          <table:table-cell table:number-columns-repeated="3"/>
          <table:table-cell table:formula="of:=IF(LEN([.A431]) =0;&quot;&quot;;COM.MICROSOFT.CONCAT(&quot;case &quot;;[.A431];&quot;: return &quot;&quot;&quot;; [.A431]; &quot;&quot;&quot;;&quot;))">
            <text:p/>
          </table:table-cell>
          <table:table-cell table:number-columns-repeated="2"/>
        </table:table-row>
        <table:table-row table:style-name="ro1">
          <table:table-cell table:number-columns-repeated="3"/>
          <table:table-cell table:formula="of:=IF(LEN([.A432]) =0;&quot;&quot;;COM.MICROSOFT.CONCAT(&quot;case &quot;;[.A432];&quot;: return &quot;&quot;&quot;; [.A432]; &quot;&quot;&quot;;&quot;))">
            <text:p/>
          </table:table-cell>
          <table:table-cell table:number-columns-repeated="2"/>
        </table:table-row>
        <table:table-row table:style-name="ro1">
          <table:table-cell table:number-columns-repeated="3"/>
          <table:table-cell table:formula="of:=IF(LEN([.A433]) =0;&quot;&quot;;COM.MICROSOFT.CONCAT(&quot;case &quot;;[.A433];&quot;: return &quot;&quot;&quot;; [.A433]; &quot;&quot;&quot;;&quot;))">
            <text:p/>
          </table:table-cell>
          <table:table-cell table:number-columns-repeated="2"/>
        </table:table-row>
        <table:table-row table:style-name="ro1">
          <table:table-cell table:number-columns-repeated="3"/>
          <table:table-cell table:formula="of:=IF(LEN([.A434]) =0;&quot;&quot;;COM.MICROSOFT.CONCAT(&quot;case &quot;;[.A434];&quot;: return &quot;&quot;&quot;; [.A434]; &quot;&quot;&quot;;&quot;))">
            <text:p/>
          </table:table-cell>
          <table:table-cell table:number-columns-repeated="2"/>
        </table:table-row>
        <table:table-row table:style-name="ro1">
          <table:table-cell table:number-columns-repeated="3"/>
          <table:table-cell table:formula="of:=IF(LEN([.A435]) =0;&quot;&quot;;COM.MICROSOFT.CONCAT(&quot;case &quot;;[.A435];&quot;: return &quot;&quot;&quot;; [.A435]; &quot;&quot;&quot;;&quot;))">
            <text:p/>
          </table:table-cell>
          <table:table-cell table:number-columns-repeated="2"/>
        </table:table-row>
        <table:table-row table:style-name="ro1">
          <table:table-cell table:number-columns-repeated="3"/>
          <table:table-cell table:formula="of:=IF(LEN([.A436]) =0;&quot;&quot;;COM.MICROSOFT.CONCAT(&quot;case &quot;;[.A436];&quot;: return &quot;&quot;&quot;; [.A436]; &quot;&quot;&quot;;&quot;))">
            <text:p/>
          </table:table-cell>
          <table:table-cell table:number-columns-repeated="2"/>
        </table:table-row>
        <table:table-row table:style-name="ro1">
          <table:table-cell table:number-columns-repeated="3"/>
          <table:table-cell table:formula="of:=IF(LEN([.A437]) =0;&quot;&quot;;COM.MICROSOFT.CONCAT(&quot;case &quot;;[.A437];&quot;: return &quot;&quot;&quot;; [.A437]; &quot;&quot;&quot;;&quot;))">
            <text:p/>
          </table:table-cell>
          <table:table-cell table:number-columns-repeated="2"/>
        </table:table-row>
        <table:table-row table:style-name="ro1">
          <table:table-cell table:number-columns-repeated="3"/>
          <table:table-cell table:formula="of:=IF(LEN([.A438]) =0;&quot;&quot;;COM.MICROSOFT.CONCAT(&quot;case &quot;;[.A438];&quot;: return &quot;&quot;&quot;; [.A438]; &quot;&quot;&quot;;&quot;))">
            <text:p/>
          </table:table-cell>
          <table:table-cell table:number-columns-repeated="2"/>
        </table:table-row>
        <table:table-row table:style-name="ro1">
          <table:table-cell table:number-columns-repeated="3"/>
          <table:table-cell table:formula="of:=IF(LEN([.A439]) =0;&quot;&quot;;COM.MICROSOFT.CONCAT(&quot;case &quot;;[.A439];&quot;: return &quot;&quot;&quot;; [.A439]; &quot;&quot;&quot;;&quot;))">
            <text:p/>
          </table:table-cell>
          <table:table-cell table:number-columns-repeated="2"/>
        </table:table-row>
        <table:table-row table:style-name="ro1">
          <table:table-cell table:number-columns-repeated="3"/>
          <table:table-cell table:formula="of:=IF(LEN([.A440]) =0;&quot;&quot;;COM.MICROSOFT.CONCAT(&quot;case &quot;;[.A440];&quot;: return &quot;&quot;&quot;; [.A440]; &quot;&quot;&quot;;&quot;))">
            <text:p/>
          </table:table-cell>
          <table:table-cell table:number-columns-repeated="2"/>
        </table:table-row>
        <table:table-row table:style-name="ro1">
          <table:table-cell table:number-columns-repeated="3"/>
          <table:table-cell table:formula="of:=IF(LEN([.A441]) =0;&quot;&quot;;COM.MICROSOFT.CONCAT(&quot;case &quot;;[.A441];&quot;: return &quot;&quot;&quot;; [.A441]; &quot;&quot;&quot;;&quot;))">
            <text:p/>
          </table:table-cell>
          <table:table-cell table:number-columns-repeated="2"/>
        </table:table-row>
        <table:table-row table:style-name="ro1">
          <table:table-cell table:number-columns-repeated="3"/>
          <table:table-cell table:formula="of:=IF(LEN([.A442]) =0;&quot;&quot;;COM.MICROSOFT.CONCAT(&quot;case &quot;;[.A442];&quot;: return &quot;&quot;&quot;; [.A442]; &quot;&quot;&quot;;&quot;))">
            <text:p/>
          </table:table-cell>
          <table:table-cell table:number-columns-repeated="2"/>
        </table:table-row>
        <table:table-row table:style-name="ro1">
          <table:table-cell table:number-columns-repeated="3"/>
          <table:table-cell table:formula="of:=IF(LEN([.A443]) =0;&quot;&quot;;COM.MICROSOFT.CONCAT(&quot;case &quot;;[.A443];&quot;: return &quot;&quot;&quot;; [.A443]; &quot;&quot;&quot;;&quot;))">
            <text:p/>
          </table:table-cell>
          <table:table-cell table:number-columns-repeated="2"/>
        </table:table-row>
        <table:table-row table:style-name="ro1">
          <table:table-cell table:number-columns-repeated="3"/>
          <table:table-cell table:formula="of:=IF(LEN([.A444]) =0;&quot;&quot;;COM.MICROSOFT.CONCAT(&quot;case &quot;;[.A444];&quot;: return &quot;&quot;&quot;; [.A444]; &quot;&quot;&quot;;&quot;))">
            <text:p/>
          </table:table-cell>
          <table:table-cell table:number-columns-repeated="2"/>
        </table:table-row>
        <table:table-row table:style-name="ro1">
          <table:table-cell table:number-columns-repeated="3"/>
          <table:table-cell table:formula="of:=IF(LEN([.A445]) =0;&quot;&quot;;COM.MICROSOFT.CONCAT(&quot;case &quot;;[.A445];&quot;: return &quot;&quot;&quot;; [.A445]; &quot;&quot;&quot;;&quot;))">
            <text:p/>
          </table:table-cell>
          <table:table-cell table:number-columns-repeated="2"/>
        </table:table-row>
        <table:table-row table:style-name="ro1">
          <table:table-cell table:number-columns-repeated="3"/>
          <table:table-cell table:formula="of:=IF(LEN([.A446]) =0;&quot;&quot;;COM.MICROSOFT.CONCAT(&quot;case &quot;;[.A446];&quot;: return &quot;&quot;&quot;; [.A446]; &quot;&quot;&quot;;&quot;))">
            <text:p/>
          </table:table-cell>
          <table:table-cell table:number-columns-repeated="2"/>
        </table:table-row>
        <table:table-row table:style-name="ro1">
          <table:table-cell table:number-columns-repeated="3"/>
          <table:table-cell table:formula="of:=IF(LEN([.A447]) =0;&quot;&quot;;COM.MICROSOFT.CONCAT(&quot;case &quot;;[.A447];&quot;: return &quot;&quot;&quot;; [.A447]; &quot;&quot;&quot;;&quot;))">
            <text:p/>
          </table:table-cell>
          <table:table-cell table:number-columns-repeated="2"/>
        </table:table-row>
        <table:table-row table:style-name="ro1">
          <table:table-cell table:number-columns-repeated="3"/>
          <table:table-cell table:formula="of:=IF(LEN([.A448]) =0;&quot;&quot;;COM.MICROSOFT.CONCAT(&quot;case &quot;;[.A448];&quot;: return &quot;&quot;&quot;; [.A448]; &quot;&quot;&quot;;&quot;))">
            <text:p/>
          </table:table-cell>
          <table:table-cell table:number-columns-repeated="2"/>
        </table:table-row>
        <table:table-row table:style-name="ro1">
          <table:table-cell table:number-columns-repeated="3"/>
          <table:table-cell table:formula="of:=IF(LEN([.A449]) =0;&quot;&quot;;COM.MICROSOFT.CONCAT(&quot;case &quot;;[.A449];&quot;: return &quot;&quot;&quot;; [.A449]; &quot;&quot;&quot;;&quot;))">
            <text:p/>
          </table:table-cell>
          <table:table-cell table:number-columns-repeated="2"/>
        </table:table-row>
        <table:table-row table:style-name="ro1">
          <table:table-cell table:number-columns-repeated="3"/>
          <table:table-cell table:formula="of:=IF(LEN([.A450]) =0;&quot;&quot;;COM.MICROSOFT.CONCAT(&quot;case &quot;;[.A450];&quot;: return &quot;&quot;&quot;; [.A450]; &quot;&quot;&quot;;&quot;))">
            <text:p/>
          </table:table-cell>
          <table:table-cell table:number-columns-repeated="2"/>
        </table:table-row>
        <table:table-row table:style-name="ro1">
          <table:table-cell table:number-columns-repeated="3"/>
          <table:table-cell table:formula="of:=IF(LEN([.A451]) =0;&quot;&quot;;COM.MICROSOFT.CONCAT(&quot;case &quot;;[.A451];&quot;: return &quot;&quot;&quot;; [.A451]; &quot;&quot;&quot;;&quot;))">
            <text:p/>
          </table:table-cell>
          <table:table-cell table:number-columns-repeated="2"/>
        </table:table-row>
        <table:table-row table:style-name="ro1">
          <table:table-cell table:number-columns-repeated="3"/>
          <table:table-cell table:formula="of:=IF(LEN([.A452]) =0;&quot;&quot;;COM.MICROSOFT.CONCAT(&quot;case &quot;;[.A452];&quot;: return &quot;&quot;&quot;; [.A452]; &quot;&quot;&quot;;&quot;))">
            <text:p/>
          </table:table-cell>
          <table:table-cell table:number-columns-repeated="2"/>
        </table:table-row>
        <table:table-row table:style-name="ro1">
          <table:table-cell table:number-columns-repeated="3"/>
          <table:table-cell table:formula="of:=IF(LEN([.A453]) =0;&quot;&quot;;COM.MICROSOFT.CONCAT(&quot;case &quot;;[.A453];&quot;: return &quot;&quot;&quot;; [.A453]; &quot;&quot;&quot;;&quot;))">
            <text:p/>
          </table:table-cell>
          <table:table-cell table:number-columns-repeated="2"/>
        </table:table-row>
        <table:table-row table:style-name="ro1">
          <table:table-cell table:number-columns-repeated="3"/>
          <table:table-cell table:formula="of:=IF(LEN([.A454]) =0;&quot;&quot;;COM.MICROSOFT.CONCAT(&quot;case &quot;;[.A454];&quot;: return &quot;&quot;&quot;; [.A454]; &quot;&quot;&quot;;&quot;))">
            <text:p/>
          </table:table-cell>
          <table:table-cell table:number-columns-repeated="2"/>
        </table:table-row>
        <table:table-row table:style-name="ro1">
          <table:table-cell table:number-columns-repeated="3"/>
          <table:table-cell table:formula="of:=IF(LEN([.A455]) =0;&quot;&quot;;COM.MICROSOFT.CONCAT(&quot;case &quot;;[.A455];&quot;: return &quot;&quot;&quot;; [.A455]; &quot;&quot;&quot;;&quot;))">
            <text:p/>
          </table:table-cell>
          <table:table-cell table:number-columns-repeated="2"/>
        </table:table-row>
        <table:table-row table:style-name="ro1">
          <table:table-cell table:number-columns-repeated="3"/>
          <table:table-cell table:formula="of:=IF(LEN([.A456]) =0;&quot;&quot;;COM.MICROSOFT.CONCAT(&quot;case &quot;;[.A456];&quot;: return &quot;&quot;&quot;; [.A456]; &quot;&quot;&quot;;&quot;))">
            <text:p/>
          </table:table-cell>
          <table:table-cell table:number-columns-repeated="2"/>
        </table:table-row>
        <table:table-row table:style-name="ro1">
          <table:table-cell table:number-columns-repeated="3"/>
          <table:table-cell table:formula="of:=IF(LEN([.A457]) =0;&quot;&quot;;COM.MICROSOFT.CONCAT(&quot;case &quot;;[.A457];&quot;: return &quot;&quot;&quot;; [.A457]; &quot;&quot;&quot;;&quot;))">
            <text:p/>
          </table:table-cell>
          <table:table-cell table:number-columns-repeated="2"/>
        </table:table-row>
        <table:table-row table:style-name="ro1">
          <table:table-cell table:number-columns-repeated="3"/>
          <table:table-cell table:formula="of:=IF(LEN([.A458]) =0;&quot;&quot;;COM.MICROSOFT.CONCAT(&quot;case &quot;;[.A458];&quot;: return &quot;&quot;&quot;; [.A458]; &quot;&quot;&quot;;&quot;))">
            <text:p/>
          </table:table-cell>
          <table:table-cell table:number-columns-repeated="2"/>
        </table:table-row>
        <table:table-row table:style-name="ro1">
          <table:table-cell table:number-columns-repeated="3"/>
          <table:table-cell table:formula="of:=IF(LEN([.A459]) =0;&quot;&quot;;COM.MICROSOFT.CONCAT(&quot;case &quot;;[.A459];&quot;: return &quot;&quot;&quot;; [.A459]; &quot;&quot;&quot;;&quot;))">
            <text:p/>
          </table:table-cell>
          <table:table-cell table:number-columns-repeated="2"/>
        </table:table-row>
        <table:table-row table:style-name="ro1">
          <table:table-cell table:number-columns-repeated="3"/>
          <table:table-cell table:formula="of:=IF(LEN([.A460]) =0;&quot;&quot;;COM.MICROSOFT.CONCAT(&quot;case &quot;;[.A460];&quot;: return &quot;&quot;&quot;; [.A460]; &quot;&quot;&quot;;&quot;))">
            <text:p/>
          </table:table-cell>
          <table:table-cell table:number-columns-repeated="2"/>
        </table:table-row>
        <table:table-row table:style-name="ro1">
          <table:table-cell table:number-columns-repeated="3"/>
          <table:table-cell table:formula="of:=IF(LEN([.A461]) =0;&quot;&quot;;COM.MICROSOFT.CONCAT(&quot;case &quot;;[.A461];&quot;: return &quot;&quot;&quot;; [.A461]; &quot;&quot;&quot;;&quot;))">
            <text:p/>
          </table:table-cell>
          <table:table-cell table:number-columns-repeated="2"/>
        </table:table-row>
        <table:table-row table:style-name="ro1">
          <table:table-cell table:number-columns-repeated="3"/>
          <table:table-cell table:formula="of:=IF(LEN([.A462]) =0;&quot;&quot;;COM.MICROSOFT.CONCAT(&quot;case &quot;;[.A462];&quot;: return &quot;&quot;&quot;; [.A462]; &quot;&quot;&quot;;&quot;))">
            <text:p/>
          </table:table-cell>
          <table:table-cell table:number-columns-repeated="2"/>
        </table:table-row>
        <table:table-row table:style-name="ro1">
          <table:table-cell table:number-columns-repeated="3"/>
          <table:table-cell table:formula="of:=IF(LEN([.A463]) =0;&quot;&quot;;COM.MICROSOFT.CONCAT(&quot;case &quot;;[.A463];&quot;: return &quot;&quot;&quot;; [.A463]; &quot;&quot;&quot;;&quot;))">
            <text:p/>
          </table:table-cell>
          <table:table-cell table:number-columns-repeated="2"/>
        </table:table-row>
        <table:table-row table:style-name="ro1">
          <table:table-cell table:number-columns-repeated="3"/>
          <table:table-cell table:formula="of:=IF(LEN([.A464]) =0;&quot;&quot;;COM.MICROSOFT.CONCAT(&quot;case &quot;;[.A464];&quot;: return &quot;&quot;&quot;; [.A464]; &quot;&quot;&quot;;&quot;))">
            <text:p/>
          </table:table-cell>
          <table:table-cell table:number-columns-repeated="2"/>
        </table:table-row>
        <table:table-row table:style-name="ro1">
          <table:table-cell table:number-columns-repeated="3"/>
          <table:table-cell table:formula="of:=IF(LEN([.A465]) =0;&quot;&quot;;COM.MICROSOFT.CONCAT(&quot;case &quot;;[.A465];&quot;: return &quot;&quot;&quot;; [.A465]; &quot;&quot;&quot;;&quot;))">
            <text:p/>
          </table:table-cell>
          <table:table-cell table:number-columns-repeated="2"/>
        </table:table-row>
        <table:table-row table:style-name="ro1">
          <table:table-cell table:number-columns-repeated="3"/>
          <table:table-cell table:formula="of:=IF(LEN([.A466]) =0;&quot;&quot;;COM.MICROSOFT.CONCAT(&quot;case &quot;;[.A466];&quot;: return &quot;&quot;&quot;; [.A466]; &quot;&quot;&quot;;&quot;))">
            <text:p/>
          </table:table-cell>
          <table:table-cell table:number-columns-repeated="2"/>
        </table:table-row>
        <table:table-row table:style-name="ro1">
          <table:table-cell table:number-columns-repeated="3"/>
          <table:table-cell table:formula="of:=IF(LEN([.A467]) =0;&quot;&quot;;COM.MICROSOFT.CONCAT(&quot;case &quot;;[.A467];&quot;: return &quot;&quot;&quot;; [.A467]; &quot;&quot;&quot;;&quot;))">
            <text:p/>
          </table:table-cell>
          <table:table-cell table:number-columns-repeated="2"/>
        </table:table-row>
        <table:table-row table:style-name="ro1">
          <table:table-cell table:number-columns-repeated="3"/>
          <table:table-cell table:formula="of:=IF(LEN([.A468]) =0;&quot;&quot;;COM.MICROSOFT.CONCAT(&quot;case &quot;;[.A468];&quot;: return &quot;&quot;&quot;; [.A468]; &quot;&quot;&quot;;&quot;))">
            <text:p/>
          </table:table-cell>
          <table:table-cell table:number-columns-repeated="2"/>
        </table:table-row>
        <table:table-row table:style-name="ro1">
          <table:table-cell table:number-columns-repeated="3"/>
          <table:table-cell table:formula="of:=IF(LEN([.A469]) =0;&quot;&quot;;COM.MICROSOFT.CONCAT(&quot;case &quot;;[.A469];&quot;: return &quot;&quot;&quot;; [.A469]; &quot;&quot;&quot;;&quot;))">
            <text:p/>
          </table:table-cell>
          <table:table-cell table:number-columns-repeated="2"/>
        </table:table-row>
        <table:table-row table:style-name="ro1">
          <table:table-cell table:number-columns-repeated="3"/>
          <table:table-cell table:formula="of:=IF(LEN([.A470]) =0;&quot;&quot;;COM.MICROSOFT.CONCAT(&quot;case &quot;;[.A470];&quot;: return &quot;&quot;&quot;; [.A470]; &quot;&quot;&quot;;&quot;))">
            <text:p/>
          </table:table-cell>
          <table:table-cell table:number-columns-repeated="2"/>
        </table:table-row>
        <table:table-row table:style-name="ro1">
          <table:table-cell table:number-columns-repeated="3"/>
          <table:table-cell table:formula="of:=IF(LEN([.A471]) =0;&quot;&quot;;COM.MICROSOFT.CONCAT(&quot;case &quot;;[.A471];&quot;: return &quot;&quot;&quot;; [.A471]; &quot;&quot;&quot;;&quot;))">
            <text:p/>
          </table:table-cell>
          <table:table-cell table:number-columns-repeated="2"/>
        </table:table-row>
        <table:table-row table:style-name="ro1">
          <table:table-cell table:number-columns-repeated="3"/>
          <table:table-cell table:formula="of:=IF(LEN([.A472]) =0;&quot;&quot;;COM.MICROSOFT.CONCAT(&quot;case &quot;;[.A472];&quot;: return &quot;&quot;&quot;; [.A472]; &quot;&quot;&quot;;&quot;))">
            <text:p/>
          </table:table-cell>
          <table:table-cell table:number-columns-repeated="2"/>
        </table:table-row>
        <table:table-row table:style-name="ro1">
          <table:table-cell table:number-columns-repeated="3"/>
          <table:table-cell table:formula="of:=IF(LEN([.A473]) =0;&quot;&quot;;COM.MICROSOFT.CONCAT(&quot;case &quot;;[.A473];&quot;: return &quot;&quot;&quot;; [.A473]; &quot;&quot;&quot;;&quot;))">
            <text:p/>
          </table:table-cell>
          <table:table-cell table:number-columns-repeated="2"/>
        </table:table-row>
        <table:table-row table:style-name="ro1">
          <table:table-cell table:number-columns-repeated="3"/>
          <table:table-cell table:formula="of:=IF(LEN([.A474]) =0;&quot;&quot;;COM.MICROSOFT.CONCAT(&quot;case &quot;;[.A474];&quot;: return &quot;&quot;&quot;; [.A474]; &quot;&quot;&quot;;&quot;))">
            <text:p/>
          </table:table-cell>
          <table:table-cell table:number-columns-repeated="2"/>
        </table:table-row>
        <table:table-row table:style-name="ro1">
          <table:table-cell table:number-columns-repeated="3"/>
          <table:table-cell table:formula="of:=IF(LEN([.A475]) =0;&quot;&quot;;COM.MICROSOFT.CONCAT(&quot;case &quot;;[.A475];&quot;: return &quot;&quot;&quot;; [.A475]; &quot;&quot;&quot;;&quot;))">
            <text:p/>
          </table:table-cell>
          <table:table-cell table:number-columns-repeated="2"/>
        </table:table-row>
        <table:table-row table:style-name="ro1">
          <table:table-cell table:number-columns-repeated="3"/>
          <table:table-cell table:formula="of:=IF(LEN([.A476]) =0;&quot;&quot;;COM.MICROSOFT.CONCAT(&quot;case &quot;;[.A476];&quot;: return &quot;&quot;&quot;; [.A476]; &quot;&quot;&quot;;&quot;))">
            <text:p/>
          </table:table-cell>
          <table:table-cell table:number-columns-repeated="2"/>
        </table:table-row>
        <table:table-row table:style-name="ro1">
          <table:table-cell table:number-columns-repeated="3"/>
          <table:table-cell table:formula="of:=IF(LEN([.A477]) =0;&quot;&quot;;COM.MICROSOFT.CONCAT(&quot;case &quot;;[.A477];&quot;: return &quot;&quot;&quot;; [.A477]; &quot;&quot;&quot;;&quot;))">
            <text:p/>
          </table:table-cell>
          <table:table-cell table:number-columns-repeated="2"/>
        </table:table-row>
        <table:table-row table:style-name="ro1">
          <table:table-cell table:number-columns-repeated="3"/>
          <table:table-cell table:formula="of:=IF(LEN([.A478]) =0;&quot;&quot;;COM.MICROSOFT.CONCAT(&quot;case &quot;;[.A478];&quot;: return &quot;&quot;&quot;; [.A478]; &quot;&quot;&quot;;&quot;))">
            <text:p/>
          </table:table-cell>
          <table:table-cell table:number-columns-repeated="2"/>
        </table:table-row>
        <table:table-row table:style-name="ro1">
          <table:table-cell table:number-columns-repeated="3"/>
          <table:table-cell table:formula="of:=IF(LEN([.A479]) =0;&quot;&quot;;COM.MICROSOFT.CONCAT(&quot;case &quot;;[.A479];&quot;: return &quot;&quot;&quot;; [.A479]; &quot;&quot;&quot;;&quot;))">
            <text:p/>
          </table:table-cell>
          <table:table-cell table:number-columns-repeated="2"/>
        </table:table-row>
        <table:table-row table:style-name="ro1">
          <table:table-cell table:number-columns-repeated="3"/>
          <table:table-cell table:formula="of:=IF(LEN([.A480]) =0;&quot;&quot;;COM.MICROSOFT.CONCAT(&quot;case &quot;;[.A480];&quot;: return &quot;&quot;&quot;; [.A480]; &quot;&quot;&quot;;&quot;))">
            <text:p/>
          </table:table-cell>
          <table:table-cell table:number-columns-repeated="2"/>
        </table:table-row>
        <table:table-row table:style-name="ro1">
          <table:table-cell table:number-columns-repeated="3"/>
          <table:table-cell table:formula="of:=IF(LEN([.A481]) =0;&quot;&quot;;COM.MICROSOFT.CONCAT(&quot;case &quot;;[.A481];&quot;: return &quot;&quot;&quot;; [.A481]; &quot;&quot;&quot;;&quot;))">
            <text:p/>
          </table:table-cell>
          <table:table-cell table:number-columns-repeated="2"/>
        </table:table-row>
        <table:table-row table:style-name="ro1">
          <table:table-cell table:number-columns-repeated="3"/>
          <table:table-cell table:formula="of:=IF(LEN([.A482]) =0;&quot;&quot;;COM.MICROSOFT.CONCAT(&quot;case &quot;;[.A482];&quot;: return &quot;&quot;&quot;; [.A482]; &quot;&quot;&quot;;&quot;))">
            <text:p/>
          </table:table-cell>
          <table:table-cell table:number-columns-repeated="2"/>
        </table:table-row>
        <table:table-row table:style-name="ro1">
          <table:table-cell table:number-columns-repeated="3"/>
          <table:table-cell table:formula="of:=IF(LEN([.A483]) =0;&quot;&quot;;COM.MICROSOFT.CONCAT(&quot;case &quot;;[.A483];&quot;: return &quot;&quot;&quot;; [.A483]; &quot;&quot;&quot;;&quot;))">
            <text:p/>
          </table:table-cell>
          <table:table-cell table:number-columns-repeated="2"/>
        </table:table-row>
        <table:table-row table:style-name="ro1">
          <table:table-cell table:number-columns-repeated="3"/>
          <table:table-cell table:formula="of:=IF(LEN([.A484]) =0;&quot;&quot;;COM.MICROSOFT.CONCAT(&quot;case &quot;;[.A484];&quot;: return &quot;&quot;&quot;; [.A484]; &quot;&quot;&quot;;&quot;))">
            <text:p/>
          </table:table-cell>
          <table:table-cell table:number-columns-repeated="2"/>
        </table:table-row>
        <table:table-row table:style-name="ro1">
          <table:table-cell table:number-columns-repeated="3"/>
          <table:table-cell table:formula="of:=IF(LEN([.A485]) =0;&quot;&quot;;COM.MICROSOFT.CONCAT(&quot;case &quot;;[.A485];&quot;: return &quot;&quot;&quot;; [.A485]; &quot;&quot;&quot;;&quot;))">
            <text:p/>
          </table:table-cell>
          <table:table-cell table:number-columns-repeated="2"/>
        </table:table-row>
        <table:table-row table:style-name="ro1">
          <table:table-cell table:number-columns-repeated="3"/>
          <table:table-cell table:formula="of:=IF(LEN([.A486]) =0;&quot;&quot;;COM.MICROSOFT.CONCAT(&quot;case &quot;;[.A486];&quot;: return &quot;&quot;&quot;; [.A486]; &quot;&quot;&quot;;&quot;))">
            <text:p/>
          </table:table-cell>
          <table:table-cell table:number-columns-repeated="2"/>
        </table:table-row>
        <table:table-row table:style-name="ro1">
          <table:table-cell table:number-columns-repeated="3"/>
          <table:table-cell table:formula="of:=IF(LEN([.A487]) =0;&quot;&quot;;COM.MICROSOFT.CONCAT(&quot;case &quot;;[.A487];&quot;: return &quot;&quot;&quot;; [.A487]; &quot;&quot;&quot;;&quot;))">
            <text:p/>
          </table:table-cell>
          <table:table-cell table:number-columns-repeated="2"/>
        </table:table-row>
        <table:table-row table:style-name="ro1">
          <table:table-cell table:number-columns-repeated="3"/>
          <table:table-cell table:formula="of:=IF(LEN([.A488]) =0;&quot;&quot;;COM.MICROSOFT.CONCAT(&quot;case &quot;;[.A488];&quot;: return &quot;&quot;&quot;; [.A488]; &quot;&quot;&quot;;&quot;))">
            <text:p/>
          </table:table-cell>
          <table:table-cell table:number-columns-repeated="2"/>
        </table:table-row>
        <table:table-row table:style-name="ro1">
          <table:table-cell table:number-columns-repeated="3"/>
          <table:table-cell table:formula="of:=IF(LEN([.A489]) =0;&quot;&quot;;COM.MICROSOFT.CONCAT(&quot;case &quot;;[.A489];&quot;: return &quot;&quot;&quot;; [.A489]; &quot;&quot;&quot;;&quot;))">
            <text:p/>
          </table:table-cell>
          <table:table-cell table:number-columns-repeated="2"/>
        </table:table-row>
        <table:table-row table:style-name="ro1">
          <table:table-cell table:number-columns-repeated="3"/>
          <table:table-cell table:formula="of:=IF(LEN([.A490]) =0;&quot;&quot;;COM.MICROSOFT.CONCAT(&quot;case &quot;;[.A490];&quot;: return &quot;&quot;&quot;; [.A490]; &quot;&quot;&quot;;&quot;))">
            <text:p/>
          </table:table-cell>
          <table:table-cell table:number-columns-repeated="2"/>
        </table:table-row>
        <table:table-row table:style-name="ro1">
          <table:table-cell table:number-columns-repeated="3"/>
          <table:table-cell table:formula="of:=IF(LEN([.A491]) =0;&quot;&quot;;COM.MICROSOFT.CONCAT(&quot;case &quot;;[.A491];&quot;: return &quot;&quot;&quot;; [.A491]; &quot;&quot;&quot;;&quot;))">
            <text:p/>
          </table:table-cell>
          <table:table-cell table:number-columns-repeated="2"/>
        </table:table-row>
        <table:table-row table:style-name="ro1">
          <table:table-cell table:number-columns-repeated="3"/>
          <table:table-cell table:formula="of:=IF(LEN([.A492]) =0;&quot;&quot;;COM.MICROSOFT.CONCAT(&quot;case &quot;;[.A492];&quot;: return &quot;&quot;&quot;; [.A492]; &quot;&quot;&quot;;&quot;))">
            <text:p/>
          </table:table-cell>
          <table:table-cell table:number-columns-repeated="2"/>
        </table:table-row>
        <table:table-row table:style-name="ro1">
          <table:table-cell table:number-columns-repeated="3"/>
          <table:table-cell table:formula="of:=IF(LEN([.A493]) =0;&quot;&quot;;COM.MICROSOFT.CONCAT(&quot;case &quot;;[.A493];&quot;: return &quot;&quot;&quot;; [.A493]; &quot;&quot;&quot;;&quot;))">
            <text:p/>
          </table:table-cell>
          <table:table-cell table:number-columns-repeated="2"/>
        </table:table-row>
        <table:table-row table:style-name="ro1">
          <table:table-cell table:number-columns-repeated="3"/>
          <table:table-cell table:formula="of:=IF(LEN([.A494]) =0;&quot;&quot;;COM.MICROSOFT.CONCAT(&quot;case &quot;;[.A494];&quot;: return &quot;&quot;&quot;; [.A494]; &quot;&quot;&quot;;&quot;))">
            <text:p/>
          </table:table-cell>
          <table:table-cell table:number-columns-repeated="2"/>
        </table:table-row>
        <table:table-row table:style-name="ro1">
          <table:table-cell table:number-columns-repeated="3"/>
          <table:table-cell table:formula="of:=IF(LEN([.A495]) =0;&quot;&quot;;COM.MICROSOFT.CONCAT(&quot;case &quot;;[.A495];&quot;: return &quot;&quot;&quot;; [.A495]; &quot;&quot;&quot;;&quot;))">
            <text:p/>
          </table:table-cell>
          <table:table-cell table:number-columns-repeated="2"/>
        </table:table-row>
        <table:table-row table:style-name="ro1">
          <table:table-cell table:number-columns-repeated="3"/>
          <table:table-cell table:formula="of:=IF(LEN([.A496]) =0;&quot;&quot;;COM.MICROSOFT.CONCAT(&quot;case &quot;;[.A496];&quot;: return &quot;&quot;&quot;; [.A496]; &quot;&quot;&quot;;&quot;))">
            <text:p/>
          </table:table-cell>
          <table:table-cell table:number-columns-repeated="2"/>
        </table:table-row>
        <table:table-row table:style-name="ro1">
          <table:table-cell table:number-columns-repeated="3"/>
          <table:table-cell table:formula="of:=IF(LEN([.A497]) =0;&quot;&quot;;COM.MICROSOFT.CONCAT(&quot;case &quot;;[.A497];&quot;: return &quot;&quot;&quot;; [.A497]; &quot;&quot;&quot;;&quot;))">
            <text:p/>
          </table:table-cell>
          <table:table-cell table:number-columns-repeated="2"/>
        </table:table-row>
        <table:table-row table:style-name="ro1">
          <table:table-cell table:number-columns-repeated="3"/>
          <table:table-cell table:formula="of:=IF(LEN([.A498]) =0;&quot;&quot;;COM.MICROSOFT.CONCAT(&quot;case &quot;;[.A498];&quot;: return &quot;&quot;&quot;; [.A498]; &quot;&quot;&quot;;&quot;))">
            <text:p/>
          </table:table-cell>
          <table:table-cell table:number-columns-repeated="2"/>
        </table:table-row>
      </table:table>
      <table:named-expressions/>
      <table:database-ranges>
        <table:database-range table:name="__Anonymous_Sheet_DB__0" table:target-range-address="Sheet1.A1:Sheet1.B149" table:display-filter-buttons="true"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9T13:05:10.371135698</meta:creation-date>
    <dc:date>2023-03-19T14:25:08.712392876</dc:date>
    <meta:editing-duration>PT6M57S</meta:editing-duration>
    <meta:editing-cycles>1</meta:editing-cycles>
    <meta:document-statistic meta:table-count="1" meta:cell-count="966" meta:object-count="0"/>
    <meta:generator>LibreOffice/7.3.7.2$Linux_X86_64 LibreOffice_project/30$Build-2</meta:generator>
  </office:meta>
</office:document-meta>
</file>